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opacity="97%" draw:textarea-horizontal-align="justify" draw:textarea-vertical-align="top" draw:auto-grow-height="false" fo:min-height="2.966cm" fo:min-width="4.962cm"/>
      <style:paragraph-properties style:writing-mode="lr-tb"/>
    </style:style>
    <style:style style:name="gr2" style:family="graphic" style:parent-style-name="standard">
      <style:graphic-properties svg:stroke-width="0.212cm" svg:stroke-color="#800080" draw:marker-start-width="0.518cm" draw:marker-end-width="0.518cm" draw:fill-color="#800080" draw:opacity="32%" draw:textarea-horizontal-align="justify" draw:textarea-vertical-align="middle" draw:auto-grow-height="false" fo:min-height="0.92cm" fo:min-width="3.825cm" fo:padding-top="0.231cm" fo:padding-bottom="0.231cm" fo:padding-left="0.356cm" fo:padding-right="0.356cm"/>
      <style:paragraph-properties style:writing-mode="lr-tb"/>
    </style:style>
    <style:style style:name="gr3" style:family="graphic" style:parent-style-name="standard">
      <style:graphic-properties svg:stroke-color="#000000" draw:fill-color="#800080" draw:textarea-horizontal-align="justify" draw:textarea-vertical-align="middle" draw:auto-grow-height="false" fo:min-height="1.131cm" fo:min-width="4.038cm"/>
      <style:paragraph-properties style:writing-mode="lr-tb"/>
    </style:style>
    <style:style style:name="gr4" style:family="graphic" style:parent-style-name="standard" style:list-style-name="L1">
      <style:graphic-properties draw:stroke="solid" svg:stroke-width="0.106cm" svg:stroke-color="#000000" draw:marker-start-width="0.358cm" draw:marker-end-width="0.358cm" draw:fill-color="#ed4c05" draw:textarea-horizontal-align="justify" draw:textarea-vertical-align="middle" draw:auto-grow-height="false" fo:min-height="1.027cm" fo:min-width="3.934cm" fo:padding-top="0.177cm" fo:padding-bottom="0.177cm" fo:padding-left="0.302cm" fo:padding-right="0.302cm"/>
      <style:paragraph-properties style:writing-mode="lr-tb"/>
    </style:style>
    <style:style style:name="gr5" style:family="graphic" style:parent-style-name="standard" style:list-style-name="L1">
      <style:graphic-properties svg:stroke-color="#000000" draw:fill-color="#ed4c05" draw:textarea-horizontal-align="justify" draw:textarea-vertical-align="middle" draw:auto-grow-height="false" fo:min-height="1.131cm" fo:min-width="4.037cm"/>
      <style:paragraph-properties style:writing-mode="lr-tb"/>
    </style:style>
    <style:style style:name="gr6" style:family="graphic" style:parent-style-name="standard">
      <style:graphic-properties svg:stroke-color="#000000" draw:fill-color="#cccccc" draw:textarea-horizontal-align="justify" draw:textarea-vertical-align="middle" draw:auto-grow-height="false" fo:min-height="1.132cm" fo:min-width="4.037cm"/>
      <style:paragraph-properties style:writing-mode="lr-tb"/>
    </style:style>
    <style:style style:name="gr7" style:family="graphic" style:parent-style-name="standard">
      <style:graphic-properties svg:stroke-color="#000000" draw:fill-color="#666666" draw:textarea-horizontal-align="justify" draw:textarea-vertical-align="middle" draw:auto-grow-height="false" fo:min-height="1.849cm" fo:min-width="1.59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431cm"/>
      <style:paragraph-properties style:writing-mode="lr-tb"/>
    </style:style>
    <style:style style:name="gr9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212cm" svg:stroke-color="#ed4c05" draw:marker-start-width="0.518cm" draw:marker-end-width="0.518cm" draw:fill-color="#ed4c05" draw:opacity="32%" draw:textarea-horizontal-align="justify" draw:textarea-vertical-align="middle" draw:auto-grow-height="false" fo:min-height="0.918cm" fo:min-width="3.825cm" fo:padding-top="0.231cm" fo:padding-bottom="0.231cm" fo:padding-left="0.356cm" fo:padding-right="0.356cm"/>
      <style:paragraph-properties style:writing-mode="lr-tb"/>
    </style:style>
    <style:style style:name="gr11" style:family="graphic" style:parent-style-name="standard" style:list-style-name="L1">
      <style:graphic-properties svg:stroke-color="#000000" draw:fill-color="#ed4c05" draw:textarea-horizontal-align="justify" draw:textarea-vertical-align="middle" draw:auto-grow-height="false" fo:min-height="1.13cm" fo:min-width="4.038cm"/>
      <style:paragraph-properties style:writing-mode="lr-tb"/>
    </style:style>
    <style:style style:name="gr12" style:family="graphic" style:parent-style-name="standard">
      <style:graphic-properties svg:stroke-width="0.106cm" svg:stroke-color="#000000" draw:marker-start-width="0.359cm" draw:marker-end-width="0.359cm" draw:fill-color="#ed4c05" draw:textarea-horizontal-align="justify" draw:textarea-vertical-align="middle" draw:auto-grow-height="false" fo:min-height="1.026cm" fo:min-width="3.932cm" fo:padding-top="0.178cm" fo:padding-bottom="0.178cm" fo:padding-left="0.303cm" fo:padding-right="0.303cm"/>
      <style:paragraph-properties style:writing-mode="lr-tb"/>
    </style:style>
    <style:style style:name="gr13" style:family="graphic" style:parent-style-name="standard">
      <style:graphic-properties svg:stroke-color="#000000" draw:fill-color="#eeeeee" draw:opacity="97%" draw:textarea-horizontal-align="justify" draw:textarea-vertical-align="top" draw:auto-grow-height="false" fo:min-height="2.966cm" fo:min-width="4.963cm"/>
      <style:paragraph-properties style:writing-mode="lr-tb"/>
    </style:style>
    <style:style style:name="gr14" style:family="graphic" style:parent-style-name="standard">
      <style:graphic-properties svg:stroke-color="#000000" draw:fill-color="#cccccc" draw:textarea-horizontal-align="justify" draw:textarea-vertical-align="middle" draw:auto-grow-height="false" fo:min-height="1.132cm" fo:min-width="4.038cm"/>
      <style:paragraph-properties style:writing-mode="lr-tb"/>
    </style:style>
    <style:style style:name="gr15" style:family="graphic" style:parent-style-name="standard">
      <style:graphic-properties svg:stroke-color="#000000" draw:fill-color="#666666" draw:textarea-horizontal-align="justify" draw:textarea-vertical-align="middle" draw:auto-grow-height="false" fo:min-height="1.848cm" fo:min-width="1.599cm"/>
      <style:paragraph-properties style:writing-mode="lr-tb"/>
    </style:style>
    <style:style style:name="gr16" style:family="graphic" style:parent-style-name="standard">
      <style:graphic-properties svg:stroke-width="0.106cm" svg:stroke-color="#000000" draw:marker-start-width="0.359cm" draw:marker-end-width="0.359cm" draw:fill-color="#2a6099" draw:textarea-horizontal-align="justify" draw:textarea-vertical-align="middle" draw:auto-grow-height="false" fo:min-height="1.025cm" fo:min-width="3.931cm" fo:padding-top="0.178cm" fo:padding-bottom="0.178cm" fo:padding-left="0.303cm" fo:padding-right="0.303cm"/>
      <style:paragraph-properties style:writing-mode="lr-tb"/>
    </style:style>
    <style:style style:name="gr17" style:family="graphic" style:parent-style-name="standard">
      <style:graphic-properties svg:stroke-color="#000000" draw:fill-color="#2a6099" draw:textarea-horizontal-align="justify" draw:textarea-vertical-align="middle" draw:auto-grow-height="false" fo:min-height="1.132cm" fo:min-width="4.038cm"/>
      <style:paragraph-properties style:writing-mode="lr-tb"/>
    </style:style>
    <style:style style:name="gr18" style:family="graphic" style:parent-style-name="standard">
      <style:graphic-properties svg:stroke-width="0.212cm" svg:stroke-color="#2a6099" draw:marker-start-width="0.518cm" draw:marker-end-width="0.518cm" draw:fill-color="#2a6099" draw:opacity="32%" draw:textarea-horizontal-align="justify" draw:textarea-vertical-align="middle" draw:auto-grow-height="false" fo:min-height="0.919cm" fo:min-width="3.825cm" fo:padding-top="0.231cm" fo:padding-bottom="0.231cm" fo:padding-left="0.356cm" fo:padding-right="0.356cm"/>
      <style:paragraph-properties style:writing-mode="lr-tb"/>
    </style:style>
    <style:style style:name="gr19" style:family="graphic" style:parent-style-name="standard">
      <style:graphic-properties svg:stroke-color="#000000" draw:fill-color="#2a6099" draw:textarea-horizontal-align="justify" draw:textarea-vertical-align="middle" draw:auto-grow-height="false" fo:min-height="1.132cm" fo:min-width="4.03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41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2.11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16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162cm"/>
      <style:paragraph-properties style:writing-mode="lr-tb"/>
    </style:style>
    <style:style style:name="gr24" style:family="graphic" style:parent-style-name="standard">
      <style:graphic-properties svg:stroke-color="#000000" draw:fill-color="#ffff00" draw:textarea-horizontal-align="justify" draw:textarea-vertical-align="middle" draw:auto-grow-height="false" fo:min-height="0.401cm" fo:min-width="3.236cm" fo:wrap-option="no-wrap"/>
      <style:paragraph-properties style:writing-mode="lr-tb"/>
    </style:style>
    <style:style style:name="gr25" style:family="graphic" style:parent-style-name="standard">
      <style:graphic-properties svg:stroke-color="#000000" draw:fill-color="#ffff00" draw:textarea-horizontal-align="justify" draw:textarea-vertical-align="middle" draw:auto-grow-height="false" fo:min-height="0.402cm" fo:min-width="3.236cm" fo:wrap-option="no-wrap"/>
      <style:paragraph-properties style:writing-mode="lr-tb"/>
    </style:style>
    <style:style style:name="gr26" style:family="graphic" style:parent-style-name="standard">
      <style:graphic-properties draw:stroke="none" draw:fill-color="#000000" draw:textarea-horizontal-align="justify" draw:textarea-vertical-align="middle" draw:auto-grow-height="false" fo:min-height="0.449cm" fo:min-width="0.2cm"/>
      <style:paragraph-properties style:writing-mode="lr-tb"/>
    </style:style>
    <style:style style:name="gr27" style:family="graphic" style:parent-style-name="standard">
      <style:graphic-properties draw:stroke="none" draw:fill-color="#000000" draw:textarea-horizontal-align="justify" draw:textarea-vertical-align="middle" draw:auto-grow-height="false" fo:min-height="0.451cm" fo:min-width="0.199cm"/>
      <style:paragraph-properties style:writing-mode="lr-tb"/>
    </style:style>
    <style:style style:name="gr28" style:family="graphic" style:parent-style-name="standard">
      <style:graphic-properties draw:stroke="none" draw:fill-color="#000000" draw:textarea-horizontal-align="justify" draw:textarea-vertical-align="middle" draw:auto-grow-height="false" fo:min-height="0.45cm" fo:min-width="0.2cm"/>
      <style:paragraph-properties style:writing-mode="lr-tb"/>
    </style:style>
    <style:style style:name="gr29" style:family="graphic" style:parent-style-name="standard">
      <style:graphic-properties draw:stroke="none" draw:fill-color="#000000" draw:textarea-horizontal-align="justify" draw:textarea-vertical-align="middle" draw:auto-grow-height="false" fo:min-height="0.45cm" fo:min-width="0.199cm"/>
      <style:paragraph-properties style:writing-mode="lr-tb"/>
    </style:style>
    <style:style style:name="gr30" style:family="graphic" style:parent-style-name="standard">
      <style:graphic-properties draw:stroke="none" draw:fill-color="#000000" draw:textarea-horizontal-align="justify" draw:textarea-vertical-align="middle" draw:auto-grow-height="false" fo:min-height="0.451cm" fo:min-width="0.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2.182cm"/>
      <style:paragraph-properties style:writing-mode="lr-tb"/>
    </style:style>
    <style:style style:name="gr32" style:family="graphic" style:parent-style-name="standard">
      <style:graphic-properties svg:stroke-width="0.106cm" svg:stroke-color="#000000" draw:marker-start-width="0.359cm" draw:marker-end-width="0.359cm" draw:fill-color="#666666" draw:opacity="52%" draw:textarea-horizontal-align="justify" draw:textarea-vertical-align="middle" draw:auto-grow-height="false" fo:min-height="1.224cm" fo:min-width="4.584cm" fo:padding-top="0.178cm" fo:padding-bottom="0.178cm" fo:padding-left="0.303cm" fo:padding-right="0.303cm"/>
      <style:paragraph-properties style:writing-mode="lr-tb"/>
    </style:style>
    <style:style style:name="gr33" style:family="graphic" style:parent-style-name="standard">
      <style:graphic-properties svg:stroke-width="0.053cm" svg:stroke-color="#000000" draw:marker-start-width="0.279cm" draw:marker-end-width="0.279cm" draw:fill-color="#666666" draw:opacity="52%" draw:textarea-horizontal-align="justify" draw:textarea-vertical-align="middle" draw:auto-grow-height="false" fo:min-height="1.33cm" fo:min-width="4.69cm" fo:padding-top="0.151cm" fo:padding-bottom="0.151cm" fo:padding-left="0.276cm" fo:padding-right="0.276cm"/>
      <style:paragraph-properties style:writing-mode="lr-tb"/>
    </style:style>
    <style:style style:name="gr34" style:family="graphic" style:parent-style-name="objectwithoutfill">
      <style:graphic-properties svg:stroke-width="0.106cm" svg:stroke-color="#000000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35" style:family="graphic" style:parent-style-name="standard">
      <style:graphic-properties draw:stroke="none" svg:stroke-color="#000000" draw:fill="none" draw:fill-color="#ffffff" fo:min-height="2.069cm"/>
      <style:paragraph-properties style:writing-mode="lr-tb"/>
    </style:style>
    <style:style style:name="gr36" style:family="graphic" style:parent-style-name="standard">
      <style:graphic-properties draw:stroke="none" draw:stroke-dash="Dot" svg:stroke-width="0.106cm" svg:stroke-color="#000000" draw:marker-start-width="0.359cm" draw:marker-end-width="0.359cm" draw:fill="solid" draw:fill-color="#000000" draw:opacity="9%" draw:textarea-horizontal-align="justify" draw:textarea-vertical-align="middle" draw:auto-grow-height="false" fo:min-height="9.639cm" fo:min-width="23.415cm" fo:padding-top="0.178cm" fo:padding-bottom="0.178cm" fo:padding-left="0.303cm" fo:padding-right="0.303cm"/>
    </style:style>
    <style:style style:name="gr37" style:family="graphic" style:parent-style-name="standard">
      <style:graphic-properties svg:stroke-color="#000000" draw:fill-color="#ffff00" draw:textarea-horizontal-align="justify" draw:textarea-vertical-align="middle" draw:auto-grow-height="false" fo:min-height="0.496cm" fo:min-width="2.107cm" fo:wrap-option="no-wrap"/>
      <style:paragraph-properties style:writing-mode="lr-tb"/>
    </style:style>
    <style:style style:name="gr38" style:family="graphic" style:parent-style-name="standard">
      <style:graphic-properties svg:stroke-color="#000000" draw:fill-color="#ffff00" draw:textarea-horizontal-align="justify" draw:textarea-vertical-align="middle" draw:auto-grow-height="false" fo:min-height="0.496cm" fo:min-width="3.509cm" fo:wrap-option="no-wrap"/>
      <style:paragraph-properties style:writing-mode="lr-tb"/>
    </style:style>
    <style:style style:name="gr39" style:family="graphic" style:parent-style-name="standard">
      <style:graphic-properties draw:stroke="none" draw:stroke-dash="Dot" svg:stroke-width="0.106cm" svg:stroke-color="#000000" draw:marker-start-width="0.359cm" draw:marker-end-width="0.359cm" draw:fill="solid" draw:fill-color="#ed4c05" draw:opacity="36%" draw:textarea-horizontal-align="justify" draw:textarea-vertical-align="middle" draw:auto-grow-height="false" fo:min-height="4.617cm" fo:min-width="13.311cm" fo:padding-top="0.178cm" fo:padding-bottom="0.178cm" fo:padding-left="0.303cm" fo:padding-right="0.303cm"/>
    </style:style>
    <style:style style:name="gr40" style:family="graphic" style:parent-style-name="standard" style:list-style-name="L1">
      <style:graphic-properties svg:stroke-width="0.053cm" svg:stroke-color="#000000" draw:marker-start-width="0.279cm" draw:marker-end-width="0.279cm" draw:fill-color="#ed4c05" draw:textarea-horizontal-align="justify" draw:textarea-vertical-align="middle" draw:auto-grow-height="false" fo:min-height="1.33cm" fo:min-width="4.69cm" fo:padding-top="0.151cm" fo:padding-bottom="0.151cm" fo:padding-left="0.276cm" fo:padding-right="0.276cm"/>
      <style:paragraph-properties style:writing-mode="lr-tb"/>
    </style:style>
    <style:style style:name="gr41" style:family="graphic" style:parent-style-name="standard">
      <style:graphic-properties svg:stroke-width="0.053cm" svg:stroke-color="#000000" draw:marker-start-width="0.28cm" draw:marker-end-width="0.28cm" draw:fill-color="#ed4c05" draw:textarea-horizontal-align="justify" draw:textarea-vertical-align="middle" draw:auto-grow-height="false" fo:min-height="1.224cm" fo:min-width="4.584cm" fo:padding-top="0.152cm" fo:padding-bottom="0.152cm" fo:padding-left="0.277cm" fo:padding-right="0.277cm"/>
      <style:paragraph-properties style:writing-mode="lr-tb"/>
    </style:style>
    <style:style style:name="gr42" style:family="graphic" style:parent-style-name="standard">
      <style:graphic-properties draw:stroke="none" draw:stroke-dash="Dot" svg:stroke-width="0.106cm" svg:stroke-color="#000000" draw:marker-start-width="0.359cm" draw:marker-end-width="0.359cm" draw:fill="solid" draw:fill-color="#5983b0" draw:opacity="36%" draw:textarea-horizontal-align="justify" draw:textarea-vertical-align="middle" draw:auto-grow-height="false" fo:min-height="4.617cm" fo:min-width="13.311cm" fo:padding-top="0.178cm" fo:padding-bottom="0.178cm" fo:padding-left="0.303cm" fo:padding-right="0.303cm"/>
    </style:style>
    <style:style style:name="gr43" style:family="graphic" style:parent-style-name="standard">
      <style:graphic-properties svg:stroke-width="0.106cm" svg:stroke-color="#000000" draw:marker-start-width="0.359cm" draw:marker-end-width="0.359cm" draw:fill-color="#2a6099" draw:textarea-horizontal-align="justify" draw:textarea-vertical-align="middle" draw:auto-grow-height="false" fo:min-height="1.224cm" fo:min-width="4.584cm" fo:padding-top="0.178cm" fo:padding-bottom="0.178cm" fo:padding-left="0.303cm" fo:padding-right="0.303cm"/>
      <style:paragraph-properties style:writing-mode="lr-tb"/>
    </style:style>
    <style:style style:name="gr44" style:family="graphic" style:parent-style-name="standard">
      <style:graphic-properties svg:stroke-width="0.053cm" svg:stroke-color="#000000" draw:marker-start-width="0.279cm" draw:marker-end-width="0.279cm" draw:fill-color="#2a6099" draw:textarea-horizontal-align="justify" draw:textarea-vertical-align="middle" draw:auto-grow-height="false" fo:min-height="1.33cm" fo:min-width="4.69cm" fo:padding-top="0.151cm" fo:padding-bottom="0.151cm" fo:padding-left="0.276cm" fo:padding-right="0.27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fo:min-height="0.914cm"/>
      <style:paragraph-properties style:writing-mode="lr-tb"/>
    </style:style>
    <style:style style:name="gr46" style:family="graphic" style:parent-style-name="standard">
      <style:graphic-properties draw:stroke="none" draw:stroke-dash="Dot" svg:stroke-width="0.106cm" svg:stroke-color="#000000" draw:marker-start-width="0.359cm" draw:marker-end-width="0.359cm" draw:fill="solid" draw:fill-color="#ffff00" draw:opacity="17%" draw:textarea-horizontal-align="justify" draw:textarea-vertical-align="middle" draw:auto-grow-height="false" fo:min-height="22.134cm" fo:min-width="7.99cm" fo:padding-top="0.178cm" fo:padding-bottom="0.178cm" fo:padding-left="0.303cm" fo:padding-right="0.303cm"/>
    </style:style>
    <style:style style:name="gr47" style:family="graphic" style:parent-style-name="standard">
      <style:graphic-properties svg:stroke-width="0.053cm" svg:stroke-color="#000000" draw:marker-start-width="0.279cm" draw:marker-end-width="0.279cm" draw:fill-color="#ffff00" draw:textarea-horizontal-align="justify" draw:textarea-vertical-align="top" draw:auto-grow-height="false" fo:min-height="2.235cm" fo:min-width="5.355cm" fo:padding-top="0.151cm" fo:padding-bottom="0.151cm" fo:padding-left="0.276cm" fo:padding-right="0.27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fo:min-height="0.543cm"/>
      <style:paragraph-properties style:writing-mode="lr-tb"/>
    </style:style>
    <style:style style:name="gr49" style:family="graphic" style:parent-style-name="standard">
      <style:graphic-properties draw:stroke="dash" draw:stroke-dash="Dot" svg:stroke-width="0.106cm" svg:stroke-color="#000000" draw:marker-start-width="0.359cm" draw:marker-end-width="0.359cm" draw:fill="solid" draw:fill-color="#729fcf" draw:opacity="11%" draw:textarea-horizontal-align="justify" draw:textarea-vertical-align="middle" draw:auto-grow-height="false" fo:min-height="7.705cm" fo:min-width="7.461cm" fo:padding-top="0.178cm" fo:padding-bottom="0.178cm" fo:padding-left="0.303cm" fo:padding-right="0.303cm"/>
    </style:style>
    <style:style style:name="gr50" style:family="graphic" style:parent-style-name="standard">
      <style:graphic-properties draw:stroke="dash" draw:stroke-dash="Dot" svg:stroke-width="0.106cm" svg:stroke-color="#000000" draw:marker-start-width="0.359cm" draw:marker-end-width="0.359cm" draw:fill="solid" draw:fill-color="#ff8000" draw:opacity="10%" draw:textarea-horizontal-align="justify" draw:textarea-vertical-align="middle" draw:auto-grow-height="false" fo:min-height="7.722cm" fo:min-width="7.519cm" fo:padding-top="0.178cm" fo:padding-bottom="0.178cm" fo:padding-left="0.303cm" fo:padding-right="0.303cm"/>
    </style:style>
    <style:style style:name="gr51" style:family="graphic" style:parent-style-name="standard">
      <style:graphic-properties draw:stroke="dash" draw:stroke-dash="Dot" svg:stroke-width="0.106cm" svg:stroke-color="#000000" draw:marker-start-width="0.359cm" draw:marker-end-width="0.359cm" draw:fill="solid" draw:fill-color="#81d41a" draw:opacity="10%" draw:textarea-horizontal-align="justify" draw:textarea-vertical-align="middle" draw:auto-grow-height="false" fo:min-height="21.736cm" fo:min-width="16.187cm" fo:padding-top="0.178cm" fo:padding-bottom="0.178cm" fo:padding-left="0.303cm" fo:padding-right="0.303cm"/>
    </style:style>
    <style:style style:name="gr52" style:family="graphic" style:parent-style-name="standard">
      <style:graphic-properties svg:stroke-width="0.053cm" svg:stroke-color="#000000" draw:marker-start-width="0.279cm" draw:marker-end-width="0.279cm" draw:fill-color="#808080" draw:textarea-horizontal-align="justify" draw:textarea-vertical-align="top" draw:auto-grow-height="false" fo:min-height="1.908cm" fo:min-width="4.654cm" fo:padding-top="0.151cm" fo:padding-bottom="0.151cm" fo:padding-left="0.276cm" fo:padding-right="0.276cm"/>
      <style:paragraph-properties style:writing-mode="lr-tb"/>
    </style:style>
    <style:style style:name="gr53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top" draw:auto-grow-height="false" fo:min-height="1.908cm" fo:min-width="4.653cm" fo:padding-top="0.151cm" fo:padding-bottom="0.151cm" fo:padding-left="0.276cm" fo:padding-right="0.276cm"/>
      <style:paragraph-properties style:writing-mode="lr-tb"/>
    </style:style>
    <style:style style:name="gr54" style:family="graphic" style:parent-style-name="standard">
      <style:graphic-properties svg:stroke-width="0.053cm" svg:stroke-color="#000000" draw:marker-start-width="0.279cm" draw:marker-end-width="0.279cm" draw:fill-color="#ff8000" draw:textarea-horizontal-align="justify" draw:textarea-vertical-align="top" draw:auto-grow-height="false" fo:min-height="1.907cm" fo:min-width="4.653cm" fo:padding-top="0.151cm" fo:padding-bottom="0.151cm" fo:padding-left="0.276cm" fo:padding-right="0.276cm"/>
      <style:paragraph-properties style:writing-mode="lr-tb"/>
    </style:style>
    <style:style style:name="gr55" style:family="graphic" style:parent-style-name="standard">
      <style:graphic-properties svg:stroke-width="0.053cm" svg:stroke-color="#000000" draw:marker-start-width="0.279cm" draw:marker-end-width="0.279cm" draw:fill-color="#81d41a" draw:textarea-horizontal-align="justify" draw:textarea-vertical-align="top" draw:auto-grow-height="false" fo:min-height="1.907cm" fo:min-width="4.654cm" fo:padding-top="0.151cm" fo:padding-bottom="0.151cm" fo:padding-left="0.276cm" fo:padding-right="0.276cm"/>
      <style:paragraph-properties style:writing-mode="lr-tb"/>
    </style:style>
    <style:style style:name="gr56" style:family="graphic" style:parent-style-name="standard">
      <style:graphic-properties svg:stroke-width="0.053cm" svg:stroke-color="#000000" draw:marker-start-width="0.279cm" draw:marker-end-width="0.279cm" draw:fill-color="#729fcf" draw:textarea-horizontal-align="justify" draw:textarea-vertical-align="top" draw:auto-grow-height="false" fo:min-height="1.907cm" fo:min-width="4.653cm" fo:padding-top="0.151cm" fo:padding-bottom="0.151cm" fo:padding-left="0.276cm" fo:padding-right="0.276cm"/>
      <style:paragraph-properties style:writing-mode="lr-tb"/>
    </style:style>
    <style:style style:name="gr57" style:family="graphic" style:parent-style-name="objectwithoutfill">
      <style:graphic-properties draw:stroke="solid" draw:stroke-dash="Dot" svg:stroke-width="0.053cm" svg:stroke-color="#2a6099" draw:marker-start-width="0.279cm" draw:marker-end="Arrow" draw:marker-end-width="0.379cm" draw:fill="solid" draw:fill-color="#ff8000" draw:textarea-vertical-align="middle" fo:padding-top="0.151cm" fo:padding-bottom="0.151cm" fo:padding-left="0.276cm" fo:padding-right="0.276cm"/>
    </style:style>
    <style:style style:name="gr58" style:family="graphic" style:parent-style-name="objectwithoutfill">
      <style:graphic-properties draw:stroke="solid" draw:stroke-dash="Dot" svg:stroke-width="0.053cm" svg:stroke-color="#2a6099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59" style:family="graphic" style:parent-style-name="objectwithoutfill">
      <style:graphic-properties draw:stroke="solid" draw:stroke-dash="Dot" svg:stroke-width="0.053cm" svg:stroke-color="#2a6099" draw:marker-start-width="0.279cm" draw:marker-end="Arrow" draw:marker-end-width="0.379cm" draw:fill="solid" draw:fill-color="#729fcf" draw:textarea-vertical-align="middle" fo:padding-top="0.151cm" fo:padding-bottom="0.151cm" fo:padding-left="0.276cm" fo:padding-right="0.276cm"/>
    </style:style>
    <style:style style:name="gr60" style:family="graphic" style:parent-style-name="objectwithoutfill">
      <style:graphic-properties draw:stroke="solid" draw:stroke-dash="Dot" svg:stroke-width="0.053cm" svg:stroke-color="#2a6099" draw:marker-start-width="0.279cm" draw:marker-end="Arrow" draw:marker-end-width="0.379cm" draw:fill="solid" draw:fill-color="#81d41a" draw:textarea-vertical-align="middle" fo:padding-top="0.151cm" fo:padding-bottom="0.151cm" fo:padding-left="0.276cm" fo:padding-right="0.276cm"/>
    </style:style>
    <style:style style:name="gr61" style:family="graphic" style:parent-style-name="standard">
      <style:graphic-properties draw:stroke="none" svg:stroke-color="#000000" draw:fill="none" draw:fill-color="#ffffff" fo:min-height="0.737cm"/>
      <style:paragraph-properties style:writing-mode="lr-tb"/>
    </style:style>
    <style:style style:name="gr62" style:family="graphic" style:parent-style-name="standard">
      <style:graphic-properties svg:stroke-width="0.053cm" svg:stroke-color="#000000" draw:marker-start-width="0.279cm" draw:marker-end-width="0.279cm" draw:fill-color="#81d41a" draw:textarea-horizontal-align="justify" draw:textarea-vertical-align="top" draw:auto-grow-height="false" fo:min-height="1.908cm" fo:min-width="4.653cm" fo:padding-top="0.151cm" fo:padding-bottom="0.151cm" fo:padding-left="0.276cm" fo:padding-right="0.276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64" style:family="graphic" style:parent-style-name="standard">
      <style:graphic-properties draw:stroke="dash" draw:stroke-dash="Dot" svg:stroke-width="0.106cm" svg:stroke-color="#000000" draw:marker-start-width="0.359cm" draw:marker-end-width="0.359cm" draw:fill="solid" draw:fill-color="#81d41a" draw:opacity="11%" draw:textarea-horizontal-align="justify" draw:textarea-vertical-align="middle" draw:auto-grow-height="false" fo:min-height="12.924cm" fo:min-width="16.187cm" fo:padding-top="0.178cm" fo:padding-bottom="0.178cm" fo:padding-left="0.303cm" fo:padding-right="0.303cm"/>
    </style:style>
    <style:style style:name="gr65" style:family="graphic" style:parent-style-name="standard" style:list-style-name="L1">
      <style:graphic-properties draw:stroke="none" svg:stroke-color="#000000" draw:fill="none" draw:fill-color="#ffffff" fo:min-height="1.255cm"/>
      <style:paragraph-properties style:writing-mode="lr-tb"/>
    </style:style>
    <style:style style:name="gr66" style:family="graphic" style:parent-style-name="standard">
      <style:graphic-properties svg:stroke-color="#000000" draw:fill-color="#ffff00" draw:textarea-horizontal-align="justify" draw:textarea-vertical-align="middle" draw:auto-grow-height="false" fo:min-height="0.902cm" fo:min-width="6.596cm" fo:wrap-option="no-wrap"/>
      <style:paragraph-properties style:writing-mode="lr-tb"/>
    </style:style>
    <style:style style:name="gr67" style:family="graphic" style:parent-style-name="standard">
      <style:graphic-properties svg:stroke-color="#ffffff" draw:fill="solid" draw:fill-color="#81d41a" draw:textarea-horizontal-align="justify" draw:textarea-vertical-align="middle" draw:auto-grow-height="false" fo:min-height="1.15cm" fo:min-width="0.9cm"/>
    </style:style>
    <style:style style:name="gr68" style:family="graphic" style:parent-style-name="standard">
      <style:graphic-properties draw:stroke="none" svg:stroke-color="#000000" draw:fill="none" draw:fill-color="#81d41a" fo:min-height="0.513cm"/>
      <style:paragraph-properties style:writing-mode="lr-tb"/>
    </style:style>
    <style:style style:name="gr69" style:family="graphic" style:parent-style-name="standard">
      <style:graphic-properties svg:stroke-color="#ffffff" draw:fill-color="#ff8000" draw:textarea-horizontal-align="justify" draw:textarea-vertical-align="middle" draw:auto-grow-height="false" fo:min-height="1.15cm" fo:min-width="0.9cm"/>
    </style:style>
    <style:style style:name="gr70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71" style:family="graphic" style:parent-style-name="standard">
      <style:graphic-properties svg:stroke-color="#ffffff" draw:fill-color="#5983b0" draw:textarea-horizontal-align="justify" draw:textarea-vertical-align="middle" draw:auto-grow-height="false" fo:min-height="1.15cm" fo:min-width="0.9cm"/>
    </style:style>
    <style:style style:name="gr72" style:family="graphic" style:parent-style-name="standard">
      <style:graphic-properties draw:stroke="none" draw:fill="solid" draw:fill-color="#81d41a" draw:textarea-horizontal-align="justify" draw:textarea-vertical-align="middle" draw:auto-grow-height="false" fo:min-height="0.422cm" fo:min-width="0.171cm"/>
    </style:style>
    <style:style style:name="gr73" style:family="graphic" style:parent-style-name="standard">
      <style:graphic-properties draw:stroke="none" draw:fill="solid" draw:fill-color="#81d41a" draw:textarea-horizontal-align="justify" draw:textarea-vertical-align="middle" draw:auto-grow-height="false" fo:min-height="2.049cm" fo:min-width="6.286cm"/>
      <style:paragraph-properties style:writing-mode="lr-tb"/>
    </style:style>
    <style:style style:name="gr74" style:family="graphic" style:parent-style-name="standard">
      <style:graphic-properties draw:stroke="none" draw:fill="solid" draw:fill-color="#81d41a" draw:textarea-horizontal-align="justify" draw:textarea-vertical-align="middle" draw:auto-grow-height="false" fo:min-height="2.05cm" fo:min-width="6.286cm"/>
      <style:paragraph-properties style:writing-mode="lr-tb"/>
    </style:style>
    <style:style style:name="gr75" style:family="graphic" style:parent-style-name="standard">
      <style:graphic-properties draw:stroke="none" draw:fill="solid" draw:fill-color="#81d41a" draw:textarea-horizontal-align="justify" draw:textarea-vertical-align="middle" draw:auto-grow-height="false" fo:min-height="2.049cm" fo:min-width="6.285cm"/>
      <style:paragraph-properties style:writing-mode="lr-tb"/>
    </style:style>
    <style:style style:name="gr76" style:family="graphic" style:parent-style-name="standard">
      <style:graphic-properties draw:stroke="none" draw:fill="solid" draw:fill-color="#81d41a" draw:textarea-horizontal-align="justify" draw:textarea-vertical-align="middle" draw:auto-grow-height="false" fo:min-height="2.302cm" fo:min-width="15.61cm"/>
      <style:paragraph-properties style:writing-mode="lr-tb"/>
    </style:style>
    <style:style style:name="gr77" style:family="graphic" style:parent-style-name="standard">
      <style:graphic-properties draw:stroke="none" draw:fill="solid" draw:fill-color="#81d41a" draw:textarea-horizontal-align="justify" draw:textarea-vertical-align="middle" draw:auto-grow-height="false" fo:min-height="0.096cm" fo:min-width="0.018cm"/>
    </style:style>
    <style:style style:name="gr78" style:family="graphic" style:parent-style-name="standard">
      <style:graphic-properties draw:stroke="none" draw:fill-color="#b2b2b2" draw:opacity="100%" draw:textarea-horizontal-align="justify" draw:textarea-vertical-align="middle" draw:auto-grow-height="false" fo:min-height="2.049cm" fo:min-width="6.286cm"/>
      <style:paragraph-properties style:writing-mode="lr-tb"/>
    </style:style>
    <style:style style:name="gr79" style:family="graphic" style:parent-style-name="standard" style:list-style-name="L1">
      <style:graphic-properties draw:stroke="none" draw:fill-color="#b2b2b2" draw:opacity="100%" draw:textarea-horizontal-align="justify" draw:textarea-vertical-align="middle" draw:auto-grow-height="false" fo:min-height="2.049cm" fo:min-width="6.286cm"/>
      <style:paragraph-properties style:writing-mode="lr-tb"/>
    </style:style>
    <style:style style:name="gr80" style:family="graphic" style:parent-style-name="standard">
      <style:graphic-properties draw:stroke="none" draw:fill-color="#b2b2b2" draw:opacity="100%" draw:textarea-horizontal-align="justify" draw:textarea-vertical-align="middle" draw:auto-grow-height="false" fo:min-height="0.096cm" fo:min-width="0.018cm"/>
    </style:style>
    <style:style style:name="gr81" style:family="graphic" style:parent-style-name="standard">
      <style:graphic-properties svg:stroke-color="#000000" draw:fill-color="#ffff00" draw:textarea-horizontal-align="justify" draw:textarea-vertical-align="middle" draw:auto-grow-height="false" fo:min-height="2.414cm" fo:min-width="5.738cm" fo:wrap-option="no-wrap"/>
      <style:paragraph-properties style:writing-mode="lr-tb"/>
    </style:style>
    <style:style style:name="gr82" style:family="graphic" style:parent-style-name="objectwithoutfill">
      <style:graphic-properties svg:stroke-width="0.053cm" draw:marker-start-width="0.279cm" draw:marker-end="Arrow" draw:marker-end-width="0.379cm" draw:fill="solid" draw:fill-color="#81d41a" draw:textarea-vertical-align="middle" fo:padding-top="0.151cm" fo:padding-bottom="0.151cm" fo:padding-left="0.276cm" fo:padding-right="0.276cm"/>
    </style:style>
    <style:style style:name="gr83" style:family="graphic" style:parent-style-name="objectwithoutfill">
      <style:graphic-properties svg:stroke-width="0.053cm" draw:marker-start="Arrow" draw:marker-start-width="0.379cm" draw:marker-end="Arrow" draw:marker-end-width="0.379cm" draw:fill="solid" draw:fill-color="#81d41a" draw:textarea-vertical-align="middle" fo:padding-top="0.151cm" fo:padding-bottom="0.151cm" fo:padding-left="0.276cm" fo:padding-right="0.276cm"/>
    </style:style>
    <style:style style:name="gr84" style:family="graphic" style:parent-style-name="objectwithoutfill">
      <style:graphic-properties svg:stroke-width="0.053cm" svg:stroke-color="#80808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85" style:family="graphic" style:parent-style-name="objectwithoutfill">
      <style:graphic-properties svg:stroke-width="0.053cm" draw:marker-start-width="0.279cm" draw:marker-end="Arrow" draw:marker-end-width="0.379cm" draw:fill="solid" draw:fill-color="#c9211e" draw:textarea-vertical-align="middle" fo:padding-top="0.151cm" fo:padding-bottom="0.151cm" fo:padding-left="0.276cm" fo:padding-right="0.276cm"/>
    </style:style>
    <style:style style:name="gr86" style:family="graphic" style:parent-style-name="objectwithoutfill">
      <style:graphic-properties svg:stroke-width="0.053cm" svg:stroke-color="#808080" draw:marker-start-width="0.279cm" draw:marker-end="Arrow" draw:marker-end-width="0.379cm" draw:fill="solid" draw:fill-color="#c9211e" draw:textarea-vertical-align="middle" fo:padding-top="0.151cm" fo:padding-bottom="0.151cm" fo:padding-left="0.276cm" fo:padding-right="0.276cm"/>
    </style:style>
    <style:style style:name="gr87" style:family="graphic" style:parent-style-name="standard">
      <style:graphic-properties draw:stroke="none" svg:stroke-color="#000000" draw:fill="none" draw:fill-color="#ffffff" fo:min-height="0.957cm"/>
      <style:paragraph-properties style:writing-mode="lr-tb"/>
    </style:style>
    <style:style style:name="gr88" style:family="graphic" style:parent-style-name="objectwithoutfill">
      <style:graphic-properties draw:stroke="dash" draw:stroke-dash="Dashed_20__28_var_29_" svg:stroke-width="0.053cm" draw:marker-start="" draw:marker-start-width="0.379cm" draw:marker-end="Arrow" draw:marker-end-width="0.379cm" draw:fill="solid" draw:fill-color="#81d41a" draw:textarea-vertical-align="middle" fo:padding-top="0.151cm" fo:padding-bottom="0.151cm" fo:padding-left="0.276cm" fo:padding-right="0.276cm"/>
    </style:style>
    <style:style style:name="gr89" style:family="graphic" style:parent-style-name="standard">
      <style:graphic-properties draw:stroke="none" draw:fill-color="#5983b0" draw:textarea-horizontal-align="justify" draw:textarea-vertical-align="middle" draw:auto-grow-height="false" fo:min-height="0.422cm" fo:min-width="0.171cm"/>
    </style:style>
    <style:style style:name="gr90" style:family="graphic" style:parent-style-name="standard">
      <style:graphic-properties draw:stroke="none" draw:fill-color="#ff8000" draw:textarea-horizontal-align="justify" draw:textarea-vertical-align="middle" draw:auto-grow-height="false" fo:min-height="0.422cm" fo:min-width="0.171cm"/>
    </style:style>
    <style:style style:name="gr91" style:family="graphic" style:parent-style-name="standard">
      <style:graphic-properties draw:stroke="none" draw:fill-color="#ff8000" draw:textarea-horizontal-align="justify" draw:textarea-vertical-align="middle" draw:auto-grow-height="false" fo:min-height="2.05cm" fo:min-width="6.286cm"/>
      <style:paragraph-properties style:writing-mode="lr-tb"/>
    </style:style>
    <style:style style:name="gr92" style:family="graphic" style:parent-style-name="standard">
      <style:graphic-properties draw:stroke="none" draw:fill-color="#5983b0" draw:textarea-horizontal-align="justify" draw:textarea-vertical-align="middle" draw:auto-grow-height="false" fo:min-height="2.049cm" fo:min-width="6.285cm"/>
      <style:paragraph-properties style:writing-mode="lr-tb"/>
    </style:style>
    <style:style style:name="gr93" style:family="graphic" style:parent-style-name="standard" style:list-style-name="L1">
      <style:graphic-properties draw:stroke="none" draw:fill-color="#b2b2b2" draw:opacity="100%" draw:textarea-horizontal-align="justify" draw:textarea-vertical-align="middle" draw:auto-grow-height="false" fo:min-height="2.049cm" fo:min-width="6.286cm"/>
      <style:paragraph-properties style:writing-mode="lr-tb"/>
    </style:style>
    <style:style style:name="gr94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95" style:family="graphic" style:parent-style-name="objectwithoutfill">
      <style:graphic-properties svg:stroke-width="0.053cm" draw:marker-start="Arrow" draw:marker-start-width="0.379cm" draw:marker-end="Arrow" draw:marker-end-width="0.379cm" draw:fill="solid" draw:textarea-vertical-align="middle" fo:padding-top="0.151cm" fo:padding-bottom="0.151cm" fo:padding-left="0.276cm" fo:padding-right="0.276cm"/>
    </style:style>
    <style:style style:name="gr96" style:family="graphic" style:parent-style-name="standard">
      <style:graphic-properties draw:stroke="none" draw:fill-color="#81d41a" draw:textarea-horizontal-align="justify" draw:textarea-vertical-align="middle" draw:auto-grow-height="false" fo:min-height="0.422cm" fo:min-width="0.171cm"/>
    </style:style>
    <style:style style:name="gr97" style:family="graphic" style:parent-style-name="standard">
      <style:graphic-properties draw:stroke="solid" svg:stroke-width="0.053cm" svg:stroke-color="#000000" draw:marker-start-width="0.279cm" draw:marker-end-width="0.279cm" draw:fill-color="#5983b0" draw:textarea-horizontal-align="justify" draw:textarea-vertical-align="top" draw:auto-grow-height="false" fo:min-height="1.335cm" fo:min-width="4.653cm" fo:padding-top="0.151cm" fo:padding-bottom="0.151cm" fo:padding-left="0.276cm" fo:padding-right="0.276cm"/>
      <style:paragraph-properties style:writing-mode="lr-tb"/>
    </style:style>
    <style:style style:name="gr98" style:family="graphic" style:parent-style-name="standard">
      <style:graphic-properties draw:stroke="solid" svg:stroke-width="0.053cm" svg:stroke-color="#000000" draw:marker-start-width="0.279cm" draw:marker-end-width="0.279cm" draw:fill-color="#ff8000" draw:textarea-horizontal-align="justify" draw:textarea-vertical-align="top" draw:auto-grow-height="false" fo:min-height="1.335cm" fo:min-width="4.653cm" fo:padding-top="0.151cm" fo:padding-bottom="0.151cm" fo:padding-left="0.276cm" fo:padding-right="0.276cm"/>
      <style:paragraph-properties style:writing-mode="lr-tb"/>
    </style:style>
    <style:style style:name="gr99" style:family="graphic" style:parent-style-name="standard">
      <style:graphic-properties draw:stroke="none" draw:fill-color="#55308d" draw:textarea-horizontal-align="justify" draw:textarea-vertical-align="middle" draw:auto-grow-height="false" fo:min-height="2.049cm" fo:min-width="6.286cm"/>
      <style:paragraph-properties style:writing-mode="lr-tb"/>
    </style:style>
    <style:style style:name="gr100" style:family="graphic" style:parent-style-name="standard">
      <style:graphic-properties draw:stroke="none" draw:fill-color="#d62e4e" draw:textarea-horizontal-align="justify" draw:textarea-vertical-align="middle" draw:auto-grow-height="false" fo:min-height="2.049cm" fo:min-width="6.286cm"/>
      <style:paragraph-properties style:writing-mode="lr-tb"/>
    </style:style>
    <style:style style:name="gr101" style:family="graphic" style:parent-style-name="standard">
      <style:graphic-properties draw:stroke="none" draw:fill-color="#55308d" draw:textarea-horizontal-align="justify" draw:textarea-vertical-align="middle" draw:auto-grow-height="false" fo:min-height="0.096cm" fo:min-width="0.018cm"/>
    </style:style>
    <style:style style:name="gr102" style:family="graphic" style:parent-style-name="standard">
      <style:graphic-properties draw:stroke="none" draw:fill-color="#d62e4e" draw:textarea-horizontal-align="justify" draw:textarea-vertical-align="middle" draw:auto-grow-height="false" fo:min-height="0.096cm" fo:min-width="0.018cm"/>
    </style:style>
    <style:style style:name="gr103" style:family="graphic" style:parent-style-name="standard">
      <style:graphic-properties draw:stroke="none" draw:fill-color="#55308d" draw:opacity="100%" draw:textarea-horizontal-align="justify" draw:textarea-vertical-align="middle" draw:auto-grow-height="false" fo:min-height="2.049cm" fo:min-width="6.286cm"/>
      <style:paragraph-properties style:writing-mode="lr-tb"/>
    </style:style>
    <style:style style:name="gr104" style:family="graphic" style:parent-style-name="standard" style:list-style-name="L1">
      <style:graphic-properties draw:stroke="none" draw:fill-color="#d62e4e" draw:opacity="100%" draw:textarea-horizontal-align="justify" draw:textarea-vertical-align="middle" draw:auto-grow-height="false" fo:min-height="2.049cm" fo:min-width="6.286cm"/>
      <style:paragraph-properties style:writing-mode="lr-tb"/>
    </style:style>
    <style:style style:name="gr105" style:family="graphic" style:parent-style-name="standard">
      <style:graphic-properties draw:stroke="none" draw:fill-color="#55308d" draw:opacity="100%" draw:textarea-horizontal-align="justify" draw:textarea-vertical-align="middle" draw:auto-grow-height="false" fo:min-height="0.096cm" fo:min-width="0.018cm"/>
    </style:style>
    <style:style style:name="gr106" style:family="graphic" style:parent-style-name="standard">
      <style:graphic-properties draw:stroke="none" draw:fill-color="#d62e4e" draw:opacity="100%" draw:textarea-horizontal-align="justify" draw:textarea-vertical-align="middle" draw:auto-grow-height="false" fo:min-height="0.096cm" fo:min-width="0.018cm"/>
    </style:style>
    <style:style style:name="gr107" style:family="graphic" style:parent-style-name="standard">
      <style:graphic-properties svg:stroke-color="#ffffff" draw:fill-color="#55308d" draw:textarea-horizontal-align="justify" draw:textarea-vertical-align="middle" draw:auto-grow-height="false" fo:min-height="1.15cm" fo:min-width="0.9cm"/>
    </style:style>
    <style:style style:name="gr108" style:family="graphic" style:parent-style-name="standard">
      <style:graphic-properties svg:stroke-color="#ffffff" draw:fill-color="#d62e4e" draw:textarea-horizontal-align="justify" draw:textarea-vertical-align="middle" draw:auto-grow-height="false" fo:min-height="1.15cm" fo:min-width="0.9cm"/>
    </style:style>
    <style:style style:name="gr109" style:family="graphic" style:parent-style-name="standard">
      <style:graphic-properties draw:stroke="none" draw:fill-color="#d62e4e" draw:textarea-horizontal-align="justify" draw:textarea-vertical-align="middle" draw:auto-grow-height="false" fo:min-height="0.422cm" fo:min-width="0.171cm"/>
    </style:style>
    <style:style style:name="gr110" style:family="graphic" style:parent-style-name="standard">
      <style:graphic-properties draw:stroke="solid" svg:stroke-width="0.053cm" svg:stroke-color="#000000" draw:marker-start-width="0.279cm" draw:marker-end-width="0.279cm" draw:fill-color="#d62e4e" draw:textarea-horizontal-align="justify" draw:textarea-vertical-align="top" draw:auto-grow-height="false" fo:min-height="1.335cm" fo:min-width="4.653cm" fo:padding-top="0.151cm" fo:padding-bottom="0.151cm" fo:padding-left="0.276cm" fo:padding-right="0.276cm"/>
      <style:paragraph-properties style:writing-mode="lr-tb"/>
    </style:style>
    <style:style style:name="gr111" style:family="graphic" style:parent-style-name="standard">
      <style:graphic-properties draw:stroke="solid" svg:stroke-width="0.053cm" svg:stroke-color="#000000" draw:marker-start-width="0.279cm" draw:marker-end-width="0.279cm" draw:fill-color="#55308d" draw:textarea-horizontal-align="justify" draw:textarea-vertical-align="top" draw:auto-grow-height="false" fo:min-height="1.335cm" fo:min-width="4.653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 style:writing-mode="lr-tb"/>
      <style:text-properties fo:font-size="11pt"/>
    </style:style>
    <style:style style:name="P2" style:family="paragraph">
      <loext:graphic-properties draw:fill-color="#eeeeee" draw:opacity="97%"/>
      <style:paragraph-properties fo:text-align="center" style:writing-mode="lr-tb"/>
      <style:text-properties fo:font-size="11pt"/>
    </style:style>
    <style:style style:name="P3" style:family="paragraph">
      <style:paragraph-properties fo:text-align="center" style:writing-mode="lr-tb"/>
      <style:text-properties fo:font-size="11pt" fo:font-weight="bold"/>
    </style:style>
    <style:style style:name="P4" style:family="paragraph">
      <loext:graphic-properties draw:fill-color="#800080" draw:opacity="32%"/>
      <style:paragraph-properties fo:text-align="center" style:writing-mode="lr-tb"/>
      <style:text-properties fo:font-size="11pt" fo:font-weight="bold"/>
    </style:style>
    <style:style style:name="P5" style:family="paragraph">
      <style:paragraph-properties fo:text-align="center" style:writing-mode="lr-tb"/>
      <style:text-properties fo:color="#eeeeee" fo:font-size="11pt"/>
    </style:style>
    <style:style style:name="P6" style:family="paragraph">
      <loext:graphic-properties draw:fill-color="#800080"/>
      <style:paragraph-properties fo:text-align="center" style:writing-mode="lr-tb"/>
      <style:text-properties fo:color="#eeeeee" fo:font-size="11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1pt" fo:font-weight="bold"/>
    </style:style>
    <style:style style:name="P8" style:family="paragraph">
      <loext:graphic-properties draw:fill-color="#ed4c05"/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1pt" fo:font-weight="bold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1pt"/>
    </style:style>
    <style:style style:name="P10" style:family="paragraph">
      <loext:graphic-properties draw:fill-color="#ed4c05"/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1pt"/>
    </style:style>
    <style:style style:name="P11" style:family="paragraph">
      <loext:graphic-properties draw:fill-color="#cccccc"/>
      <style:paragraph-properties fo:text-align="center" style:writing-mode="lr-tb"/>
      <style:text-properties fo:font-size="11pt"/>
    </style:style>
    <style:style style:name="P12" style:family="paragraph">
      <style:paragraph-properties fo:text-align="center" style:writing-mode="lr-tb"/>
      <style:text-properties fo:color="#ffffff" fo:font-size="16pt"/>
    </style:style>
    <style:style style:name="P13" style:family="paragraph">
      <loext:graphic-properties draw:fill-color="#666666"/>
      <style:paragraph-properties fo:text-align="center" style:writing-mode="lr-tb"/>
      <style:text-properties fo:color="#ffffff" fo:font-size="16pt"/>
    </style:style>
    <style:style style:name="P14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-color="#ed4c05" draw:opacity="32%"/>
      <style:paragraph-properties fo:text-align="center" style:writing-mode="lr-tb"/>
      <style:text-properties fo:font-size="11pt" fo:font-weight="bold"/>
    </style:style>
    <style:style style:name="P17" style:family="paragraph">
      <style:paragraph-properties fo:text-align="center" style:writing-mode="lr-tb"/>
      <style:text-properties fo:color="#ffffff" fo:font-size="11pt" fo:font-weight="bold"/>
    </style:style>
    <style:style style:name="P18" style:family="paragraph">
      <loext:graphic-properties draw:fill-color="#ed4c05"/>
      <style:paragraph-properties fo:text-align="center" style:writing-mode="lr-tb"/>
      <style:text-properties fo:color="#ffffff" fo:font-size="11pt" fo:font-weight="bold"/>
    </style:style>
    <style:style style:name="P19" style:family="paragraph">
      <loext:graphic-properties draw:fill-color="#2a6099"/>
      <style:paragraph-properties fo:text-align="center" style:writing-mode="lr-tb"/>
      <style:text-properties fo:color="#ffffff" fo:font-size="11pt" fo:font-weight="bold"/>
    </style:style>
    <style:style style:name="P20" style:family="paragraph">
      <style:paragraph-properties fo:text-align="center" style:writing-mode="lr-tb"/>
      <style:text-properties fo:color="#ffffff" fo:font-size="11pt"/>
    </style:style>
    <style:style style:name="P21" style:family="paragraph">
      <loext:graphic-properties draw:fill-color="#2a6099"/>
      <style:paragraph-properties fo:text-align="center" style:writing-mode="lr-tb"/>
      <style:text-properties fo:color="#ffffff" fo:font-size="11pt"/>
    </style:style>
    <style:style style:name="P22" style:family="paragraph">
      <loext:graphic-properties draw:fill-color="#2a6099" draw:opacity="32%"/>
      <style:paragraph-properties fo:text-align="center" style:writing-mode="lr-tb"/>
      <style:text-properties fo:font-size="11pt" fo:font-weight="bold"/>
    </style:style>
    <style:style style:name="P23" style:family="paragraph">
      <loext:graphic-properties draw:fill="none" draw:fill-color="#ffffff"/>
      <style:paragraph-properties style:writing-mode="lr-tb"/>
      <style:text-properties fo:color="#800080" fo:font-size="16pt" fo:font-style="italic" fo:font-weight="bold" style:font-size-asian="16pt" style:font-style-asian="italic" style:font-size-complex="16pt" style:font-style-complex="italic"/>
    </style:style>
    <style:style style:name="P24" style:family="paragraph">
      <loext:graphic-properties draw:fill="none" draw:fill-color="#ffffff"/>
      <style:paragraph-properties style:writing-mode="lr-tb"/>
      <style:text-properties fo:color="#ed4c05" fo:font-size="16pt" fo:font-style="italic" fo:font-weight="bold" style:font-size-asian="16pt" style:font-style-asian="italic" style:font-size-complex="16pt" style:font-style-complex="italic"/>
    </style:style>
    <style:style style:name="P25" style:family="paragraph">
      <loext:graphic-properties draw:fill="none" draw:fill-color="#ffffff"/>
      <style:paragraph-properties style:writing-mode="lr-tb"/>
      <style:text-properties fo:color="#2a6099" fo:font-size="16pt" fo:font-style="italic" fo:font-weight="bold" style:font-size-asian="16pt" style:font-style-asian="italic" style:font-size-complex="16pt" style:font-style-complex="italic"/>
    </style:style>
    <style:style style:name="P26" style:family="paragraph">
      <style:text-properties fo:font-size="11pt"/>
    </style:style>
    <style:style style:name="P27" style:family="paragraph">
      <loext:graphic-properties draw:fill="none" draw:fill-color="#ffffff"/>
      <style:paragraph-properties style:writing-mode="lr-tb"/>
      <style:text-properties fo:font-size="11pt"/>
    </style:style>
    <style:style style:name="P28" style:family="paragraph">
      <style:paragraph-properties fo:text-align="center" style:writing-mode="lr-tb"/>
      <style:text-properties fo:font-size="13pt"/>
    </style:style>
    <style:style style:name="P29" style:family="paragraph">
      <loext:graphic-properties draw:fill-color="#ffff00"/>
      <style:paragraph-properties fo:text-align="center" style:writing-mode="lr-tb"/>
      <style:text-properties fo:font-size="13pt"/>
    </style:style>
    <style:style style:name="P30" style:family="paragraph"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31" style:family="paragraph">
      <loext:graphic-properties draw:fill-color="#000000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fo:font-size="24pt"/>
    </style:style>
    <style:style style:name="P33" style:family="paragraph">
      <loext:graphic-properties draw:fill-color="#666666" draw:opacity="52%"/>
      <style:paragraph-properties fo:text-align="center" style:writing-mode="lr-tb"/>
      <style:text-properties fo:color="#ffffff" fo:font-size="11pt" fo:font-weight="bold"/>
    </style:style>
    <style:style style:name="P34" style:family="paragraph">
      <loext:graphic-properties draw:fill-color="#666666" draw:opacity="52%"/>
      <style:paragraph-properties fo:text-align="center" style:writing-mode="lr-tb"/>
      <style:text-properties fo:color="#ffffff" fo:font-size="11pt"/>
    </style:style>
    <style:style style:name="P35" style:family="paragraph">
      <loext:graphic-properties draw:fill="none" draw:fill-color="#ffffff"/>
      <style:paragraph-properties style:writing-mode="lr-tb"/>
      <style:text-properties fo:color="#000000" fo:font-size="24pt" fo:font-weight="bold" style:font-size-asian="24pt" style:font-size-complex="24pt"/>
    </style:style>
    <style:style style:name="P36" style:family="paragraph">
      <loext:graphic-properties draw:fill="none" draw:fill-color="#ffffff"/>
      <style:paragraph-properties style:writing-mode="lr-tb"/>
      <style:text-properties fo:font-size="24pt" fo:font-weight="bold" style:font-size-asian="24pt" style:font-size-complex="24pt"/>
    </style:style>
    <style:style style:name="P37" style:family="paragraph">
      <loext:graphic-properties draw:fill="solid" draw:fill-color="#000000" draw:opacity="9%"/>
      <style:paragraph-properties fo:text-align="center"/>
    </style:style>
    <style:style style:name="P38" style:family="paragraph">
      <loext:graphic-properties draw:fill="solid" draw:fill-color="#ed4c05" draw:opacity="36%"/>
      <style:paragraph-properties fo:text-align="center"/>
    </style:style>
    <style:style style:name="P39" style:family="paragraph">
      <style:text-properties fo:font-size="13pt"/>
    </style:style>
    <style:style style:name="P40" style:family="paragraph">
      <loext:graphic-properties draw:fill="none" draw:fill-color="#ffffff"/>
      <style:paragraph-properties style:writing-mode="lr-tb"/>
      <style:text-properties fo:font-size="13pt" fo:font-style="italic" style:font-size-asian="24pt" style:font-style-asian="italic" style:font-size-complex="24pt" style:font-style-complex="italic"/>
    </style:style>
    <style:style style:name="P41" style:family="paragraph">
      <loext:graphic-properties draw:fill="solid" draw:fill-color="#5983b0" draw:opacity="36%"/>
      <style:paragraph-properties fo:text-align="center"/>
    </style:style>
    <style:style style:name="P42" style:family="paragraph">
      <loext:graphic-properties draw:fill="none" draw:fill-color="#ffffff"/>
    </style:style>
    <style:style style:name="P43" style:family="paragraph">
      <loext:graphic-properties draw:fill="solid" draw:fill-color="#ffff00" draw:opacity="17%"/>
      <style:paragraph-properties fo:text-align="center"/>
    </style:style>
    <style:style style:name="P44" style:family="paragraph">
      <style:paragraph-properties fo:text-align="start" style:writing-mode="lr-tb"/>
      <style:text-properties fo:font-size="11pt"/>
    </style:style>
    <style:style style:name="P45" style:family="paragraph">
      <loext:graphic-properties draw:fill-color="#ffff00"/>
      <style:paragraph-properties fo:text-align="start" style:writing-mode="lr-tb"/>
      <style:text-properties fo:font-size="11pt"/>
    </style:style>
    <style:style style:name="P46" style:family="paragraph">
      <style:text-properties fo:font-size="13pt" style:font-size-asian="13pt" style:font-size-complex="13pt"/>
    </style:style>
    <style:style style:name="P47" style:family="paragraph">
      <loext:graphic-properties draw:fill="none" draw:fill-color="#ffffff"/>
      <style:text-properties fo:font-size="13pt" style:font-size-asian="13pt" style:font-size-complex="13pt"/>
    </style:style>
    <style:style style:name="P48" style:family="paragraph">
      <loext:graphic-properties draw:fill="solid" draw:fill-color="#729fcf" draw:opacity="11%"/>
      <style:paragraph-properties fo:text-align="center"/>
    </style:style>
    <style:style style:name="P49" style:family="paragraph">
      <loext:graphic-properties draw:fill="solid" draw:fill-color="#ff8000" draw:opacity="10%"/>
      <style:paragraph-properties fo:text-align="center"/>
    </style:style>
    <style:style style:name="P50" style:family="paragraph">
      <loext:graphic-properties draw:fill="solid" draw:fill-color="#81d41a" draw:opacity="10%"/>
      <style:paragraph-properties fo:text-align="center"/>
    </style:style>
    <style:style style:name="P51" style:family="paragraph">
      <loext:graphic-properties draw:fill-color="#808080"/>
      <style:paragraph-properties fo:text-align="start" style:writing-mode="lr-tb"/>
      <style:text-properties fo:font-size="11pt"/>
    </style:style>
    <style:style style:name="P52" style:family="paragraph">
      <loext:graphic-properties draw:fill-color="#eeeeee"/>
      <style:paragraph-properties fo:text-align="start" style:writing-mode="lr-tb"/>
      <style:text-properties fo:font-size="11pt"/>
    </style:style>
    <style:style style:name="P53" style:family="paragraph">
      <loext:graphic-properties draw:fill-color="#ff8000"/>
      <style:paragraph-properties fo:text-align="start" style:writing-mode="lr-tb"/>
      <style:text-properties fo:font-size="11pt"/>
    </style:style>
    <style:style style:name="P54" style:family="paragraph">
      <loext:graphic-properties draw:fill-color="#81d41a"/>
      <style:paragraph-properties fo:text-align="start" style:writing-mode="lr-tb"/>
      <style:text-properties fo:font-size="11pt"/>
    </style:style>
    <style:style style:name="P55" style:family="paragraph">
      <loext:graphic-properties draw:fill-color="#729fcf"/>
      <style:paragraph-properties fo:text-align="start" style:writing-mode="lr-tb"/>
      <style:text-properties fo:font-size="11pt"/>
    </style:style>
    <style:style style:name="P56" style:family="paragraph">
      <loext:graphic-properties draw:fill="solid" draw:fill-color="#ff8000"/>
      <style:paragraph-properties fo:text-align="center"/>
    </style:style>
    <style:style style:name="P57" style:family="paragraph">
      <loext:graphic-properties draw:fill="solid" draw:fill-color="#729fcf"/>
      <style:paragraph-properties fo:text-align="center"/>
    </style:style>
    <style:style style:name="P58" style:family="paragraph">
      <loext:graphic-properties draw:fill="solid" draw:fill-color="#81d41a"/>
      <style:paragraph-properties fo:text-align="center"/>
    </style:style>
    <style:style style:name="P59" style:family="paragraph">
      <loext:graphic-properties draw:fill="none" draw:fill-color="#ffffff"/>
      <style:paragraph-properties style:writing-mode="lr-tb"/>
      <style:text-properties fo:font-size="16pt" fo:font-style="italic" style:font-size-asian="24pt" style:font-style-asian="italic" style:font-size-complex="24pt" style:font-style-complex="italic"/>
    </style:style>
    <style:style style:name="P60" style:family="paragraph">
      <style:paragraph-properties fo:text-align="center"/>
    </style:style>
    <style:style style:name="P61" style:family="paragraph">
      <loext:graphic-properties draw:fill="none" draw:fill-color="#ffffff"/>
      <style:paragraph-properties fo:text-align="center" style:writing-mode="lr-tb"/>
      <style:text-properties fo:font-size="16pt" fo:font-style="italic" style:font-size-asian="24pt" style:font-style-asian="italic" style:font-size-complex="24pt" style:font-style-complex="italic"/>
    </style:style>
    <style:style style:name="P62" style:family="paragraph">
      <loext:graphic-properties draw:fill="solid" draw:fill-color="#81d41a" draw:opacity="11%"/>
      <style:paragraph-properties fo:text-align="center"/>
    </style:style>
    <style:style style:name="P63" style:family="paragraph">
      <style:paragraph-properties fo:margin-left="0cm" fo:margin-right="0cm" fo:margin-top="0cm" fo:margin-bottom="0cm" fo:line-height="100%" fo:text-align="center" fo:text-indent="0cm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fo:font-style="italic" style:font-size-asian="24pt" style:font-style-asian="italic" style:font-size-complex="24pt" style:font-style-complex="italic"/>
    </style:style>
    <style:style style:name="P65" style:family="paragraph">
      <loext:graphic-properties draw:fill="solid" draw:fill-color="#81d41a"/>
      <style:paragraph-properties fo:text-align="center"/>
      <style:text-properties fo:color="#000000"/>
    </style:style>
    <style:style style:name="P66" style:family="paragraph">
      <loext:graphic-properties draw:fill="none" draw:fill-color="#81d41a"/>
      <style:paragraph-properties fo:text-align="center" style:writing-mode="lr-tb"/>
      <style:text-properties fo:color="#000000" fo:font-size="13pt" fo:font-weight="bold" style:font-size-asian="13pt" style:font-weight-asian="bold" style:font-size-complex="13pt" style:font-weight-complex="bold"/>
    </style:style>
    <style:style style:name="P67" style:family="paragraph">
      <loext:graphic-properties draw:fill-color="#ff8000"/>
      <style:paragraph-properties fo:text-align="center"/>
      <style:text-properties fo:color="#000000"/>
    </style:style>
    <style:style style:name="P68" style:family="paragraph">
      <loext:graphic-properties draw:fill="none" draw:fill-color="#ffffff"/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69" style:family="paragraph">
      <loext:graphic-properties draw:fill-color="#5983b0"/>
      <style:paragraph-properties fo:text-align="center"/>
      <style:text-properties fo:color="#000000"/>
    </style:style>
    <style:style style:name="P70" style:family="paragraph">
      <style:paragraph-properties fo:text-align="center" style:writing-mode="lr-tb"/>
      <style:text-properties fo:color="#000000" fo:font-size="11pt"/>
    </style:style>
    <style:style style:name="P71" style:family="paragraph">
      <loext:graphic-properties draw:fill="solid" draw:fill-color="#81d41a"/>
      <style:paragraph-properties fo:text-align="center" style:writing-mode="lr-tb"/>
      <style:text-properties fo:color="#000000" fo:font-size="11pt"/>
    </style:style>
    <style:style style:name="P72" style:family="paragraph">
      <style:paragraph-properties fo:text-align="center" style:writing-mode="lr-tb"/>
      <style:text-properties fo:color="#000000" fo:font-weight="normal" style:font-weight-asian="normal" style:font-weight-complex="normal"/>
    </style:style>
    <style:style style:name="P73" style:family="paragraph">
      <loext:graphic-properties draw:fill="solid" draw:fill-color="#81d41a"/>
      <style:paragraph-properties fo:text-align="center" style:writing-mode="lr-tb"/>
      <style:text-properties fo:color="#000000" fo:font-weight="normal" style:font-weight-asian="normal" style:font-weight-complex="normal"/>
    </style:style>
    <style:style style:name="P74" style:family="paragraph">
      <loext:graphic-properties draw:fill-color="#b2b2b2" draw:opacity="100%"/>
      <style:paragraph-properties fo:text-align="center" style:writing-mode="lr-tb"/>
      <style:text-properties fo:color="#ffffff" fo:font-size="11pt"/>
    </style:style>
    <style:style style:name="P75" style:family="paragraph">
      <loext:graphic-properties draw:fill-color="#b2b2b2" draw:opacity="100%"/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1pt"/>
    </style:style>
    <style:style style:name="P76" style:family="paragraph">
      <loext:graphic-properties draw:fill-color="#b2b2b2" draw:opacity="100%"/>
      <style:paragraph-properties fo:text-align="center"/>
      <style:text-properties fo:color="#ffffff"/>
    </style:style>
    <style:style style:name="P77" style:family="paragraph">
      <style:text-properties style:text-underline-style="none"/>
    </style:style>
    <style:style style:name="P78" style:family="paragraph">
      <loext:graphic-properties draw:fill="none" draw:fill-color="#ffffff"/>
      <style:paragraph-properties style:writing-mode="lr-tb"/>
      <style:text-properties fo:font-size="24pt" style:text-underline-style="none"/>
    </style:style>
    <style:style style:name="P79" style:family="paragraph">
      <style:paragraph-properties fo:text-align="center" style:writing-mode="lr-tb"/>
      <style:text-properties fo:font-size="13pt" style:font-size-asian="13pt" style:font-size-complex="13pt"/>
    </style:style>
    <style:style style:name="P80" style:family="paragraph">
      <loext:graphic-properties draw:fill-color="#ffff00"/>
      <style:paragraph-properties fo:text-align="center" style:writing-mode="lr-tb"/>
      <style:text-properties fo:font-size="13pt" style:font-size-asian="13pt" style:font-size-complex="13pt"/>
    </style:style>
    <style:style style:name="P81" style:family="paragraph">
      <loext:graphic-properties draw:fill="solid" draw:fill-color="#c9211e"/>
      <style:paragraph-properties fo:text-align="center"/>
    </style:style>
    <style:style style:name="P82" style:family="paragraph">
      <loext:graphic-properties draw:fill="none" draw:fill-color="#ffffff"/>
      <style:paragraph-properties style:writing-mode="lr-tb"/>
      <style:text-properties fo:font-size="16pt"/>
    </style:style>
    <style:style style:name="P83" style:family="paragraph">
      <style:paragraph-properties fo:text-align="start" style:writing-mode="lr-tb"/>
      <style:text-properties fo:color="#000000" fo:font-size="9pt" style:font-size-asian="9pt" style:font-size-complex="9pt"/>
    </style:style>
    <style:style style:name="P84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fo:font-size="9pt" style:font-size-asian="9pt" style:font-size-complex="9pt"/>
    </style:style>
    <style:style style:name="P85" style:family="paragraph">
      <loext:graphic-properties draw:fill-color="#81d41a"/>
      <style:paragraph-properties fo:text-align="start" style:writing-mode="lr-tb"/>
      <style:text-properties fo:color="#000000" fo:font-size="9pt" style:font-size-asian="9pt" style:font-size-complex="9pt"/>
    </style:style>
    <style:style style:name="P86" style:family="paragraph">
      <loext:graphic-properties draw:fill-color="#ff8000"/>
      <style:paragraph-properties fo:text-align="center" style:writing-mode="lr-tb"/>
      <style:text-properties fo:color="#000000" fo:font-size="11pt"/>
    </style:style>
    <style:style style:name="P87" style:family="paragraph">
      <loext:graphic-properties draw:fill-color="#5983b0"/>
      <style:paragraph-properties fo:text-align="center" style:writing-mode="lr-tb"/>
      <style:text-properties fo:color="#000000" fo:font-size="11pt"/>
    </style:style>
    <style:style style:name="P8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fo:font-weight="bold"/>
    </style:style>
    <style:style style:name="P89" style:family="paragraph">
      <loext:graphic-properties draw:fill="solid" draw:fill-color="#81d41a"/>
      <style:paragraph-properties fo:text-align="center" style:writing-mode="lr-tb"/>
      <style:text-properties fo:color="#000000" fo:font-weight="bold"/>
    </style:style>
    <style:style style:name="P9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P91" style:family="paragraph">
      <loext:graphic-properties draw:fill-color="#81d41a"/>
      <style:paragraph-properties fo:text-align="center"/>
      <style:text-properties fo:color="#ffffff"/>
    </style:style>
    <style:style style:name="P92" style:family="paragraph">
      <style:paragraph-properties fo:text-align="start" style:writing-mode="lr-tb"/>
      <style:text-properties fo:font-size="9pt"/>
    </style:style>
    <style:style style:name="P93" style:family="paragraph">
      <loext:graphic-properties draw:fill-color="#81d41a"/>
      <style:paragraph-properties fo:text-align="start" style:writing-mode="lr-tb"/>
      <style:text-properties fo:font-size="9pt"/>
    </style:style>
    <style:style style:name="P94" style:family="paragraph">
      <style:paragraph-properties fo:text-align="start" style:writing-mode="lr-tb"/>
      <style:text-properties fo:color="#ffffff" fo:font-size="9pt"/>
    </style:style>
    <style:style style:name="P95" style:family="paragraph">
      <loext:graphic-properties draw:fill-color="#5983b0"/>
      <style:paragraph-properties fo:text-align="start" style:writing-mode="lr-tb"/>
      <style:text-properties fo:color="#ffffff" fo:font-size="9pt"/>
    </style:style>
    <style:style style:name="P96" style:family="paragraph">
      <loext:graphic-properties draw:fill-color="#ff8000"/>
      <style:paragraph-properties fo:text-align="start" style:writing-mode="lr-tb"/>
      <style:text-properties fo:color="#ffffff" fo:font-size="9pt"/>
    </style:style>
    <style:style style:name="P97" style:family="paragraph">
      <loext:graphic-properties draw:fill-color="#5983b0"/>
      <style:paragraph-properties fo:text-align="center"/>
      <style:text-properties fo:color="#ffffff"/>
    </style:style>
    <style:style style:name="P98" style:family="paragraph">
      <loext:graphic-properties draw:fill-color="#ff8000"/>
      <style:paragraph-properties fo:text-align="center"/>
      <style:text-properties fo:color="#ffffff"/>
    </style:style>
    <style:style style:name="P99" style:family="paragraph">
      <loext:graphic-properties draw:fill-color="#55308d"/>
      <style:paragraph-properties fo:text-align="center" style:writing-mode="lr-tb"/>
      <style:text-properties fo:color="#ffffff" fo:font-size="11pt"/>
    </style:style>
    <style:style style:name="P100" style:family="paragraph">
      <loext:graphic-properties draw:fill-color="#d62e4e"/>
      <style:paragraph-properties fo:text-align="center" style:writing-mode="lr-tb"/>
      <style:text-properties fo:color="#ffffff" fo:font-size="11pt"/>
    </style:style>
    <style:style style:name="P101" style:family="paragraph">
      <loext:graphic-properties draw:fill-color="#ff8000"/>
      <style:paragraph-properties fo:text-align="center" style:writing-mode="lr-tb"/>
      <style:text-properties fo:color="#ffffff" fo:font-size="11pt"/>
    </style:style>
    <style:style style:name="P102" style:family="paragraph">
      <loext:graphic-properties draw:fill-color="#5983b0"/>
      <style:paragraph-properties fo:text-align="center" style:writing-mode="lr-tb"/>
      <style:text-properties fo:color="#ffffff" fo:font-size="11pt"/>
    </style:style>
    <style:style style:name="P103" style:family="paragraph">
      <loext:graphic-properties draw:fill-color="#55308d"/>
      <style:paragraph-properties fo:text-align="center"/>
      <style:text-properties fo:color="#ffffff"/>
    </style:style>
    <style:style style:name="P104" style:family="paragraph">
      <loext:graphic-properties draw:fill-color="#d62e4e"/>
      <style:paragraph-properties fo:text-align="center"/>
      <style:text-properties fo:color="#ffffff"/>
    </style:style>
    <style:style style:name="P105" style:family="paragraph">
      <loext:graphic-properties draw:fill-color="#55308d" draw:opacity="100%"/>
      <style:paragraph-properties fo:text-align="center" style:writing-mode="lr-tb"/>
      <style:text-properties fo:color="#ffffff" fo:font-size="11pt"/>
    </style:style>
    <style:style style:name="P106" style:family="paragraph">
      <loext:graphic-properties draw:fill-color="#d62e4e" draw:opacity="100%"/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1pt"/>
    </style:style>
    <style:style style:name="P107" style:family="paragraph">
      <loext:graphic-properties draw:fill-color="#55308d" draw:opacity="100%"/>
      <style:paragraph-properties fo:text-align="center"/>
      <style:text-properties fo:color="#ffffff"/>
    </style:style>
    <style:style style:name="P108" style:family="paragraph">
      <loext:graphic-properties draw:fill-color="#d62e4e" draw:opacity="100%"/>
      <style:paragraph-properties fo:text-align="center"/>
      <style:text-properties fo:color="#ffffff"/>
    </style:style>
    <style:style style:name="P109" style:family="paragraph">
      <loext:graphic-properties draw:fill-color="#d62e4e"/>
      <style:paragraph-properties fo:text-align="start" style:writing-mode="lr-tb"/>
      <style:text-properties fo:color="#ffffff" fo:font-size="9pt"/>
    </style:style>
    <style:style style:name="P110" style:family="paragraph">
      <loext:graphic-properties draw:fill-color="#55308d"/>
      <style:paragraph-properties fo:text-align="start" style:writing-mode="lr-tb"/>
      <style:text-properties fo:color="#ffffff" fo:font-size="9pt"/>
    </style:style>
    <style:style style:name="T1" style:family="text">
      <style:text-properties fo:font-size="11pt"/>
    </style:style>
    <style:style style:name="T2" style:family="text">
      <style:text-properties fo:font-size="11pt" fo:font-weight="bold"/>
    </style:style>
    <style:style style:name="T3" style:family="text">
      <style:text-properties fo:color="#eeeeee" fo:font-size="11pt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fo:font-size="11pt" fo:font-weight="bold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size="11pt"/>
    </style:style>
    <style:style style:name="T8" style:family="text">
      <style:text-properties fo:color="#ffffff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800080" fo:font-size="16pt" fo:font-style="italic" fo:font-weight="bold" style:font-size-asian="16pt" style:font-style-asian="italic" style:font-size-complex="16pt" style:font-style-complex="italic"/>
    </style:style>
    <style:style style:name="T11" style:family="text">
      <style:text-properties fo:color="#800080" fo:font-size="16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T12" style:family="text">
      <style:text-properties fo:color="#ed4c05" fo:font-size="16pt" fo:font-style="italic" fo:font-weight="bold" style:font-size-asian="16pt" style:font-style-asian="italic" style:font-size-complex="16pt" style:font-style-complex="italic"/>
    </style:style>
    <style:style style:name="T13" style:family="text">
      <style:text-properties fo:color="#ed4c05" fo:font-size="16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T14" style:family="text">
      <style:text-properties fo:color="#2a6099" fo:font-size="16pt" fo:font-style="italic" fo:font-weight="bold" style:font-size-asian="16pt" style:font-style-asian="italic" style:font-size-complex="16pt" style:font-style-complex="italic"/>
    </style:style>
    <style:style style:name="T15" style:family="text">
      <style:text-properties fo:color="#2a6099" fo:font-size="16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T16" style:family="text">
      <style:text-properties fo:font-size="13pt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size="24pt"/>
    </style:style>
    <style:style style:name="T19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color="#000000" fo:font-size="24pt" fo:font-weight="bold" style:font-size-asian="24pt" style:font-size-complex="24pt"/>
    </style:style>
    <style:style style:name="T21" style:family="text">
      <style:text-properties fo:font-size="24pt" fo:font-weight="normal" style:font-size-asian="24pt" style:font-weight-asian="normal" style:font-size-complex="24pt" style:font-weight-complex="normal"/>
    </style:style>
    <style:style style:name="T22" style:family="text">
      <style:text-properties fo:font-size="24pt" fo:font-weight="bold" style:font-size-asian="24pt" style:font-size-complex="24pt"/>
    </style:style>
    <style:style style:name="T23" style:family="text">
      <style:text-properties fo:font-style="italic" style:font-size-asian="24pt" style:font-style-asian="italic" style:font-size-complex="24pt" style:font-style-complex="italic"/>
    </style:style>
    <style:style style:name="T24" style:family="text">
      <style:text-properties fo:font-size="11pt" fo:font-weight="bold" style:font-weight-asian="bold" style:font-weight-complex="bold"/>
    </style:style>
    <style:style style:name="T25" style:family="text">
      <style:text-properties fo:font-size="11pt" fo:font-style="italic" style:font-style-asian="italic" style:font-style-complex="italic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fo:font-size="16pt" fo:font-style="italic" style:font-size-asian="24pt" style:font-style-asian="italic" style:font-size-complex="24pt" style:font-style-complex="italic"/>
    </style:style>
    <style:style style:name="T28" style:family="text">
      <style:text-properties fo:font-size="16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29" style:family="text">
      <style:text-properties fo:font-size="13pt" fo:font-weight="bold" style:font-weight-asian="bold" style:font-weight-complex="bold"/>
    </style:style>
    <style:style style:name="T30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31" style:family="text">
      <style:text-properties fo:font-size="13pt" fo:font-weight="bold" style:font-size-asian="13pt" style:font-weight-asian="bold" style:font-size-complex="13pt" style:font-weight-complex="bold"/>
    </style:style>
    <style:style style:name="T32" style:family="text">
      <style:text-properties fo:color="#000000" fo:font-size="11pt"/>
    </style:style>
    <style:style style:name="T33" style:family="text">
      <style:text-properties fo:color="#000000" fo:font-size="11pt" fo:font-weight="bold" style:font-weight-asian="bold" style:font-weight-complex="bold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fo:font-weight="normal" style:font-weight-asian="normal" style:font-weight-complex="normal"/>
    </style:style>
    <style:style style:name="T37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38" style:family="text">
      <style:text-properties fo:color="#000000" fo:font-weight="bold" style:font-weight-asian="bold" style:font-weight-complex="bold"/>
    </style:style>
    <style:style style:name="T39" style:family="text">
      <style:text-properties fo:color="#ffffff" fo:font-size="11pt" fo:font-weight="bold" style:font-weight-asian="bold" style:font-weight-complex="bold"/>
    </style:style>
    <style:style style:name="T40" style:family="text">
      <style:text-properties fo:font-size="16pt"/>
    </style:style>
    <style:style style:name="T41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42" style:family="text">
      <style:text-properties fo:color="#000000" fo:font-size="9pt" fo:font-style="italic" style:font-size-asian="9pt" style:font-style-asian="italic" style:font-size-complex="9pt" style:font-style-complex="italic"/>
    </style:style>
    <style:style style:name="T43" style:family="text">
      <style:text-properties fo:color="#000000" fo:font-size="9pt" style:font-size-asian="9pt" style:font-size-complex="9pt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size="24pt" style:text-underline-style="none"/>
    </style:style>
    <style:style style:name="T46" style:family="text">
      <style:text-properties fo:font-size="9pt" fo:font-weight="bold" style:font-weight-asian="bold" style:font-weight-complex="bold"/>
    </style:style>
    <style:style style:name="T47" style:family="text">
      <style:text-properties fo:font-size="9pt" fo:font-style="italic" style:font-style-asian="italic" style:font-style-complex="italic"/>
    </style:style>
    <style:style style:name="T48" style:family="text">
      <style:text-properties fo:font-size="9pt"/>
    </style:style>
    <style:style style:name="T49" style:family="text">
      <style:text-properties fo:color="#ffffff" fo:font-size="9pt" fo:font-style="italic" style:font-style-asian="italic" style:font-style-complex="italic"/>
    </style:style>
    <style:style style:name="T50" style:family="text">
      <style:text-properties fo:color="#ffffff" fo:font-size="9pt"/>
    </style:style>
    <style:style style:name="T51" style:family="text">
      <style:text-properties fo:font-variant="normal" fo:text-transform="none"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5.462cm" svg:height="3.216cm" svg:x="23.775cm" svg:y="3.658cm">
          <text:p text:style-name="P1"><text:span text:style-name="T1"/></text:p>
          <text:p text:style-name="P1"><text:span text:style-name="T1">WAMP Messag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4.537cm" svg:height="1.382cm" svg:x="16.682cm" svg:y="5.089cm">
          <text:p text:style-name="P3"><text:span text:style-name="T2">XSalsa20Poly1305</text:span></text:p>
          <text:p text:style-name="P3"><text:span text:style-name="T2">Symmetric Ciph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7" draw:id="id7" draw:layer="layout" svg:width="4.538cm" svg:height="1.381cm" svg:x="16.681cm" svg:y="7.502cm">
          <text:p text:style-name="P5"><text:span text:style-name="T3">Data Encryption Key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8" draw:id="id8" draw:layer="layout" svg:width="4.538cm" svg:height="1.381cm" svg:x="5.9cm" svg:y="14.966cm">
          <text:p text:style-name="P7"><text:span text:style-name="T4">Peer 1 </text:span><text:span text:style-name="T5">CS</text:span></text:p>
          <text:p text:style-name="P7"><text:span text:style-name="T5">Private Key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4.537cm" svg:height="1.381cm" svg:x="5.875cm" svg:y="13.388cm">
          <text:p text:style-name="P9"><text:span text:style-name="T6">Peer 1 </text:span><text:span text:style-name="T7">CS</text:span></text:p>
          <text:p text:style-name="P9"><text:span text:style-name="T7">Public Key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4" draw:id="id4" draw:layer="layout" svg:width="4.537cm" svg:height="1.382cm" svg:x="24.244cm" svg:y="5.089cm">
          <text:p text:style-name="P1"><text:span text:style-name="T1">Encrypted Payload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xml:id="id1" draw:id="id1" draw:layer="layout" svg:width="2.967cm" svg:height="2.967cm" svg:x="4.017cm" svg:y="4.297cm">
          <text:p text:style-name="P12"><text:span text:style-name="T8">Pe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2" draw:id="id2" draw:layer="layout" svg:width="4.537cm" svg:height="1.382cm" svg:x="9.73cm" svg:y="5.089cm">
          <text:p text:style-name="P1"><text:span text:style-name="T1">Serialized </text:span><text:span text:style-name="T1">Payload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xml:id="id6" draw:id="id6" draw:layer="layout" svg:width="2.967cm" svg:height="2.967cm" svg:x="33.859cm" svg:y="4.297cm">
          <text:p text:style-name="P12"><text:span text:style-name="T8">Pe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4.538cm" svg:height="1.381cm" svg:x="16.681cm" svg:y="9.075cm">
          <text:p text:style-name="P5"><text:span text:style-name="T3">Data Encryption Key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2" draw:id="id12" draw:layer="layout" svg:width="4.538cm" svg:height="1.381cm" svg:x="16.681cm" svg:y="10.649cm">
          <text:p text:style-name="P5"><text:span text:style-name="T3">Data </text:span><text:span text:style-name="T3">Encryption </text:span><text:span text:style-name="T3">Key</text:span></text:p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4.692cm" svg:height="1.681cm" svg:x="17.033cm" svg:y="11.738cm">
          <draw:text-box>
            <text:p><text:span text:style-name="T9">... <text:s text:c="4"/>...</text:span></text:p>
          </draw:text-box>
        </draw:frame>
        <draw:connector draw:style-name="gr9" draw:text-style-name="P15" draw:layer="layout" svg:x1="6.984cm" svg:y1="5.78cm" svg:x2="9.73cm" svg:y2="5.78cm" draw:start-shape="id1" draw:start-glue-point="10" draw:end-shape="id2" draw:end-glue-point="3" svg:d="M6984 5780h2746" svg:viewBox="0 0 2747 1">
          <text:p/>
        </draw:connector>
        <draw:connector draw:style-name="gr9" draw:text-style-name="P15" draw:layer="layout" svg:x1="14.267cm" svg:y1="5.78cm" svg:x2="16.682cm" svg:y2="5.78cm" draw:start-shape="id2" draw:start-glue-point="1" draw:end-shape="id3" draw:end-glue-point="3" svg:d="M14267 5780h2415" svg:viewBox="0 0 2416 1">
          <text:p/>
        </draw:connector>
        <draw:connector draw:style-name="gr9" draw:text-style-name="P15" draw:layer="layout" svg:x1="21.219cm" svg:y1="5.78cm" svg:x2="24.244cm" svg:y2="5.78cm" draw:start-shape="id3" draw:start-glue-point="1" draw:end-shape="id4" draw:end-glue-point="3" svg:d="M21219 5780h3025" svg:viewBox="0 0 3026 1">
          <text:p/>
        </draw:connector>
        <draw:connector draw:style-name="gr9" draw:text-style-name="P15" draw:layer="layout" svg:x1="29.237cm" svg:y1="5.266cm" svg:x2="33.859cm" svg:y2="5.78cm" draw:start-shape="id5" draw:start-glue-point="1" draw:end-shape="id6" draw:end-glue-point="6" svg:d="M29237 5266h2311v514h2311" svg:viewBox="0 0 4623 515">
          <text:p/>
        </draw:connector>
        <draw:connector draw:style-name="gr9" draw:text-style-name="P15" draw:layer="layout" svg:x1="18.95cm" svg:y1="7.502cm" svg:x2="18.95cm" svg:y2="6.471cm" draw:start-shape="id7" draw:start-glue-point="0" draw:end-shape="id3" draw:end-glue-point="2" svg:d="M18950 7502v-1031" svg:viewBox="0 0 1 1032">
          <text:p/>
        </draw:connector>
        <draw:custom-shape draw:style-name="gr10" draw:text-style-name="P16" xml:id="id9" draw:id="id9" draw:layer="layout" svg:width="4.537cm" svg:height="1.38cm" svg:x="16.682cm" svg:y="14.97cm">
          <text:p text:style-name="P3"><text:span text:style-name="T2">Curve25519</text:span></text:p>
          <text:p text:style-name="P3"><text:span text:style-name="T2">Asymmetric Ciph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538cm" svg:height="1.38cm" svg:x="30.73cm" svg:y="14.968cm">
          <text:p text:style-name="P9"><text:span text:style-name="T6">Peer 2 </text:span><text:span text:style-name="T7">CS</text:span></text:p>
          <text:p text:style-name="P9"><text:span text:style-name="T7">Private Key</text:span></text:p>
          <draw:enhanced-geometry svg:viewBox="0 0 21600 21600" draw:type="rectangle" draw:enhanced-path="M 0 0 L 21600 0 21600 21600 0 21600 0 0 Z N"/>
        </draw:custom-shape>
        <draw:custom-shape draw:style-name="gr12" draw:text-style-name="P18" xml:id="id10" draw:id="id10" draw:layer="layout" svg:width="4.538cm" svg:height="1.382cm" svg:x="30.706cm" svg:y="13.388cm">
          <text:p text:style-name="P17"><text:span text:style-name="T5">Peer 2 CS</text:span></text:p>
          <text:p text:style-name="P17"><text:span text:style-name="T5">Public Key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10.438cm" svg:y1="15.656cm" svg:x2="16.682cm" svg:y2="15.66cm" draw:start-shape="id8" draw:start-glue-point="1" draw:end-shape="id9" draw:end-glue-point="3" svg:d="M10438 15656h3095v4h3149" svg:viewBox="0 0 6245 5">
          <text:p/>
        </draw:connector>
        <draw:connector draw:style-name="gr9" draw:text-style-name="P15" draw:layer="layout" svg:x1="30.706cm" svg:y1="14.079cm" svg:x2="21.219cm" svg:y2="15.66cm" draw:start-shape="id10" draw:start-glue-point="3" draw:end-shape="id9" draw:end-glue-point="1" svg:d="M30706 14079h-4717v1581h-4770" svg:viewBox="0 0 9488 1582">
          <text:p/>
        </draw:connector>
        <draw:custom-shape draw:style-name="gr13" draw:text-style-name="P2" xml:id="id14" draw:id="id14" draw:layer="layout" svg:width="5.463cm" svg:height="3.216cm" svg:x="16.218cm" svg:y="20.749cm">
          <text:p text:style-name="P1"><text:span text:style-name="T1"/></text:p>
          <text:p text:style-name="P1"><text:span text:style-name="T1">WAMP Message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1" draw:id="id11" draw:layer="layout" svg:width="4.538cm" svg:height="1.382cm" svg:x="16.681cm" svg:y="22.103cm">
          <text:p text:style-name="P1"><text:span text:style-name="T1">Encrypted</text:span></text:p>
          <text:p text:style-name="P1"><text:span text:style-name="T1">Data Encryption Key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18.95cm" svg:y1="16.35cm" svg:x2="18.95cm" svg:y2="22.103cm" draw:start-shape="id9" draw:start-glue-point="2" draw:end-shape="id11" draw:end-glue-point="0" svg:d="M18950 16350v5753" svg:viewBox="0 0 1 5754">
          <text:p/>
        </draw:connector>
        <draw:connector draw:style-name="gr9" draw:text-style-name="P15" draw:layer="layout" svg:x1="18.95cm" svg:y1="12.03cm" svg:x2="18.95cm" svg:y2="14.97cm" draw:start-shape="id12" draw:start-glue-point="2" draw:end-shape="id9" draw:end-glue-point="0" svg:d="M18950 12030v2940" svg:viewBox="0 0 1 2941">
          <text:p/>
        </draw:connector>
        <draw:custom-shape draw:style-name="gr15" draw:text-style-name="P13" xml:id="id13" draw:id="id13" draw:layer="layout" svg:width="2.967cm" svg:height="2.966cm" svg:x="4.132cm" svg:y="20.874cm">
          <text:p text:style-name="P12"><text:span text:style-name="T8">Pe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5" draw:layer="layout" svg:x1="7.099cm" svg:y1="22.357cm" svg:x2="16.218cm" svg:y2="22.357cm" draw:start-shape="id13" draw:start-glue-point="10" draw:end-shape="id14" draw:end-glue-point="3" svg:d="M7099 22357h9119" svg:viewBox="0 0 9120 1">
          <text:p/>
        </draw:connector>
        <draw:custom-shape draw:style-name="gr15" draw:text-style-name="P13" xml:id="id15" draw:id="id15" draw:layer="layout" svg:width="2.967cm" svg:height="2.966cm" svg:x="33.223cm" svg:y="20.874cm">
          <text:p text:style-name="P12"><text:span text:style-name="T8">Pe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5" draw:layer="layout" svg:x1="21.681cm" svg:y1="22.357cm" svg:x2="33.223cm" svg:y2="22.357cm" draw:start-shape="id14" draw:start-glue-point="1" draw:end-shape="id15" draw:end-glue-point="6" svg:d="M21681 22357h11542" svg:viewBox="0 0 11543 1">
          <text:p/>
        </draw:connector>
        <draw:custom-shape draw:style-name="gr1" draw:text-style-name="P2" xml:id="id16" draw:id="id16" draw:layer="layout" svg:width="5.462cm" svg:height="3.216cm" svg:x="22.843cm" svg:y="17.647cm">
          <text:p text:style-name="P1"><text:span text:style-name="T1"/></text:p>
          <text:p text:style-name="P1"><text:span text:style-name="T1">WAMP Message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9" draw:id="id19" draw:layer="layout" svg:width="4.538cm" svg:height="1.382cm" svg:x="23.361cm" svg:y="19.001cm">
          <text:p text:style-name="P1"><text:span text:style-name="T1">Peer 2 Signed</text:span></text:p>
          <text:p text:style-name="P1"><text:span text:style-name="T1">EIP712DelegateCertificate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22.843cm" svg:y1="19.255cm" svg:x2="5.615cm" svg:y2="20.874cm" draw:start-shape="id16" draw:start-glue-point="3" draw:end-shape="id13" draw:end-glue-point="4" svg:d="M22843 19255h-17228v1619" svg:viewBox="0 0 17229 1620">
          <text:p/>
        </draw:connector>
        <draw:connector draw:style-name="gr9" draw:text-style-name="P15" draw:layer="layout" svg:x1="30.706cm" svg:y1="14.079cm" svg:x2="27.899cm" svg:y2="23.869cm" draw:start-shape="id10" draw:start-glue-point="3" draw:end-shape="id17" draw:end-glue-point="1" svg:d="M30706 14079h-1377v9790h-1430" svg:viewBox="0 0 2808 9791">
          <text:p/>
        </draw:connector>
        <draw:custom-shape draw:style-name="gr16" draw:text-style-name="P19" xml:id="id18" draw:id="id18" draw:layer="layout" svg:width="4.537cm" svg:height="1.381cm" svg:x="30.162cm" svg:y="26.437cm">
          <text:p text:style-name="P17"><text:span text:style-name="T5">Peer 2 ETH</text:span></text:p>
          <text:p text:style-name="P17"><text:span text:style-name="T5">Private Key</text:span></text:p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4.538cm" svg:height="1.382cm" svg:x="30.137cm" svg:y="24.858cm">
          <text:p text:style-name="P20"><text:span text:style-name="T7">Peer 2 ETH</text:span></text:p>
          <text:p text:style-name="P20"><text:span text:style-name="T7">Public Key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xml:id="id17" draw:id="id17" draw:layer="layout" svg:width="4.537cm" svg:height="1.381cm" svg:x="23.362cm" svg:y="23.179cm">
          <text:p text:style-name="P3"><text:span text:style-name="T2">sec256k1 / EIP712</text:span></text:p>
          <text:p text:style-name="P3"><text:span text:style-name="T2">Asymmetric Signatu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4.537cm" svg:height="1.382cm" svg:x="6.031cm" svg:y="26.437cm">
          <text:p text:style-name="P20"><text:span text:style-name="T7">Peer 1 ETH</text:span></text:p>
          <text:p text:style-name="P20"><text:span text:style-name="T7">Private Key</text:span></text:p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4.538cm" svg:height="1.382cm" svg:x="6.006cm" svg:y="24.859cm">
          <text:p text:style-name="P20"><text:span text:style-name="T7">Peer 1 ETH</text:span></text:p>
          <text:p text:style-name="P20"><text:span text:style-name="T7">Public Key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30.162cm" svg:y1="27.127cm" svg:x2="25.63cm" svg:y2="24.56cm" draw:start-shape="id18" draw:start-glue-point="3" draw:end-shape="id17" draw:end-glue-point="2" svg:d="M30162 27127h-4532v-2567" svg:viewBox="0 0 4533 2568">
          <text:p/>
        </draw:connector>
        <draw:connector draw:style-name="gr9" draw:text-style-name="P15" draw:layer="layout" svg:x1="25.63cm" svg:y1="23.179cm" svg:x2="25.63cm" svg:y2="20.383cm" draw:start-shape="id17" draw:start-glue-point="0" draw:end-shape="id19" draw:end-glue-point="2" svg:d="M25630 23179v-2796" svg:viewBox="0 0 1 2797">
          <text:p/>
        </draw:connector>
        <draw:connector draw:style-name="gr9" draw:text-style-name="P15" draw:layer="layout" svg:x1="34.706cm" svg:y1="20.874cm" svg:x2="28.305cm" svg:y2="19.255cm" draw:start-shape="id15" draw:start-glue-point="4" draw:end-shape="id16" draw:end-glue-point="1" svg:d="M34706 20874v-1619h-6401" svg:viewBox="0 0 6402 1620">
          <text:p/>
        </draw:connector>
        <draw:frame draw:style-name="gr20" draw:text-style-name="P23" draw:layer="layout" svg:width="6.68cm" svg:height="1.668cm" svg:x="10.275cm" svg:y="8.014cm">
          <draw:text-box>
            <text:p><text:span text:style-name="T10">Ephemeral </text:span><text:span text:style-name="T10">Payload </text:span><text:span text:style-name="T11">Encryption</text:span><text:span text:style-name="T10"> Keys</text:span></text:p>
          </draw:text-box>
        </draw:frame>
        <draw:frame draw:style-name="gr21" draw:text-style-name="P24" draw:layer="layout" svg:width="6.39cm" svg:height="2.362cm" svg:x="5.32cm" svg:y="16.958cm">
          <draw:text-box>
            <text:p><text:span text:style-name="T12">Client Session </text:span><text:span text:style-name="T13">Authentication</text:span><text:span text:style-name="T12"> </text:span><text:span text:style-name="T12">Keys</text:span></text:p>
          </draw:text-box>
        </draw:frame>
        <draw:frame draw:style-name="gr21" draw:text-style-name="P25" draw:layer="layout" svg:width="5.897cm" svg:height="2.362cm" svg:x="11.029cm" svg:y="26.355cm">
          <draw:text-box>
            <text:p><text:span text:style-name="T14">Delegate </text:span><text:span text:style-name="T14">Certificate </text:span><text:span text:style-name="T15">Signing</text:span><text:span text:style-name="T14"> Keys</text:span></text:p>
          </draw:text-box>
        </draw:frame>
        <draw:frame draw:style-name="gr22" draw:text-style-name="P27" draw:layer="layout" svg:width="5.226cm" svg:height="1.413cm" svg:x="23.875cm" svg:y="7.22cm">
          <draw:text-box>
            <text:p text:style-name="P26">E2E Encr. Payload Traffic</text:p>
          </draw:text-box>
        </draw:frame>
        <draw:frame draw:style-name="gr22" draw:text-style-name="P27" draw:layer="layout" svg:width="5.504cm" svg:height="1.413cm" svg:x="22.77cm" svg:y="16.743cm">
          <draw:text-box>
            <text:p text:style-name="P26">Request Payload Encr. Key</text:p>
          </draw:text-box>
        </draw:frame>
        <draw:frame draw:style-name="gr23" draw:text-style-name="P27" draw:layer="layout" svg:width="5.942cm" svg:height="1.412cm" svg:x="15.953cm" svg:y="24.2cm">
          <draw:text-box>
            <text:p text:style-name="P26">Response Payload Encr. Key</text:p>
          </draw:text-box>
        </draw:frame>
        <draw:custom-shape draw:style-name="gr24" draw:text-style-name="P29" draw:layer="layout" svg:width="5.308cm" svg:height="0.925cm" svg:x="13.054cm" svg:y="3.599cm">
          <text:p text:style-name="P28"><text:span text:style-name="T16">Payload Encryptio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8149.8587304577 29017.71058315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4" draw:text-style-name="P29" draw:layer="layout" svg:width="5.308cm" svg:height="0.925cm" svg:x="20.049cm" svg:y="13.583cm">
          <text:p text:style-name="P28"><text:span text:style-name="T16">Key Distributio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07.11998493125 31886.82505399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29" draw:layer="layout" svg:width="5.308cm" svg:height="0.926cm" svg:x="20.797cm" svg:y="25.211cm">
          <text:p text:style-name="P28"><text:span text:style-name="T16">Trust Establishmen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1514.0327745338 -9157.281553398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6" draw:text-style-name="P31" draw:layer="layout" svg:width="0.988cm" svg:height="0.987cm" svg:x="15.439cm" svg:y="6.386cm">
          <text:p text:style-name="P30"><text:span text:style-name="T1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1" draw:layer="layout" svg:width="0.987cm" svg:height="0.989cm" svg:x="32.622cm" svg:y="6.296cm">
          <text:p text:style-name="P30"><text:span text:style-name="T1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0.988cm" svg:height="0.987cm" svg:x="33.34cm" svg:y="19.571cm">
          <text:p text:style-name="P30"><text:span text:style-name="T1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1" draw:layer="layout" svg:width="0.988cm" svg:height="0.988cm" svg:x="26.49cm" svg:y="25.095cm">
          <text:p text:style-name="P30"><text:span text:style-name="T17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1" draw:layer="layout" svg:width="0.987cm" svg:height="0.988cm" svg:x="6.278cm" svg:y="19.683cm">
          <text:p text:style-name="P30"><text:span text:style-name="T17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1" draw:layer="layout" svg:width="0.988cm" svg:height="0.989cm" svg:x="17.508cm" svg:y="16.808cm">
          <text:p text:style-name="P30"><text:span text:style-name="T17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1" draw:layer="layout" svg:width="0.988cm" svg:height="0.988cm" svg:x="7.804cm" svg:y="4.454cm">
          <text:p text:style-name="P30"><text:span text:style-name="T1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32" draw:layer="layout" svg:width="36.415cm" svg:height="2.432cm" svg:x="1.976cm" svg:y="1.657cm">
          <draw:text-box>
            <text:p><text:span text:style-name="T18">Fi</text:span><text:span text:style-name="T18">gu</text:span><text:span text:style-name="T18">re </text:span><text:span text:style-name="T18">1: </text:span><text:span text:style-name="T18">Pa</text:span><text:span text:style-name="T18">ylo</text:span><text:span text:style-name="T18">ad </text:span><text:span text:style-name="T18">En</text:span><text:span text:style-name="T18">cry</text:span><text:span text:style-name="T18">pti</text:span><text:span text:style-name="T18">on</text:span><text:span text:style-name="T18">, </text:span><text:span text:style-name="T18">Ke</text:span><text:span text:style-name="T18">y </text:span><text:span text:style-name="T18">Di</text:span><text:span text:style-name="T18">stri</text:span><text:span text:style-name="T18">bu</text:span><text:span text:style-name="T18">tio</text:span><text:span text:style-name="T18">n </text:span><text:span text:style-name="T18">an</text:span><text:span text:style-name="T18">d </text:span><text:span text:style-name="T18">Tr</text:span><text:span text:style-name="T18">ust </text:span><text:span text:style-name="T18">Es</text:span><text:span text:style-name="T18">ta</text:span><text:span text:style-name="T18">bli</text:span><text:span text:style-name="T18">sh</text:span><text:span text:style-name="T18">m</text:span><text:span text:style-name="T18">en</text:span><text:span text:style-name="T18">t</text:span></text:p>
          </draw:text-box>
        </draw:frame>
      </draw:page>
      <draw:page draw:name="page2" draw:style-name="dp1" draw:master-page-name="Default">
        <draw:custom-shape draw:style-name="gr32" draw:text-style-name="P33" xml:id="id28" draw:id="id28" draw:layer="layout" svg:width="5.19cm" svg:height="1.58cm" svg:x="21.945cm" svg:y="9.426cm">
          <text:p text:style-name="P17"><text:span text:style-name="T5">User 1 ETH</text:span></text:p>
          <text:p text:style-name="P17"><text:span text:style-name="T5">Private Key</text:span></text:p>
          <draw:enhanced-geometry svg:viewBox="0 0 21600 21600" draw:type="rectangle" draw:enhanced-path="M 0 0 L 21600 0 21600 21600 0 21600 0 0 Z N"/>
        </draw:custom-shape>
        <draw:custom-shape draw:style-name="gr33" draw:text-style-name="P34" xml:id="id29" draw:id="id29" draw:layer="layout" svg:width="5.19cm" svg:height="1.58cm" svg:x="21.945cm" svg:y="7.621cm">
          <text:p text:style-name="P20"><text:span text:style-name="T7">User 1 ETH</text:span></text:p>
          <text:p text:style-name="P20"><text:span text:style-name="T7">Public Key</text:span></text:p>
          <draw:enhanced-geometry svg:viewBox="0 0 21600 21600" draw:type="rectangle" draw:enhanced-path="M 0 0 L 21600 0 21600 21600 0 21600 0 0 Z N"/>
        </draw:custom-shape>
        <draw:custom-shape draw:style-name="gr32" draw:text-style-name="P33" xml:id="id25" draw:id="id25" draw:layer="layout" svg:width="5.19cm" svg:height="1.58cm" svg:x="21.945cm" svg:y="13.841cm">
          <text:p text:style-name="P17"><text:span text:style-name="T5">User 2 ETH</text:span></text:p>
          <text:p text:style-name="P17"><text:span text:style-name="T5">Private Key</text:span></text:p>
          <draw:enhanced-geometry svg:viewBox="0 0 21600 21600" draw:type="rectangle" draw:enhanced-path="M 0 0 L 21600 0 21600 21600 0 21600 0 0 Z N"/>
        </draw:custom-shape>
        <draw:custom-shape draw:style-name="gr33" draw:text-style-name="P34" xml:id="id26" draw:id="id26" draw:layer="layout" svg:width="5.19cm" svg:height="1.58cm" svg:x="21.945cm" svg:y="12.036cm">
          <text:p text:style-name="P20"><text:span text:style-name="T7">User 2 ETH</text:span></text:p>
          <text:p text:style-name="P20"><text:span text:style-name="T7">Public Key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21.945cm" svg:y1="25.408cm" svg:x2="17.836cm" svg:y2="23.662cm" draw:start-shape="id20" draw:start-glue-point="3" draw:end-shape="id21" draw:end-glue-point="1" svg:d="M21945 25408h-2055v-1746h-2054" svg:viewBox="0 0 4110 1747">
          <text:p/>
        </draw:connector>
        <draw:connector draw:style-name="gr34" draw:text-style-name="P15" draw:layer="layout" svg:x1="21.945cm" svg:y1="21.858cm" svg:x2="17.836cm" svg:y2="23.662cm" draw:start-shape="id22" draw:start-glue-point="3" draw:end-shape="id21" draw:end-glue-point="1" svg:d="M21945 21858h-2068v1804h-2041" svg:viewBox="0 0 4110 1805">
          <text:p/>
        </draw:connector>
        <draw:connector draw:style-name="gr9" draw:text-style-name="P15" draw:layer="layout" svg:x1="21.945cm" svg:y1="20.053cm" svg:x2="17.836cm" svg:y2="16.016cm" draw:start-shape="id23" draw:start-glue-point="3" draw:end-shape="id24" draw:end-glue-point="1" svg:d="M21945 20053h-2055v-4037h-2054" svg:viewBox="0 0 4110 4038">
          <text:p/>
        </draw:connector>
        <draw:connector draw:style-name="gr34" draw:text-style-name="P15" draw:layer="layout" svg:x1="21.945cm" svg:y1="14.631cm" svg:x2="17.836cm" svg:y2="16.016cm" draw:start-shape="id25" draw:start-glue-point="3" draw:end-shape="id24" draw:end-glue-point="1" svg:d="M21945 14631h-2068v1385h-2041" svg:viewBox="0 0 4110 1386">
          <text:p/>
        </draw:connector>
        <draw:connector draw:style-name="gr9" draw:text-style-name="P15" draw:layer="layout" svg:x1="21.945cm" svg:y1="12.826cm" svg:x2="17.836cm" svg:y2="11.416cm" draw:start-shape="id26" draw:start-glue-point="3" draw:end-shape="id27" draw:end-glue-point="1" svg:d="M21945 12826h-2055v-1410h-2054" svg:viewBox="0 0 4110 1411">
          <text:p/>
        </draw:connector>
        <draw:connector draw:style-name="gr34" draw:text-style-name="P15" draw:layer="layout" svg:x1="21.945cm" svg:y1="10.216cm" svg:x2="17.836cm" svg:y2="11.416cm" draw:start-shape="id28" draw:start-glue-point="3" draw:end-shape="id27" draw:end-glue-point="1" svg:d="M21945 10216h-2068v1200h-2041" svg:viewBox="0 0 4110 1201">
          <text:p/>
        </draw:connector>
        <draw:connector draw:style-name="gr9" draw:text-style-name="P15" draw:layer="layout" svg:x1="21.945cm" svg:y1="8.411cm" svg:x2="17.836cm" svg:y2="6.916cm" draw:start-shape="id29" draw:start-glue-point="3" draw:end-shape="id30" draw:end-glue-point="1" svg:d="M21945 8411h-2055v-1495h-2054" svg:viewBox="0 0 4110 1496">
          <text:p/>
        </draw:connector>
        <draw:connector draw:style-name="gr34" draw:text-style-name="P15" draw:layer="layout" draw:line-skew="1.091cm" svg:x1="27.135cm" svg:y1="10.216cm" svg:x2="17.836cm" svg:y2="6.916cm" draw:start-shape="id28" draw:start-glue-point="1" draw:end-shape="id30" draw:end-glue-point="1" svg:d="M27135 10216h1644v-3300h-10943" svg:viewBox="0 0 10944 3301">
          <text:p/>
        </draw:connector>
        <draw:frame draw:style-name="gr35" draw:text-style-name="P35" draw:layer="layout" svg:width="8.166cm" svg:height="2.319cm" svg:x="2.873cm" svg:y="6.316cm">
          <draw:text-box>
            <text:p><text:span text:style-name="T19">Tru</text:span><text:span text:style-name="T19">st</text:span><text:span text:style-name="T20">r</text:span><text:span text:style-name="T20">oot</text:span></text:p>
          </draw:text-box>
        </draw:frame>
        <draw:frame draw:style-name="gr35" draw:text-style-name="P36" draw:layer="layout" svg:width="8.166cm" svg:height="2.319cm" svg:x="2.873cm" svg:y="22.817cm">
          <draw:text-box>
            <text:p><text:span text:style-name="T21">Tru</text:span><text:span text:style-name="T21">st</text:span><text:span text:style-name="T22">a</text:span><text:span text:style-name="T22">nc</text:span><text:span text:style-name="T22">hor</text:span></text:p>
          </draw:text-box>
        </draw:frame>
        <draw:custom-shape draw:style-name="gr36" draw:text-style-name="P37" draw:layer="layout" svg:width="24.021cm" svg:height="9.995cm" svg:x="11.195cm" svg:y="18.63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3.705cm" svg:height="1.058cm" svg:x="20.073cm" svg:y="4.164cm">
          <text:p text:style-name="P28"><text:span text:style-name="T16">Root CA Cert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301.2412304371 27331.44475920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7" draw:text-style-name="P29" draw:layer="layout" svg:width="3.705cm" svg:height="1.058cm" svg:x="6.51cm" svg:y="25.576cm">
          <text:p text:style-name="P28"><text:span text:style-name="T16">Delegate Cert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0534.9163518618 -9341.643059490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8" draw:text-style-name="P29" draw:layer="layout" svg:width="5.697cm" svg:height="1.058cm" svg:x="5.381cm" svg:y="12.86cm">
          <text:p text:style-name="P28"><text:span text:style-name="T16">Intermediate CA Cert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007.1604071604 -7934.27762039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8" draw:text-style-name="P29" draw:layer="layout" svg:width="5.697cm" svg:height="1.058cm" svg:x="5.499cm" svg:y="16.466cm">
          <text:p text:style-name="P28"><text:span text:style-name="T16">Delegate CA Cert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007.1604071604 -7934.27762039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1" draw:text-style-name="P32" draw:layer="layout" svg:width="26.218cm" svg:height="2.432cm" svg:x="1.95cm" svg:y="1.604cm">
          <draw:text-box>
            <text:p><text:span text:style-name="T18">Fig</text:span><text:span text:style-name="T18">ure </text:span><text:span text:style-name="T18">2: </text:span><text:span text:style-name="T18">Cer</text:span><text:span text:style-name="T18">tific</text:span><text:span text:style-name="T18">ate </text:span><text:span text:style-name="T18">Hie</text:span><text:span text:style-name="T18">rar</text:span><text:span text:style-name="T18">chi</text:span><text:span text:style-name="T18">es, </text:span><text:span text:style-name="T18">Tru</text:span><text:span text:style-name="T18">str</text:span><text:span text:style-name="T18">oot</text:span><text:span text:style-name="T18">s </text:span><text:span text:style-name="T18">an</text:span><text:span text:style-name="T18">d </text:span><text:span text:style-name="T18">Tru</text:span><text:span text:style-name="T18">sta</text:span><text:span text:style-name="T18">nch</text:span><text:span text:style-name="T18">ors</text:span></text:p>
          </draw:text-box>
        </draw:frame>
        <draw:custom-shape draw:style-name="gr39" draw:text-style-name="P38" draw:layer="layout" svg:width="13.917cm" svg:height="4.973cm" svg:x="21.246cm" svg:y="23.65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0" draw:layer="layout" svg:width="5.19cm" svg:height="1.58cm" svg:x="21.945cm" svg:y="26.423cm">
          <text:p text:style-name="P9"><text:span text:style-name="T6">Client 1 </text:span><text:span text:style-name="T7">CS</text:span></text:p>
          <text:p text:style-name="P9"><text:span text:style-name="T7">Private Key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xml:id="id20" draw:id="id20" draw:layer="layout" svg:width="5.19cm" svg:height="1.58cm" svg:x="21.945cm" svg:y="24.618cm">
          <text:p text:style-name="P17"><text:span text:style-name="T5">Client 1 CS</text:span></text:p>
          <text:p text:style-name="P17"><text:span text:style-name="T5">Public Key</text:span></text:p>
          <draw:enhanced-geometry svg:viewBox="0 0 21600 21600" draw:type="rectangle" draw:enhanced-path="M 0 0 L 21600 0 21600 21600 0 21600 0 0 Z N"/>
        </draw:custom-shape>
        <draw:frame draw:style-name="gr35" draw:text-style-name="P40" draw:layer="layout" svg:width="6.172cm" svg:height="3.323cm" svg:x="28.614cm" svg:y="24.776cm">
          <draw:text-box>
            <text:list text:style-name="L1">
              <text:list-item>
                <text:p text:style-name="P39"><text:span text:style-name="T23">WA</text:span><text:span text:style-name="T23">MP</text:span><text:span text:style-name="T23">-</text:span><text:span text:style-name="T23">Cry</text:span><text:span text:style-name="T23">pto</text:span><text:span text:style-name="T23">sig</text:span><text:span text:style-name="T23">n</text:span><text:span text:style-name="T23"><text:line-break/></text:span><text:span text:style-name="T23">clie</text:span><text:span text:style-name="T23">nt </text:span><text:span text:style-name="T23">aut</text:span><text:span text:style-name="T23">hen</text:span><text:span text:style-name="T23">tica</text:span><text:span text:style-name="T23">tion</text:span><text:span text:style-name="T23"><text:line-break/></text:span><text:span text:style-name="T23"/></text:p>
              </text:list-item>
              <text:list-item>
                <text:p text:style-name="P39"><text:span text:style-name="T23">WA</text:span><text:span text:style-name="T23">MP</text:span><text:span text:style-name="T23">-</text:span><text:span text:style-name="T23">E2</text:span><text:span text:style-name="T23">EE</text:span><text:span text:style-name="T23"><text:line-break/></text:span><text:span text:style-name="T23">pay</text:span><text:span text:style-name="T23">loa</text:span><text:span text:style-name="T23">d </text:span><text:span text:style-name="T23">enc</text:span><text:span text:style-name="T23">rypt</text:span><text:span text:style-name="T23">ion </text:span><text:span text:style-name="T23">key </text:span><text:span text:style-name="T23">dist</text:span><text:span text:style-name="T23">ribu</text:span><text:span text:style-name="T23">tion</text:span></text:p>
              </text:list-item>
            </text:list>
          </draw:text-box>
        </draw:frame>
        <draw:custom-shape draw:style-name="gr42" draw:text-style-name="P41" draw:layer="layout" svg:width="13.917cm" svg:height="4.973cm" svg:x="21.246cm" svg:y="18.65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9" xml:id="id22" draw:id="id22" draw:layer="layout" svg:width="5.19cm" svg:height="1.58cm" svg:x="21.945cm" svg:y="21.068cm">
          <text:p text:style-name="P17"><text:span text:style-name="T5">Delegate 1 ETH</text:span></text:p>
          <text:p text:style-name="P17"><text:span text:style-name="T5">Private Key</text:span></text:p>
          <draw:enhanced-geometry svg:viewBox="0 0 21600 21600" draw:type="rectangle" draw:enhanced-path="M 0 0 L 21600 0 21600 21600 0 21600 0 0 Z N"/>
        </draw:custom-shape>
        <draw:custom-shape draw:style-name="gr44" draw:text-style-name="P21" xml:id="id23" draw:id="id23" draw:layer="layout" svg:width="5.19cm" svg:height="1.58cm" svg:x="21.945cm" svg:y="19.263cm">
          <text:p text:style-name="P20"><text:span text:style-name="T7">Delegate 1 ETH</text:span></text:p>
          <text:p text:style-name="P20"><text:span text:style-name="T7">Public Key</text:span></text:p>
          <draw:enhanced-geometry svg:viewBox="0 0 21600 21600" draw:type="rectangle" draw:enhanced-path="M 0 0 L 21600 0 21600 21600 0 21600 0 0 Z N"/>
        </draw:custom-shape>
        <draw:frame draw:style-name="gr35" draw:text-style-name="P40" draw:layer="layout" svg:width="6.172cm" svg:height="2.319cm" svg:x="28.614cm" svg:y="19.377cm">
          <draw:text-box>
            <text:list text:style-name="L1">
              <text:list-item>
                <text:p text:style-name="P39"><text:span text:style-name="T23">WA</text:span><text:span text:style-name="T23">MP</text:span><text:span text:style-name="T23">-</text:span><text:span text:style-name="T23">E2</text:span><text:span text:style-name="T23">EE</text:span><text:span text:style-name="T23"><text:line-break/></text:span><text:span text:style-name="T23">end</text:span><text:span text:style-name="T23">poi</text:span><text:span text:style-name="T23">nt </text:span><text:span text:style-name="T23">trus</text:span><text:span text:style-name="T23">t </text:span><text:span text:style-name="T23">est</text:span><text:span text:style-name="T23">abli</text:span><text:span text:style-name="T23">sh</text:span><text:span text:style-name="T23">me</text:span><text:span text:style-name="T23">nt</text:span></text:p>
              </text:list-item>
            </text:list>
          </draw:text-box>
        </draw:frame>
        <draw:frame draw:style-name="gr45" draw:text-style-name="P42" draw:layer="layout" svg:width="6.698cm" svg:height="1.164cm" svg:x="11.903cm" svg:y="27.105cm">
          <draw:text-box>
            <text:p>WAMP client or node</text:p>
          </draw:text-box>
        </draw:frame>
        <draw:custom-shape draw:style-name="gr46" draw:text-style-name="P43" draw:layer="layout" svg:width="8.596cm" svg:height="22.49cm" svg:x="10.613cm" svg:y="3.49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5" xml:id="id30" draw:id="id30" draw:layer="layout" svg:width="5.855cm" svg:height="2.485cm" svg:x="11.981cm" svg:y="5.674cm">
          <text:p text:style-name="P44"><text:span text:style-name="T24">EIP712AuthorityCertificate</text:span></text:p>
          <text:p text:style-name="P44"><text:span text:style-name="T1"/></text:p>
          <text:p text:style-name="P44"><text:span text:style-name="T25">Issuer</text:span><text:span text:style-name="T1">: User 1</text:span></text:p>
          <text:p text:style-name="P44"><text:span text:style-name="T25">Subject</text:span><text:span text:style-name="T1">: User 1</text:span></text:p>
          <draw:enhanced-geometry svg:viewBox="0 0 21600 21600" draw:type="rectangle" draw:enhanced-path="M 0 0 L 21600 0 21600 21600 0 21600 0 0 Z N"/>
        </draw:custom-shape>
        <draw:custom-shape draw:style-name="gr47" draw:text-style-name="P45" xml:id="id27" draw:id="id27" draw:layer="layout" svg:width="5.855cm" svg:height="2.485cm" svg:x="11.981cm" svg:y="10.174cm">
          <text:p text:style-name="P44"><text:span text:style-name="T24">EIP712AuthorityCertificate</text:span></text:p>
          <text:p text:style-name="P44"><text:span text:style-name="T1"/></text:p>
          <text:p text:style-name="P44"><text:span text:style-name="T25">Issuer</text:span><text:span text:style-name="T1">: User 1</text:span></text:p>
          <text:p text:style-name="P44"><text:span text:style-name="T25">Subject</text:span><text:span text:style-name="T1">: User 2</text:span></text:p>
          <draw:enhanced-geometry svg:viewBox="0 0 21600 21600" draw:type="rectangle" draw:enhanced-path="M 0 0 L 21600 0 21600 21600 0 21600 0 0 Z N"/>
        </draw:custom-shape>
        <draw:custom-shape draw:style-name="gr47" draw:text-style-name="P45" xml:id="id21" draw:id="id21" draw:layer="layout" svg:width="5.855cm" svg:height="2.485cm" svg:x="11.981cm" svg:y="22.42cm">
          <text:p text:style-name="P44"><text:span text:style-name="T24">EIP712DelegateCertificate</text:span></text:p>
          <text:p text:style-name="P44"><text:span text:style-name="T1"/></text:p>
          <text:p text:style-name="P44"><text:span text:style-name="T25">Issuer</text:span><text:span text:style-name="T1">: Delegate 1</text:span></text:p>
          <text:p text:style-name="P44"><text:span text:style-name="T25">Pubkey</text:span><text:span text:style-name="T1">: Pubkey 1</text:span></text:p>
          <draw:enhanced-geometry svg:viewBox="0 0 21600 21600" draw:type="rectangle" draw:enhanced-path="M 0 0 L 21600 0 21600 21600 0 21600 0 0 Z N"/>
        </draw:custom-shape>
        <draw:custom-shape draw:style-name="gr47" draw:text-style-name="P45" xml:id="id24" draw:id="id24" draw:layer="layout" svg:width="5.855cm" svg:height="2.485cm" svg:x="11.981cm" svg:y="14.774cm">
          <text:p text:style-name="P44"><text:span text:style-name="T24">EIP712AuthorityCertificate</text:span></text:p>
          <text:p text:style-name="P44"><text:span text:style-name="T1"/></text:p>
          <text:p text:style-name="P44"><text:span text:style-name="T25">Issuer</text:span><text:span text:style-name="T1">: User 2</text:span></text:p>
          <text:p text:style-name="P44"><text:span text:style-name="T25">Subject</text:span><text:span text:style-name="T1">: Delegate 1</text:span></text:p>
          <draw:enhanced-geometry svg:viewBox="0 0 21600 21600" draw:type="rectangle" draw:enhanced-path="M 0 0 L 21600 0 21600 21600 0 21600 0 0 Z N"/>
        </draw:custom-shape>
        <draw:frame draw:style-name="gr48" draw:text-style-name="P47" draw:layer="layout" svg:width="6.773cm" svg:height="0.793cm" svg:x="10.954cm" svg:y="3.863cm">
          <draw:text-box>
            <text:p text:style-name="P46"><text:span text:style-name="T26">EIP71</text:span><text:span text:style-name="T26">2 </text:span><text:span text:style-name="T26">Certifi</text:span><text:span text:style-name="T26">cate </text:span><text:span text:style-name="T26">Hierar</text:span><text:span text:style-name="T26">chy</text:span></text:p>
          </draw:text-box>
        </draw:frame>
      </draw:page>
      <draw:page draw:name="page3" draw:style-name="dp1" draw:master-page-name="Default">
        <draw:custom-shape draw:style-name="gr49" draw:text-style-name="P48" draw:layer="layout" svg:width="8.067cm" svg:height="8.061cm" svg:x="32.094cm" svg:y="18.8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9" draw:layer="layout" svg:width="8.125cm" svg:height="8.078cm" svg:x="23.44cm" svg:y="18.84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0" draw:layer="layout" svg:width="16.793cm" svg:height="22.092cm" svg:x="1.834cm" svg:y="4.8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51" xml:id="id38" draw:id="id38" draw:layer="layout" svg:width="5.206cm" svg:height="2.21cm" svg:x="29.362cm" svg:y="6.071cm">
          <text:p text:style-name="P44"><text:span text:style-name="T24">Realm</text:span></text:p>
          <text:p text:style-name="P44"><text:span text:style-name="T1"/></text:p>
          <text:p text:style-name="P44"><text:span text:style-name="T25">Owner</text:span><text:span text:style-name="T1">: User 1</text:span></text:p>
          <draw:enhanced-geometry svg:viewBox="0 0 21600 21600" draw:type="rectangle" draw:enhanced-path="M 0 0 L 21600 0 21600 21600 0 21600 0 0 Z N"/>
        </draw:custom-shape>
        <draw:custom-shape draw:style-name="gr53" draw:text-style-name="P52" xml:id="id33" draw:id="id33" draw:layer="layout" svg:width="5.205cm" svg:height="2.21cm" svg:x="24.033cm" svg:y="15.374cm">
          <text:p text:style-name="P44"><text:span text:style-name="T24">EIP712AuthorityCertificate</text:span></text:p>
          <text:p text:style-name="P44"><text:span text:style-name="T1"/></text:p>
          <text:p text:style-name="P44"><text:span text:style-name="T25">Issuer</text:span><text:span text:style-name="T1">: User 1</text:span></text:p>
          <text:p text:style-name="P44"><text:span text:style-name="T25">Subject</text:span><text:span text:style-name="T1">: User 2</text:span></text:p>
          <draw:enhanced-geometry svg:viewBox="0 0 21600 21600" draw:type="rectangle" draw:enhanced-path="M 0 0 L 21600 0 21600 21600 0 21600 0 0 Z N"/>
        </draw:custom-shape>
        <draw:custom-shape draw:style-name="gr54" draw:text-style-name="P53" xml:id="id31" draw:id="id31" draw:layer="layout" svg:width="5.205cm" svg:height="2.209cm" svg:x="24.033cm" svg:y="23.784cm">
          <text:p text:style-name="P44"><text:span text:style-name="T24">EIP712DelegateCertificate</text:span></text:p>
          <text:p text:style-name="P44"><text:span text:style-name="T1"/></text:p>
          <text:p text:style-name="P44"><text:span text:style-name="T25">Issuer</text:span><text:span text:style-name="T1">: Delegate A</text:span></text:p>
          <text:p text:style-name="P44"><text:span text:style-name="T25">Pubkey</text:span><text:span text:style-name="T1">: Pubkey A</text:span></text:p>
          <draw:enhanced-geometry svg:viewBox="0 0 21600 21600" draw:type="rectangle" draw:enhanced-path="M 0 0 L 21600 0 21600 21600 0 21600 0 0 Z N"/>
        </draw:custom-shape>
        <draw:custom-shape draw:style-name="gr54" draw:text-style-name="P53" xml:id="id32" draw:id="id32" draw:layer="layout" svg:width="5.205cm" svg:height="2.209cm" svg:x="24.033cm" svg:y="19.742cm">
          <text:p text:style-name="P44"><text:span text:style-name="T24">EIP712AuthorityCertificate</text:span></text:p>
          <text:p text:style-name="P44"><text:span text:style-name="T1"/></text:p>
          <text:p text:style-name="P44"><text:span text:style-name="T25">Issuer</text:span><text:span text:style-name="T1">: User 2</text:span></text:p>
          <text:p text:style-name="P44"><text:span text:style-name="T25">Subject</text:span><text:span text:style-name="T1">: Delegate A</text:span></text:p>
          <draw:enhanced-geometry svg:viewBox="0 0 21600 21600" draw:type="rectangle" draw:enhanced-path="M 0 0 L 21600 0 21600 21600 0 21600 0 0 Z N"/>
        </draw:custom-shape>
        <draw:custom-shape draw:style-name="gr55" draw:text-style-name="P54" xml:id="id34" draw:id="id34" draw:layer="layout" svg:width="5.206cm" svg:height="2.209cm" svg:x="29.362cm" svg:y="9.629cm">
          <text:p text:style-name="P44"><text:span text:style-name="T24">EIP712AuthorityCertificate</text:span></text:p>
          <text:p text:style-name="P44"><text:span text:style-name="T1"/></text:p>
          <text:p text:style-name="P44"><text:span text:style-name="T25">Issuer</text:span><text:span text:style-name="T1">: User 1</text:span></text:p>
          <text:p text:style-name="P44"><text:span text:style-name="T25">Subject</text:span><text:span text:style-name="T1">: User 1</text:span></text:p>
          <draw:enhanced-geometry svg:viewBox="0 0 21600 21600" draw:type="rectangle" draw:enhanced-path="M 0 0 L 21600 0 21600 21600 0 21600 0 0 Z N"/>
        </draw:custom-shape>
        <draw:custom-shape draw:style-name="gr53" draw:text-style-name="P52" xml:id="id35" draw:id="id35" draw:layer="layout" svg:width="5.205cm" svg:height="2.21cm" svg:x="32.591cm" svg:y="15.374cm">
          <text:p text:style-name="P44"><text:span text:style-name="T24">EIP712AuthorityCertificate</text:span></text:p>
          <text:p text:style-name="P44"><text:span text:style-name="T1"/></text:p>
          <text:p text:style-name="P44"><text:span text:style-name="T25">Issuer</text:span><text:span text:style-name="T1">: User 1</text:span></text:p>
          <text:p text:style-name="P44"><text:span text:style-name="T25">Subject</text:span><text:span text:style-name="T1">: User 3</text:span></text:p>
          <draw:enhanced-geometry svg:viewBox="0 0 21600 21600" draw:type="rectangle" draw:enhanced-path="M 0 0 L 21600 0 21600 21600 0 21600 0 0 Z N"/>
        </draw:custom-shape>
        <draw:custom-shape draw:style-name="gr56" draw:text-style-name="P55" xml:id="id37" draw:id="id37" draw:layer="layout" svg:width="5.205cm" svg:height="2.209cm" svg:x="32.591cm" svg:y="23.784cm">
          <text:p text:style-name="P44"><text:span text:style-name="T24">EIP712DelegateCertificate</text:span></text:p>
          <text:p text:style-name="P44"><text:span text:style-name="T1"/></text:p>
          <text:p text:style-name="P44"><text:span text:style-name="T25">Issuer</text:span><text:span text:style-name="T1">: Delegate B</text:span></text:p>
          <text:p text:style-name="P44"><text:span text:style-name="T25">Pubkey</text:span><text:span text:style-name="T1">: Pubkey B</text:span></text:p>
          <draw:enhanced-geometry svg:viewBox="0 0 21600 21600" draw:type="rectangle" draw:enhanced-path="M 0 0 L 21600 0 21600 21600 0 21600 0 0 Z N"/>
        </draw:custom-shape>
        <draw:custom-shape draw:style-name="gr56" draw:text-style-name="P55" xml:id="id36" draw:id="id36" draw:layer="layout" svg:width="5.205cm" svg:height="2.209cm" svg:x="32.591cm" svg:y="19.742cm">
          <text:p text:style-name="P44"><text:span text:style-name="T24">EIP712AuthorityCertificate</text:span></text:p>
          <text:p text:style-name="P44"><text:span text:style-name="T1"/></text:p>
          <text:p text:style-name="P44"><text:span text:style-name="T25">Issuer</text:span><text:span text:style-name="T1">: User 3</text:span></text:p>
          <text:p text:style-name="P44"><text:span text:style-name="T25">Subject</text:span><text:span text:style-name="T1">: Delegate B</text:span></text:p>
          <draw:enhanced-geometry svg:viewBox="0 0 21600 21600" draw:type="rectangle" draw:enhanced-path="M 0 0 L 21600 0 21600 21600 0 21600 0 0 Z N"/>
        </draw:custom-shape>
        <draw:connector draw:style-name="gr57" draw:text-style-name="P56" draw:layer="layout" svg:x1="26.635cm" svg:y1="23.784cm" svg:x2="26.635cm" svg:y2="21.951cm" draw:start-shape="id31" draw:start-glue-point="0" draw:end-shape="id32" draw:end-glue-point="2" svg:d="M26635 23784v-1833" svg:viewBox="0 0 1 1834">
          <text:p/>
        </draw:connector>
        <draw:connector draw:style-name="gr57" draw:text-style-name="P56" draw:layer="layout" svg:x1="26.635cm" svg:y1="19.742cm" svg:x2="26.635cm" svg:y2="17.584cm" draw:start-shape="id32" draw:start-glue-point="0" draw:end-shape="id33" draw:end-glue-point="2" svg:d="M26635 19742v-2158" svg:viewBox="0 0 1 2159">
          <text:p/>
        </draw:connector>
        <draw:connector draw:style-name="gr58" draw:text-style-name="P15" draw:layer="layout" svg:x1="26.635cm" svg:y1="15.374cm" svg:x2="31.965cm" svg:y2="11.838cm" draw:start-shape="id33" draw:start-glue-point="0" draw:end-shape="id34" draw:end-glue-point="2" svg:d="M26635 15374v-1768h5330v-1768" svg:viewBox="0 0 5331 3537">
          <text:p/>
        </draw:connector>
        <draw:connector draw:style-name="gr58" draw:text-style-name="P15" draw:layer="layout" svg:x1="35.193cm" svg:y1="15.374cm" svg:x2="31.965cm" svg:y2="11.838cm" draw:start-shape="id35" draw:start-glue-point="0" draw:end-shape="id34" draw:end-glue-point="2" svg:d="M35193 15374v-1768h-3228v-1768" svg:viewBox="0 0 3229 3537">
          <text:p/>
        </draw:connector>
        <draw:connector draw:style-name="gr59" draw:text-style-name="P57" draw:layer="layout" svg:x1="35.193cm" svg:y1="19.742cm" svg:x2="35.193cm" svg:y2="17.584cm" draw:start-shape="id36" draw:start-glue-point="0" draw:end-shape="id35" draw:end-glue-point="2" svg:d="M35193 19742v-2158" svg:viewBox="0 0 1 2159">
          <text:p/>
        </draw:connector>
        <draw:connector draw:style-name="gr59" draw:text-style-name="P57" draw:layer="layout" svg:x1="35.193cm" svg:y1="23.784cm" svg:x2="35.193cm" svg:y2="21.951cm" draw:start-shape="id37" draw:start-glue-point="0" draw:end-shape="id36" draw:end-glue-point="2" svg:d="M35193 23784v-1833" svg:viewBox="0 0 1 1834">
          <text:p/>
        </draw:connector>
        <draw:connector draw:style-name="gr60" draw:text-style-name="P58" draw:layer="layout" svg:x1="31.965cm" svg:y1="9.629cm" svg:x2="31.965cm" svg:y2="8.281cm" draw:start-shape="id34" draw:start-glue-point="0" draw:end-shape="id38" draw:end-glue-point="2" svg:d="M31965 9629v-1348" svg:viewBox="0 0 1 1349">
          <text:p/>
        </draw:connector>
        <draw:frame draw:style-name="gr61" draw:text-style-name="P59" draw:layer="layout" svg:width="8.829cm" svg:height="0.987cm" svg:x="23.33cm" svg:y="27.455cm">
          <draw:text-box>
            <text:p><text:span text:style-name="T27">User </text:span><text:span text:style-name="T27">2 </text:span><text:span text:style-name="T27">Auth</text:span><text:span text:style-name="T27">ority </text:span><text:span text:style-name="T27">Dom</text:span><text:span text:style-name="T27">ain</text:span></text:p>
          </draw:text-box>
        </draw:frame>
        <draw:frame draw:style-name="gr61" draw:text-style-name="P59" draw:layer="layout" svg:width="8.83cm" svg:height="0.987cm" svg:x="33.555cm" svg:y="27.455cm">
          <draw:text-box>
            <text:p><text:span text:style-name="T27">User </text:span><text:span text:style-name="T27">3 </text:span><text:span text:style-name="T27">Auth</text:span><text:span text:style-name="T27">ority </text:span><text:span text:style-name="T27">Dom</text:span><text:span text:style-name="T27">ain</text:span></text:p>
          </draw:text-box>
        </draw:frame>
        <draw:custom-shape draw:style-name="gr55" draw:text-style-name="P54" xml:id="id41" draw:id="id41" draw:layer="layout" svg:width="5.206cm" svg:height="2.209cm" svg:x="2.627cm" svg:y="15.462cm">
          <text:p text:style-name="P44"><text:span text:style-name="T24">EIP712AuthorityCertificate</text:span></text:p>
          <text:p text:style-name="P44"><text:span text:style-name="T1"/></text:p>
          <text:p text:style-name="P44"><text:span text:style-name="T25">Issuer</text:span><text:span text:style-name="T1">: User 1</text:span></text:p>
          <text:p text:style-name="P44"><text:span text:style-name="T25">Subject</text:span><text:span text:style-name="T1">: User 2</text:span></text:p>
          <draw:enhanced-geometry svg:viewBox="0 0 21600 21600" draw:type="rectangle" draw:enhanced-path="M 0 0 L 21600 0 21600 21600 0 21600 0 0 Z N"/>
        </draw:custom-shape>
        <draw:custom-shape draw:style-name="gr55" draw:text-style-name="P54" xml:id="id39" draw:id="id39" draw:layer="layout" svg:width="5.206cm" svg:height="2.209cm" svg:x="2.627cm" svg:y="23.772cm">
          <text:p text:style-name="P44"><text:span text:style-name="T24">EIP712DelegateCertificate</text:span></text:p>
          <text:p text:style-name="P44"><text:span text:style-name="T1"/></text:p>
          <text:p text:style-name="P44"><text:span text:style-name="T25">Issuer</text:span><text:span text:style-name="T1">: Delegate A</text:span></text:p>
          <text:p text:style-name="P44"><text:span text:style-name="T25">Pubkey</text:span><text:span text:style-name="T1">: Pubkey A</text:span></text:p>
          <draw:enhanced-geometry svg:viewBox="0 0 21600 21600" draw:type="rectangle" draw:enhanced-path="M 0 0 L 21600 0 21600 21600 0 21600 0 0 Z N"/>
        </draw:custom-shape>
        <draw:custom-shape draw:style-name="gr55" draw:text-style-name="P54" xml:id="id40" draw:id="id40" draw:layer="layout" svg:width="5.206cm" svg:height="2.209cm" svg:x="2.627cm" svg:y="19.73cm">
          <text:p text:style-name="P44"><text:span text:style-name="T24">EIP712AuthorityCertificate</text:span></text:p>
          <text:p text:style-name="P44"><text:span text:style-name="T1"/></text:p>
          <text:p text:style-name="P44"><text:span text:style-name="T25">Issuer</text:span><text:span text:style-name="T1">: User 1</text:span></text:p>
          <text:p text:style-name="P44"><text:span text:style-name="T25">Subject</text:span><text:span text:style-name="T1">: Delegate A</text:span></text:p>
          <draw:enhanced-geometry svg:viewBox="0 0 21600 21600" draw:type="rectangle" draw:enhanced-path="M 0 0 L 21600 0 21600 21600 0 21600 0 0 Z N"/>
        </draw:custom-shape>
        <draw:custom-shape draw:style-name="gr62" draw:text-style-name="P54" xml:id="id42" draw:id="id42" draw:layer="layout" svg:width="5.205cm" svg:height="2.21cm" svg:x="7.757cm" svg:y="9.516cm">
          <text:p text:style-name="P44"><text:span text:style-name="T24">EIP712AuthorityCertificate</text:span></text:p>
          <text:p text:style-name="P44"><text:span text:style-name="T1"/></text:p>
          <text:p text:style-name="P44"><text:span text:style-name="T25">Issuer</text:span><text:span text:style-name="T1">: User 1</text:span></text:p>
          <text:p text:style-name="P44"><text:span text:style-name="T25">Subject</text:span><text:span text:style-name="T1">: User 1</text:span></text:p>
          <draw:enhanced-geometry svg:viewBox="0 0 21600 21600" draw:type="rectangle" draw:enhanced-path="M 0 0 L 21600 0 21600 21600 0 21600 0 0 Z N"/>
        </draw:custom-shape>
        <draw:custom-shape draw:style-name="gr55" draw:text-style-name="P54" xml:id="id43" draw:id="id43" draw:layer="layout" svg:width="5.206cm" svg:height="2.209cm" svg:x="12.585cm" svg:y="15.462cm">
          <text:p text:style-name="P44"><text:span text:style-name="T24">EIP712AuthorityCertificate</text:span></text:p>
          <text:p text:style-name="P44"><text:span text:style-name="T1"/></text:p>
          <text:p text:style-name="P44"><text:span text:style-name="T25">Issuer</text:span><text:span text:style-name="T1">: User 1</text:span></text:p>
          <text:p text:style-name="P44"><text:span text:style-name="T25">Subject</text:span><text:span text:style-name="T1">: User 3</text:span></text:p>
          <draw:enhanced-geometry svg:viewBox="0 0 21600 21600" draw:type="rectangle" draw:enhanced-path="M 0 0 L 21600 0 21600 21600 0 21600 0 0 Z N"/>
        </draw:custom-shape>
        <draw:custom-shape draw:style-name="gr55" draw:text-style-name="P54" xml:id="id45" draw:id="id45" draw:layer="layout" svg:width="5.206cm" svg:height="2.209cm" svg:x="12.585cm" svg:y="23.772cm">
          <text:p text:style-name="P44"><text:span text:style-name="T24">EIP712DelegateCertificate</text:span></text:p>
          <text:p text:style-name="P44"><text:span text:style-name="T1"/></text:p>
          <text:p text:style-name="P44"><text:span text:style-name="T25">Issuer</text:span><text:span text:style-name="T1">: Delegate B</text:span></text:p>
          <text:p text:style-name="P44"><text:span text:style-name="T25">Pubkey</text:span><text:span text:style-name="T1">: Pubkey B</text:span></text:p>
          <draw:enhanced-geometry svg:viewBox="0 0 21600 21600" draw:type="rectangle" draw:enhanced-path="M 0 0 L 21600 0 21600 21600 0 21600 0 0 Z N"/>
        </draw:custom-shape>
        <draw:custom-shape draw:style-name="gr55" draw:text-style-name="P54" xml:id="id44" draw:id="id44" draw:layer="layout" svg:width="5.206cm" svg:height="2.209cm" svg:x="12.585cm" svg:y="19.73cm">
          <text:p text:style-name="P44"><text:span text:style-name="T24">EIP712AuthorityCertificate</text:span></text:p>
          <text:p text:style-name="P44"><text:span text:style-name="T1"/></text:p>
          <text:p text:style-name="P44"><text:span text:style-name="T25">Issuer</text:span><text:span text:style-name="T1">: User 1</text:span></text:p>
          <text:p text:style-name="P44"><text:span text:style-name="T25">Subject</text:span><text:span text:style-name="T1">: Delegate B</text:span></text:p>
          <draw:enhanced-geometry svg:viewBox="0 0 21600 21600" draw:type="rectangle" draw:enhanced-path="M 0 0 L 21600 0 21600 21600 0 21600 0 0 Z N"/>
        </draw:custom-shape>
        <draw:connector draw:style-name="gr58" draw:text-style-name="P15" draw:layer="layout" svg:x1="5.23cm" svg:y1="23.772cm" svg:x2="5.23cm" svg:y2="21.939cm" draw:start-shape="id39" draw:start-glue-point="0" draw:end-shape="id40" draw:end-glue-point="2" svg:d="M5230 23772v-1833" svg:viewBox="0 0 1 1834">
          <text:p/>
        </draw:connector>
        <draw:connector draw:style-name="gr58" draw:text-style-name="P15" draw:layer="layout" svg:x1="5.23cm" svg:y1="19.73cm" svg:x2="5.23cm" svg:y2="17.671cm" draw:start-shape="id40" draw:start-glue-point="0" draw:end-shape="id41" draw:end-glue-point="2" svg:d="M5230 19730v-2059" svg:viewBox="0 0 1 2060">
          <text:p/>
        </draw:connector>
        <draw:connector draw:style-name="gr58" draw:text-style-name="P15" draw:layer="layout" svg:x1="5.23cm" svg:y1="15.462cm" svg:x2="10.359cm" svg:y2="11.726cm" draw:start-shape="id41" draw:start-glue-point="0" draw:end-shape="id42" draw:end-glue-point="2" svg:d="M5230 15462v-1868h5129v-1868" svg:viewBox="0 0 5130 3737">
          <text:p/>
        </draw:connector>
        <draw:connector draw:style-name="gr58" draw:text-style-name="P15" draw:layer="layout" svg:x1="15.188cm" svg:y1="15.462cm" svg:x2="10.359cm" svg:y2="11.726cm" draw:start-shape="id43" draw:start-glue-point="0" draw:end-shape="id42" draw:end-glue-point="2" svg:d="M15188 15462v-1868h-4829v-1868" svg:viewBox="0 0 4830 3737">
          <text:p/>
        </draw:connector>
        <draw:connector draw:style-name="gr58" draw:text-style-name="P15" draw:layer="layout" svg:x1="15.188cm" svg:y1="19.73cm" svg:x2="15.188cm" svg:y2="17.671cm" draw:start-shape="id44" draw:start-glue-point="0" draw:end-shape="id43" draw:end-glue-point="2" svg:d="M15188 19730v-2059" svg:viewBox="0 0 1 2060">
          <text:p/>
        </draw:connector>
        <draw:connector draw:style-name="gr58" draw:text-style-name="P15" draw:layer="layout" svg:x1="15.188cm" svg:y1="23.772cm" svg:x2="15.188cm" svg:y2="21.939cm" draw:start-shape="id45" draw:start-glue-point="0" draw:end-shape="id44" draw:end-glue-point="2" svg:d="M15188 23772v-1833" svg:viewBox="0 0 1 1834">
          <text:p/>
        </draw:connector>
        <draw:frame draw:style-name="gr63" draw:text-style-name="P61" draw:layer="layout" svg:width="16.853cm" svg:height="1.505cm" svg:x="1.826cm" svg:y="3.689cm">
          <draw:text-box>
            <text:p text:style-name="P60"><text:span text:style-name="T28">Stan</text:span><text:span text:style-name="T28">dalon</text:span><text:span text:style-name="T28">e </text:span><text:span text:style-name="T28">Trust</text:span><text:span text:style-name="T28">root</text:span><text:span text:style-name="T27"> </text:span><text:span text:style-name="T27">Certif</text:span><text:span text:style-name="T27">icate </text:span><text:span text:style-name="T27">Hiera</text:span><text:span text:style-name="T27">rchy</text:span></text:p>
          </draw:text-box>
        </draw:frame>
        <draw:custom-shape draw:style-name="gr64" draw:text-style-name="P62" draw:layer="layout" svg:width="16.793cm" svg:height="13.28cm" svg:x="23.434cm" svg:y="5.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64" draw:layer="layout" svg:width="16.827cm" svg:height="1.505cm" svg:x="23.363cm" svg:y="3.867cm">
          <draw:text-box>
            <text:p text:style-name="P63"><text:span text:style-name="T28">Shar</text:span><text:span text:style-name="T28">ed </text:span><text:span text:style-name="T28">Trust</text:span><text:span text:style-name="T28">root</text:span><text:span text:style-name="T27"> </text:span><text:span text:style-name="T27">Certif</text:span><text:span text:style-name="T27">icate </text:span><text:span text:style-name="T27">Hiera</text:span><text:span text:style-name="T27">rchy</text:span></text:p>
          </draw:text-box>
        </draw:frame>
        <draw:custom-shape draw:style-name="gr66" draw:text-style-name="P29" draw:layer="layout" svg:width="10.084cm" svg:height="1.636cm" svg:x="18.324cm" svg:y="11.697cm">
          <text:p text:style-name="P28"><text:span text:style-name="T16">Trust establishment, admission can be:</text:span></text:p>
          <text:p text:style-name="P28"><text:span text:style-name="T29">open</text:span><text:span text:style-name="T16">, </text:span><text:span text:style-name="T29">permissioned</text:span><text:span text:style-name="T16"> or </text:span><text:span text:style-name="T29">privat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005.8502726822 38581.795968234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1" draw:text-style-name="P32" draw:layer="layout" svg:width="26.218cm" svg:height="2.432cm" svg:x="1.95cm" svg:y="1.604cm">
          <draw:text-box>
            <text:p><text:span text:style-name="T18">Fig</text:span><text:span text:style-name="T18">ure </text:span><text:span text:style-name="T18">3: </text:span><text:span text:style-name="T18">Sta</text:span><text:span text:style-name="T18">nd</text:span><text:span text:style-name="T18">alo</text:span><text:span text:style-name="T18">ne </text:span><text:span text:style-name="T18">an</text:span><text:span text:style-name="T18">d </text:span><text:span text:style-name="T18">Sh</text:span><text:span text:style-name="T18">are</text:span><text:span text:style-name="T18">d </text:span><text:span text:style-name="T18">Tru</text:span><text:span text:style-name="T18">str</text:span><text:span text:style-name="T18">oot </text:span><text:span text:style-name="T18">Cer</text:span><text:span text:style-name="T18">tific</text:span><text:span text:style-name="T18">ate </text:span><text:span text:style-name="T18">Hie</text:span><text:span text:style-name="T18">rar</text:span><text:span text:style-name="T18">chi</text:span><text:span text:style-name="T18">es</text:span></text:p>
          </draw:text-box>
        </draw:frame>
        <draw:custom-shape draw:style-name="gr67" draw:text-style-name="P65" draw:layer="layout" svg:width="1.978cm" svg:height="1.978cm" svg:x="2.457cm" svg:y="6.1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68" draw:text-style-name="P66" draw:layer="layout" svg:width="2.148cm" svg:height="0.763cm" svg:x="2.568cm" svg:y="5.502cm">
          <draw:text-box>
            <text:p text:style-name="P60"><text:span text:style-name="T30">User 1</text:span></text:p>
          </draw:text-box>
        </draw:frame>
        <draw:custom-shape draw:style-name="gr67" draw:text-style-name="P65" draw:layer="layout" svg:width="1.978cm" svg:height="1.978cm" svg:x="24.357cm" svg:y="6.1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68" draw:text-style-name="P66" draw:layer="layout" svg:width="2.148cm" svg:height="0.763cm" svg:x="24.468cm" svg:y="5.503cm">
          <draw:text-box>
            <text:p text:style-name="P60"><text:span text:style-name="T30">User 1</text:span></text:p>
          </draw:text-box>
        </draw:frame>
        <draw:custom-shape draw:style-name="gr69" draw:text-style-name="P67" draw:layer="layout" svg:width="1.978cm" svg:height="1.978cm" svg:x="29.248cm" svg:y="21.8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70" draw:text-style-name="P68" draw:layer="layout" svg:width="2.148cm" svg:height="0.763cm" svg:x="29.11cm" svg:y="21.035cm">
          <draw:text-box>
            <text:p text:style-name="P60"><text:span text:style-name="T31">User 2</text:span></text:p>
          </draw:text-box>
        </draw:frame>
        <draw:custom-shape draw:style-name="gr71" draw:text-style-name="P69" draw:layer="layout" svg:width="1.978cm" svg:height="1.978cm" svg:x="37.911cm" svg:y="21.84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70" draw:text-style-name="P68" draw:layer="layout" svg:width="2.148cm" svg:height="0.763cm" svg:x="37.756cm" svg:y="21.124cm">
          <draw:text-box>
            <text:p text:style-name="P60"><text:span text:style-name="T31">User 3</text:span></text:p>
          </draw:text-box>
        </draw:frame>
        <draw:frame draw:style-name="gr61" draw:text-style-name="P59" draw:layer="layout" svg:width="8.829cm" svg:height="0.987cm" svg:x="5.531cm" svg:y="27.456cm">
          <draw:text-box>
            <text:p><text:span text:style-name="T27">User </text:span><text:span text:style-name="T27">1 </text:span><text:span text:style-name="T27">Auth</text:span><text:span text:style-name="T27">ority </text:span><text:span text:style-name="T27">Dom</text:span><text:span text:style-name="T27">ain</text:span></text:p>
          </draw:text-box>
        </draw:frame>
      </draw:page>
      <draw:page draw:name="page4" draw:style-name="dp1" draw:master-page-name="Default">
        <draw:custom-shape draw:style-name="gr72" draw:text-style-name="P65" xml:id="id48" draw:id="id48" draw:layer="layout" svg:width="0.949cm" svg:height="0.948cm" svg:x="25.556cm" svg:y="9.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65" xml:id="id47" draw:id="id47" draw:layer="layout" svg:width="0.949cm" svg:height="0.948cm" svg:x="15.364cm" svg:y="9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71" draw:layer="layout" svg:width="6.786cm" svg:height="2.299cm" svg:x="12.445cm" svg:y="18.223cm">
          <text:p text:style-name="P70"><text:span text:style-name="T32">Edge Device</text:span></text:p>
          <text:p text:style-name="P70"><text:span text:style-name="T32">with</text:span></text:p>
          <text:p text:style-name="P70"><text:span text:style-name="T33"><text:s/></text:span><text:span text:style-name="T33">WAMP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71" draw:layer="layout" svg:width="6.786cm" svg:height="2.299cm" svg:x="22.637cm" svg:y="18.223cm">
          <text:p text:style-name="P70"><text:span text:style-name="T32">Edge Server</text:span></text:p>
          <text:p text:style-name="P70"><text:span text:style-name="T32">with</text:span></text:p>
          <text:p text:style-name="P70"><text:span text:style-name="T32"><text:s/></text:span><text:span text:style-name="T33">WAMP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71" draw:layer="layout" svg:width="6.786cm" svg:height="2.3cm" svg:x="12.445cm" svg:y="8.052cm">
          <text:p text:style-name="P70"><text:span text:style-name="T32">Cloud Server</text:span></text:p>
          <text:p text:style-name="P70"><text:span text:style-name="T32">with</text:span></text:p>
          <text:p text:style-name="P70"><text:span text:style-name="T34"><text:s/></text:span><text:span text:style-name="T34">WAMP</text:span><text:span text:style-name="T33">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71" draw:layer="layout" svg:width="6.785cm" svg:height="2.299cm" svg:x="22.638cm" svg:y="8.104cm">
          <text:p text:style-name="P70"><text:span text:style-name="T32">Cloud Server</text:span></text:p>
          <text:p text:style-name="P70"><text:span text:style-name="T32">with</text:span></text:p>
          <text:p text:style-name="P70"><text:span text:style-name="T35"><text:s/></text:span><text:span text:style-name="T34">WAMP </text:span><text:span text:style-name="T33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73" draw:layer="layout" svg:width="22.78cm" svg:height="3.608cm" svg:x="9.574cm" svg:y="12.496cm">
          <text:p text:style-name="P72"><text:span text:style-name="T36">End-</text:span><text:span text:style-name="T36">to-</text:span><text:span text:style-name="T36">End </text:span><text:span text:style-name="T36">Encry</text:span><text:span text:style-name="T36">pted</text:span></text:p>
          <text:p text:style-name="P72"><text:span text:style-name="T37">Stan</text:span><text:span text:style-name="T37">dalo</text:span><text:span text:style-name="T37">ne</text:span><text:span text:style-name="T38"> </text:span><text:span text:style-name="T38">Real</text:span><text:span text:style-name="T38">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65" xml:id="id46" draw:id="id46" draw:layer="layout" svg:width="1.035cm" svg:height="1.036cm" svg:x="15.321cm" svg:y="17.4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7" draw:text-style-name="P65" xml:id="id49" draw:id="id49" draw:layer="layout" svg:width="1.035cm" svg:height="1.036cm" svg:x="25.513cm" svg:y="17.4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8" draw:text-style-name="P74" draw:layer="layout" svg:width="6.786cm" svg:height="2.299cm" svg:x="12.445cm" svg:y="21.223cm">
          <text:p text:style-name="P20"><text:span text:style-name="T39"><text:s/></text:span><text:span text:style-name="T39">WAMP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75" draw:layer="layout" svg:width="6.786cm" svg:height="2.299cm" svg:x="22.637cm" svg:y="23.523cm">
          <text:p text:style-name="P9"><text:span text:style-name="T39"><text:s/></text:span><text:span text:style-name="T39">WAMP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76" draw:layer="layout" svg:width="1.035cm" svg:height="1.036cm" svg:x="15.321cm" svg:y="20.4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0" draw:text-style-name="P76" xml:id="id50" draw:id="id50" draw:layer="layout" svg:width="1.035cm" svg:height="1.036cm" svg:x="25.513cm" svg:y="22.7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7" draw:text-style-name="P65" draw:layer="layout" svg:width="1.978cm" svg:height="1.978cm" svg:x="5.102cm" svg:y="14.21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1" draw:text-style-name="P78" draw:layer="layout" svg:width="26.218cm" svg:height="2.432cm" svg:x="1.95cm" svg:y="1.604cm">
          <draw:text-box>
            <text:p text:style-name="P77"><text:span text:style-name="T18">Fig</text:span><text:span text:style-name="T18">ure </text:span><text:span text:style-name="T18">4: </text:span><text:span text:style-name="T18">Sta</text:span><text:span text:style-name="T18">nd</text:span><text:span text:style-name="T18">alo</text:span><text:span text:style-name="T18">ne </text:span><text:span text:style-name="T18">Re</text:span><text:span text:style-name="T18">alm </text:span><text:span text:style-name="T18">Us</text:span><text:span text:style-name="T18">ag</text:span><text:span text:style-name="T18">e </text:span><text:span text:style-name="T18">Sc</text:span><text:span text:style-name="T18">en</text:span><text:span text:style-name="T18">ari</text:span><text:span text:style-name="T18">o</text:span></text:p>
          </draw:text-box>
        </draw:frame>
        <draw:custom-shape draw:style-name="gr81" draw:text-style-name="P80" draw:layer="layout" svg:width="6.736cm" svg:height="2.876cm" svg:x="2.371cm" svg:y="17.073cm">
          <text:p text:style-name="P79"><text:span text:style-name="T26">Off-chain Root CA</text:span></text:p>
          <text:p text:style-name="P79"><text:span text:style-name="T26">Certificate File</text:span></text:p>
          <text:p text:style-name="P79"><text:span text:style-name="T31">Centralized Trust</text:span></text:p>
          <draw:enhanced-geometry svg:viewBox="0 0 21600 21600" draw:mirror-horizontal="false" draw:mirror-vertical="false" draw:text-areas="800 800 20800 20800" draw:type="round-rectangular-callout" draw:modifiers="11548.6418287071 -5060.27111574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8" draw:text-style-name="P66" draw:layer="layout" svg:width="2.148cm" svg:height="0.763cm" svg:x="5.213cm" svg:y="13.517cm">
          <draw:text-box>
            <text:p text:style-name="P60"><text:span text:style-name="T30">User 1</text:span></text:p>
          </draw:text-box>
        </draw:frame>
        <draw:connector draw:style-name="gr82" draw:text-style-name="P65" draw:layer="layout" draw:type="curve" svg:x1="15.839cm" svg:y1="17.473cm" svg:x2="15.839cm" svg:y2="10.877cm" draw:start-shape="id46" draw:start-glue-point="4" draw:end-shape="id47" draw:end-glue-point="8" svg:d="M15839 17473v-6596" svg:viewBox="0 0 1 6597">
          <text:p/>
        </draw:connector>
        <draw:connector draw:style-name="gr83" draw:text-style-name="P65" draw:layer="layout" draw:type="curve" draw:line-skew="0.063cm" svg:x1="15.839cm" svg:y1="10.877cm" svg:x2="26.031cm" svg:y2="10.878cm" draw:start-shape="id47" draw:start-glue-point="8" draw:end-shape="id48" draw:end-glue-point="8" svg:d="M15839 10877c0 847 10192 847 10192 1" svg:viewBox="0 0 10193 636">
          <text:p/>
        </draw:connector>
        <draw:connector draw:style-name="gr82" draw:text-style-name="P65" draw:layer="layout" draw:type="curve" svg:x1="26.031cm" svg:y1="17.473cm" svg:x2="26.031cm" svg:y2="10.878cm" draw:start-shape="id49" draw:start-glue-point="4" draw:end-shape="id48" draw:end-glue-point="8" svg:d="M26031 17473v-6595" svg:viewBox="0 0 1 6596">
          <text:p/>
        </draw:connector>
        <draw:connector draw:style-name="gr84" draw:text-style-name="P15" draw:layer="layout" draw:type="curve" svg:x1="26.031cm" svg:y1="22.773cm" svg:x2="26.031cm" svg:y2="20.979cm" draw:start-shape="id50" draw:start-glue-point="4" draw:end-shape="id51" draw:end-glue-point="8" svg:d="M26031 22773v-1794" svg:viewBox="0 0 1 1795">
          <text:p/>
        </draw:connector>
        <draw:custom-shape draw:style-name="gr72" draw:text-style-name="P65" xml:id="id51" draw:id="id51" draw:layer="layout" svg:width="0.949cm" svg:height="0.948cm" svg:x="25.556cm" svg:y="20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80" draw:layer="layout" svg:width="6.736cm" svg:height="2.876cm" svg:x="31.073cm" svg:y="6.476cm">
          <text:p text:style-name="P79"><text:span text:style-name="T26">Public IP</text:span></text:p>
          <text:p text:style-name="P79"><text:span text:style-name="T26">Permanently Online</text:span></text:p>
          <text:p text:style-name="P79"><text:span text:style-name="T26">Router-to-Router Link Meshed</text:span></text:p>
          <draw:enhanced-geometry svg:viewBox="0 0 21600 21600" draw:mirror-horizontal="false" draw:mirror-vertical="false" draw:text-areas="800 800 20800 20800" draw:type="round-rectangular-callout" draw:modifiers="-4735.52026124388 19392.700729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1" draw:text-style-name="P80" draw:layer="layout" svg:width="6.736cm" svg:height="2.876cm" svg:x="30.973cm" svg:y="16.83cm">
          <text:p text:style-name="P79"><text:span text:style-name="T26">Uplink only</text:span></text:p>
          <text:p text:style-name="P79"><text:span text:style-name="T26">Runs On-demand only</text:span></text:p>
          <text:p text:style-name="P79"><text:span text:style-name="T26">End-to-End Encryption</text:span></text:p>
          <draw:enhanced-geometry svg:viewBox="0 0 21600 21600" draw:mirror-horizontal="false" draw:mirror-vertical="false" draw:text-areas="800 800 20800 20800" draw:type="round-rectangular-callout" draw:modifiers="-4100.69763989906 18296.5589155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85" draw:text-style-name="P81" draw:layer="layout" draw:type="curve" svg:x1="34.249cm" svg:y1="26.775cm" svg:x2="37.101cm" svg:y2="26.826cm" svg:d="M34249 26775c2139 0 713 51 2852 51" svg:viewBox="0 0 2853 52">
          <text:p/>
        </draw:connector>
        <draw:frame draw:style-name="gr63" draw:text-style-name="P82" draw:layer="layout" svg:width="8.145cm" svg:height="1.505cm" svg:x="34.018cm" svg:y="27.042cm">
          <draw:text-box>
            <text:p><text:span text:style-name="T40">Rout</text:span><text:span text:style-name="T40">er-to-</text:span><text:span text:style-name="T40">Rout</text:span><text:span text:style-name="T40">er </text:span><text:span text:style-name="T40">Link </text:span><text:span text:style-name="T40">with </text:span><text:span text:style-name="T40">End-</text:span><text:span text:style-name="T40">to-</text:span><text:span text:style-name="T40">End </text:span><text:span text:style-name="T40">Encr</text:span><text:span text:style-name="T40">yptio</text:span><text:span text:style-name="T40">n</text:span></text:p>
          </draw:text-box>
        </draw:frame>
        <draw:connector draw:style-name="gr86" draw:text-style-name="P81" draw:layer="layout" draw:type="curve" svg:x1="34.25cm" svg:y1="24.905cm" svg:x2="37.102cm" svg:y2="24.956cm" svg:d="M34250 24905c2139 0 713 51 2852 51" svg:viewBox="0 0 2853 52">
          <text:p/>
        </draw:connector>
        <draw:frame draw:style-name="gr87" draw:text-style-name="P82" draw:layer="layout" svg:width="8.145cm" svg:height="1.207cm" svg:x="34.019cm" svg:y="25.172cm">
          <draw:text-box>
            <text:p><text:span text:style-name="T40">Regu</text:span><text:span text:style-name="T40">lar </text:span><text:span text:style-name="T40">WAM</text:span><text:span text:style-name="T40">P</text:span></text:p>
          </draw:text-box>
        </draw:frame>
        <draw:custom-shape draw:style-name="gr62" draw:text-style-name="P85" draw:layer="layout" svg:width="5.205cm" svg:height="2.21cm" svg:x="3.523cm" svg:y="10.826cm">
          <text:p text:style-name="P83"><text:span text:style-name="T41">EIP712AuthorityCertificate</text:span></text:p>
          <text:p text:style-name="P84"><text:span text:style-name="T42">Issuer</text:span><text:span text:style-name="T43">: User 1</text:span></text:p>
          <text:p text:style-name="P84"><text:span text:style-name="T42">Subject</text:span><text:span text:style-name="T43">: User 1</text:span></text:p>
          <text:p text:style-name="P84"><text:span text:style-name="T43">Realm: x5F0c...</text:span></text:p>
          <text:p text:style-name="P84"><text:span text:style-name="T43">Capabilities: Root CA</text:span></text:p>
          <draw:enhanced-geometry svg:viewBox="0 0 21600 21600" draw:type="rectangle" draw:enhanced-path="M 0 0 L 21600 0 21600 21600 0 21600 0 0 Z N"/>
        </draw:custom-shape>
        <draw:connector draw:style-name="gr88" draw:text-style-name="P65" draw:layer="layout" draw:type="curve" svg:x1="15.839cm" svg:y1="17.473cm" svg:x2="26.031cm" svg:y2="20.979cm" draw:start-shape="id46" draw:start-glue-point="4" draw:end-shape="id51" draw:end-glue-point="8" svg:d="M15839 17473c0-750 5117-500 5117 1753 0 2254 5075 2504 5075 1753" svg:viewBox="0 0 10193 4268">
          <text:p/>
        </draw:connector>
      </draw:page>
      <draw:page draw:name="page5" draw:style-name="dp1" draw:master-page-name="Default">
        <draw:custom-shape draw:style-name="gr89" draw:text-style-name="P69" draw:layer="layout" svg:width="0.949cm" svg:height="0.948cm" svg:x="25.556cm" svg:y="9.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67" draw:layer="layout" svg:width="0.949cm" svg:height="0.948cm" svg:x="15.364cm" svg:y="9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71" draw:layer="layout" svg:width="6.786cm" svg:height="2.299cm" svg:x="12.445cm" svg:y="18.223cm">
          <text:p text:style-name="P70"><text:span text:style-name="T32">Gateway Device</text:span></text:p>
          <text:p text:style-name="P70"><text:span text:style-name="T32">with</text:span></text:p>
          <text:p text:style-name="P70"><text:span text:style-name="T33"><text:s/></text:span><text:span text:style-name="T33">WAMP.eth Gatew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71" draw:layer="layout" svg:width="6.786cm" svg:height="2.299cm" svg:x="22.637cm" svg:y="18.223cm">
          <text:p text:style-name="P70"><text:span text:style-name="T32">Gateway Server</text:span></text:p>
          <text:p text:style-name="P70"><text:span text:style-name="T32">with</text:span></text:p>
          <text:p text:style-name="P70"><text:span text:style-name="T32"><text:s/></text:span><text:span text:style-name="T33">WAMP.eth Gatew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86" draw:layer="layout" svg:width="6.786cm" svg:height="2.3cm" svg:x="12.445cm" svg:y="8.052cm">
          <text:p text:style-name="P70"><text:span text:style-name="T32">Relay Server</text:span></text:p>
          <text:p text:style-name="P70"><text:span text:style-name="T32">with</text:span></text:p>
          <text:p text:style-name="P70"><text:span text:style-name="T34"><text:s/></text:span><text:span text:style-name="T34">WAMP.eth </text:span><text:span text:style-name="T33">Rel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87" draw:layer="layout" svg:width="6.785cm" svg:height="2.299cm" svg:x="22.638cm" svg:y="8.104cm">
          <text:p text:style-name="P70"><text:span text:style-name="T32">Relay Server</text:span></text:p>
          <text:p text:style-name="P70"><text:span text:style-name="T32">with</text:span></text:p>
          <text:p text:style-name="P70"><text:span text:style-name="T35"><text:s/></text:span><text:span text:style-name="T34">WAMP.eth </text:span><text:span text:style-name="T33">Rel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89" draw:layer="layout" svg:width="22.78cm" svg:height="3.608cm" svg:x="9.574cm" svg:y="12.496cm">
          <text:p text:style-name="P88"><text:span text:style-name="T36">End-to-End Encrypted</text:span></text:p>
          <text:p text:style-name="P88"><text:span text:style-name="T37">Private-Shared</text:span><text:span text:style-name="T38"> Real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65" draw:layer="layout" svg:width="1.035cm" svg:height="1.036cm" svg:x="15.321cm" svg:y="17.4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7" draw:text-style-name="P65" draw:layer="layout" svg:width="1.035cm" svg:height="1.036cm" svg:x="25.513cm" svg:y="17.4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1" draw:text-style-name="P80" draw:layer="layout" svg:width="6.736cm" svg:height="2.876cm" svg:x="31.194cm" svg:y="6.45cm">
          <text:p text:style-name="P79"><text:span text:style-name="T26">Public IP</text:span></text:p>
          <text:p text:style-name="P79"><text:span text:style-name="T26">Permanently Online</text:span></text:p>
          <text:p text:style-name="P79"><text:span text:style-name="T26">Router-to-Router Link Meshed</text:span></text:p>
          <draw:enhanced-geometry svg:viewBox="0 0 21600 21600" draw:mirror-horizontal="false" draw:mirror-vertical="false" draw:text-areas="800 800 20800 20800" draw:type="round-rectangular-callout" draw:modifiers="-4735.52026124388 19392.700729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1" draw:text-style-name="P80" draw:layer="layout" svg:width="6.736cm" svg:height="2.876cm" svg:x="30.969cm" svg:y="16.829cm">
          <text:p text:style-name="P79"><text:span text:style-name="T26">Uplink only</text:span></text:p>
          <text:p text:style-name="P79"><text:span text:style-name="T26">Runs On-demand only</text:span></text:p>
          <text:p text:style-name="P79"><text:span text:style-name="T26">End-to-End Encryption</text:span></text:p>
          <draw:enhanced-geometry svg:viewBox="0 0 21600 21600" draw:mirror-horizontal="false" draw:mirror-vertical="false" draw:text-areas="800 800 20800 20800" draw:type="round-rectangular-callout" draw:modifiers="-4100.69763989906 18296.5589155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1" draw:text-style-name="P80" draw:layer="layout" svg:width="6.736cm" svg:height="2.876cm" svg:x="33.281cm" svg:y="11.413cm">
          <text:p text:style-name="P79"><text:span text:style-name="T26">On-chain Root CA</text:span></text:p>
          <text:p text:style-name="P90"><text:span text:style-name="T26">Logical Entity only</text:span></text:p>
          <text:p text:style-name="P79"><text:span text:style-name="T31">Decentralized Trust</text:span></text:p>
          <draw:enhanced-geometry svg:viewBox="0 0 21600 21600" draw:mirror-horizontal="false" draw:mirror-vertical="false" draw:text-areas="800 800 20800 20800" draw:type="round-rectangular-callout" draw:modifiers="-3696.71960813418 18168.92596454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8" draw:text-style-name="P74" draw:layer="layout" svg:width="6.786cm" svg:height="2.299cm" svg:x="12.445cm" svg:y="21.423cm">
          <text:p text:style-name="P20"><text:span text:style-name="T39"><text:s/></text:span><text:span text:style-name="T39">WAMP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75" draw:layer="layout" svg:width="6.786cm" svg:height="2.299cm" svg:x="22.637cm" svg:y="23.523cm">
          <text:p text:style-name="P9"><text:span text:style-name="T39"><text:s/></text:span><text:span text:style-name="T39">WAMP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76" draw:layer="layout" svg:width="1.035cm" svg:height="1.036cm" svg:x="15.321cm" svg:y="20.6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0" draw:text-style-name="P76" draw:layer="layout" svg:width="1.035cm" svg:height="1.036cm" svg:x="25.513cm" svg:y="22.7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7" draw:text-style-name="P65" draw:layer="layout" svg:width="1.978cm" svg:height="1.978cm" svg:x="5.102cm" svg:y="14.21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67" draw:layer="layout" svg:width="1.978cm" svg:height="1.978cm" svg:x="10.665cm" svg:y="5.56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1" draw:text-style-name="P69" draw:layer="layout" svg:width="1.978cm" svg:height="1.978cm" svg:x="21.241cm" svg:y="5.56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1" draw:text-style-name="P78" draw:layer="layout" svg:width="26.218cm" svg:height="2.432cm" svg:x="1.95cm" svg:y="1.604cm">
          <draw:text-box>
            <text:p text:style-name="P77"><text:span text:style-name="T44">Fig</text:span><text:span text:style-name="T44">ure </text:span><text:span text:style-name="T44">5: </text:span><text:span text:style-name="T45">Pri</text:span><text:span text:style-name="T45">vat</text:span><text:span text:style-name="T45">e-</text:span><text:span text:style-name="T45">Sh</text:span><text:span text:style-name="T45">are</text:span><text:span text:style-name="T45">d </text:span><text:span text:style-name="T45">Re</text:span><text:span text:style-name="T45">alm </text:span><text:span text:style-name="T45">Us</text:span><text:span text:style-name="T45">ag</text:span><text:span text:style-name="T45">e </text:span><text:span text:style-name="T45">Sc</text:span><text:span text:style-name="T45">en</text:span><text:span text:style-name="T45">ari</text:span><text:span text:style-name="T45">o</text:span></text:p>
          </draw:text-box>
        </draw:frame>
        <draw:custom-shape draw:style-name="gr81" draw:text-style-name="P80" draw:layer="layout" svg:width="6.736cm" svg:height="2.876cm" svg:x="2.661cm" svg:y="17.339cm">
          <text:p text:style-name="P79"><text:span text:style-name="T26">On-chain User or DAO</text:span></text:p>
          <text:p text:style-name="P79"><text:span text:style-name="T26">Realm Owner</text:span></text:p>
          <draw:enhanced-geometry svg:viewBox="0 0 21600 21600" draw:mirror-horizontal="false" draw:mirror-vertical="false" draw:text-areas="800 800 20800 20800" draw:type="round-rectangular-callout" draw:modifiers="11548.6418287071 -5060.27111574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8" draw:text-style-name="P66" draw:layer="layout" svg:width="2.148cm" svg:height="0.763cm" svg:x="5.213cm" svg:y="13.518cm">
          <draw:text-box>
            <text:p text:style-name="P60"><text:span text:style-name="T30">User 1</text:span></text:p>
          </draw:text-box>
        </draw:frame>
        <draw:frame draw:style-name="gr70" draw:text-style-name="P68" draw:layer="layout" svg:width="2.148cm" svg:height="0.763cm" svg:x="10.527cm" svg:y="4.739cm">
          <draw:text-box>
            <text:p text:style-name="P60"><text:span text:style-name="T31">User 2</text:span></text:p>
          </draw:text-box>
        </draw:frame>
        <draw:frame draw:style-name="gr70" draw:text-style-name="P68" draw:layer="layout" svg:width="2.148cm" svg:height="0.763cm" svg:x="21.086cm" svg:y="4.845cm">
          <draw:text-box>
            <text:p text:style-name="P60"><text:span text:style-name="T31">User 3</text:span></text:p>
          </draw:text-box>
        </draw:frame>
        <draw:connector draw:style-name="gr94" draw:text-style-name="P15" draw:layer="layout" draw:type="curve" svg:x1="15.839cm" svg:y1="17.487cm" svg:x2="15.839cm" svg:y2="10.891cm" svg:d="M15839 17487v-6596" svg:viewBox="0 0 1 6597">
          <text:p/>
        </draw:connector>
        <draw:connector draw:style-name="gr95" draw:text-style-name="P15" draw:layer="layout" draw:type="curve" draw:line-skew="0.063cm" svg:x1="15.839cm" svg:y1="10.891cm" svg:x2="26.031cm" svg:y2="10.892cm" svg:d="M15839 10891c0 847 10192 847 10192 1" svg:viewBox="0 0 10193 636">
          <text:p/>
        </draw:connector>
        <draw:connector draw:style-name="gr94" draw:text-style-name="P15" draw:layer="layout" draw:type="curve" svg:x1="26.031cm" svg:y1="17.487cm" svg:x2="26.031cm" svg:y2="10.892cm" svg:d="M26031 17487v-6595" svg:viewBox="0 0 1 6596">
          <text:p/>
        </draw:connector>
        <draw:connector draw:style-name="gr84" draw:text-style-name="P15" draw:layer="layout" draw:type="curve" svg:x1="26.031cm" svg:y1="22.787cm" svg:x2="26.031cm" svg:y2="20.993cm" svg:d="M26031 22787v-1794" svg:viewBox="0 0 1 1795">
          <text:p/>
        </draw:connector>
        <draw:custom-shape draw:style-name="gr96" draw:text-style-name="P91" draw:layer="layout" svg:width="0.949cm" svg:height="0.948cm" svg:x="25.556cm" svg:y="20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5" draw:text-style-name="P81" draw:layer="layout" draw:type="curve" svg:x1="34.249cm" svg:y1="26.775cm" svg:x2="37.101cm" svg:y2="26.826cm" svg:d="M34249 26775c2139 0 713 51 2852 51" svg:viewBox="0 0 2853 52">
          <text:p/>
        </draw:connector>
        <draw:frame draw:style-name="gr63" draw:text-style-name="P82" draw:layer="layout" svg:width="8.145cm" svg:height="1.505cm" svg:x="34.018cm" svg:y="27.042cm">
          <draw:text-box>
            <text:p><text:span text:style-name="T40">Rout</text:span><text:span text:style-name="T40">er-to-</text:span><text:span text:style-name="T40">Rout</text:span><text:span text:style-name="T40">er </text:span><text:span text:style-name="T40">Link </text:span><text:span text:style-name="T40">with </text:span><text:span text:style-name="T40">End-</text:span><text:span text:style-name="T40">to-</text:span><text:span text:style-name="T40">End </text:span><text:span text:style-name="T40">Encr</text:span><text:span text:style-name="T40">yptio</text:span><text:span text:style-name="T40">n</text:span></text:p>
          </draw:text-box>
        </draw:frame>
        <draw:connector draw:style-name="gr86" draw:text-style-name="P81" draw:layer="layout" draw:type="curve" svg:x1="34.25cm" svg:y1="24.905cm" svg:x2="37.102cm" svg:y2="24.956cm" svg:d="M34250 24905c2139 0 713 51 2852 51" svg:viewBox="0 0 2853 52">
          <text:p/>
        </draw:connector>
        <draw:frame draw:style-name="gr87" draw:text-style-name="P82" draw:layer="layout" svg:width="8.145cm" svg:height="1.207cm" svg:x="34.019cm" svg:y="25.172cm">
          <draw:text-box>
            <text:p><text:span text:style-name="T40">Regu</text:span><text:span text:style-name="T40">lar </text:span><text:span text:style-name="T40">WAM</text:span><text:span text:style-name="T40">P</text:span></text:p>
          </draw:text-box>
        </draw:frame>
        <draw:custom-shape draw:style-name="gr62" draw:text-style-name="P93" draw:layer="layout" svg:width="5.205cm" svg:height="2.21cm" svg:x="23.68cm" svg:y="5.403cm">
          <text:p text:style-name="P92"><text:span text:style-name="T46">EIP712AuthorityCertificate</text:span></text:p>
          <text:p text:style-name="P92"><text:span text:style-name="T47">Issuer</text:span><text:span text:style-name="T48">: User 1</text:span></text:p>
          <text:p text:style-name="P92"><text:span text:style-name="T47">Subject</text:span><text:span text:style-name="T48">: User 5</text:span></text:p>
          <text:p text:style-name="P92"><text:span text:style-name="T48">Realm: x5F0c...</text:span></text:p>
          <text:p text:style-name="P92"><text:span text:style-name="T48">Capabilities: Gateway CA</text:span></text:p>
          <draw:enhanced-geometry svg:viewBox="0 0 21600 21600" draw:type="rectangle" draw:enhanced-path="M 0 0 L 21600 0 21600 21600 0 21600 0 0 Z N"/>
        </draw:custom-shape>
        <draw:custom-shape draw:style-name="gr97" draw:text-style-name="P95" draw:layer="layout" svg:width="5.205cm" svg:height="1.637cm" svg:x="23.68cm" svg:y="5.976cm">
          <text:p text:style-name="P94"><text:span text:style-name="T49">Issuer</text:span><text:span text:style-name="T50">: User 1</text:span></text:p>
          <text:p text:style-name="P94"><text:span text:style-name="T49">Subject</text:span><text:span text:style-name="T50">: User 3</text:span></text:p>
          <text:p text:style-name="P94"><text:span text:style-name="T50">Realm: x5F0c...</text:span></text:p>
          <text:p text:style-name="P94"><text:span text:style-name="T50">Capabilities: Relay CA</text:span></text:p>
          <draw:enhanced-geometry svg:viewBox="0 0 21600 21600" draw:type="rectangle" draw:enhanced-path="M 0 0 L 21600 0 21600 21600 0 21600 0 0 Z N"/>
        </draw:custom-shape>
        <draw:custom-shape draw:style-name="gr62" draw:text-style-name="P93" draw:layer="layout" svg:width="5.205cm" svg:height="2.21cm" svg:x="13.474cm" svg:y="5.429cm">
          <text:p text:style-name="P92"><text:span text:style-name="T46">EIP712AuthorityCertificate</text:span></text:p>
          <text:p text:style-name="P92"><text:span text:style-name="T47">Issuer</text:span><text:span text:style-name="T48">: User 1</text:span></text:p>
          <text:p text:style-name="P92"><text:span text:style-name="T47">Subject</text:span><text:span text:style-name="T48">: User 5</text:span></text:p>
          <text:p text:style-name="P92"><text:span text:style-name="T48">Realm: x5F0c...</text:span></text:p>
          <text:p text:style-name="P92"><text:span text:style-name="T48">Capabilities: Gateway CA</text:span></text:p>
          <draw:enhanced-geometry svg:viewBox="0 0 21600 21600" draw:type="rectangle" draw:enhanced-path="M 0 0 L 21600 0 21600 21600 0 21600 0 0 Z N"/>
        </draw:custom-shape>
        <draw:custom-shape draw:style-name="gr98" draw:text-style-name="P96" draw:layer="layout" svg:width="5.205cm" svg:height="1.637cm" svg:x="13.474cm" svg:y="6.002cm">
          <text:p text:style-name="P94"><text:span text:style-name="T49">Issuer</text:span><text:span text:style-name="T50">: User 1</text:span></text:p>
          <text:p text:style-name="P94"><text:span text:style-name="T49">Subject</text:span><text:span text:style-name="T50">: User 2</text:span></text:p>
          <text:p text:style-name="P94"><text:span text:style-name="T50">Realm: x5F0c...</text:span></text:p>
          <text:p text:style-name="P94"><text:span text:style-name="T50">Capabilities: Relay CA</text:span></text:p>
          <draw:enhanced-geometry svg:viewBox="0 0 21600 21600" draw:type="rectangle" draw:enhanced-path="M 0 0 L 21600 0 21600 21600 0 21600 0 0 Z N"/>
        </draw:custom-shape>
        <draw:custom-shape draw:style-name="gr62" draw:text-style-name="P85" draw:layer="layout" svg:width="5.205cm" svg:height="2.21cm" svg:x="3.523cm" svg:y="10.826cm">
          <text:p text:style-name="P83"><text:span text:style-name="T41">EIP712AuthorityCertificate</text:span></text:p>
          <text:p text:style-name="P84"><text:span text:style-name="T42">Issuer</text:span><text:span text:style-name="T43">: User 1</text:span></text:p>
          <text:p text:style-name="P84"><text:span text:style-name="T42">Subject</text:span><text:span text:style-name="T43">: User 1</text:span></text:p>
          <text:p text:style-name="P84"><text:span text:style-name="T43">Realm: x5F0c...</text:span></text:p>
          <text:p text:style-name="P84"><text:span text:style-name="T43">Capabilities: Root CA</text:span></text:p>
          <draw:enhanced-geometry svg:viewBox="0 0 21600 21600" draw:type="rectangle" draw:enhanced-path="M 0 0 L 21600 0 21600 21600 0 21600 0 0 Z N"/>
        </draw:custom-shape>
        <draw:connector draw:style-name="gr88" draw:text-style-name="P65" draw:layer="layout" draw:type="curve" svg:x1="15.826cm" svg:y1="17.514cm" svg:x2="26.018cm" svg:y2="21.02cm" svg:d="M15826 17514c0-750 5117-500 5117 1753 0 2254 5075 2504 5075 1753" svg:viewBox="0 0 10193 4268">
          <text:p/>
        </draw:connector>
      </draw:page>
      <draw:page draw:name="page6" draw:style-name="dp1" draw:master-page-name="Default">
        <draw:custom-shape draw:style-name="gr89" draw:text-style-name="P97" draw:layer="layout" svg:width="0.949cm" svg:height="0.948cm" svg:x="25.556cm" svg:y="9.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98" draw:layer="layout" svg:width="0.949cm" svg:height="0.948cm" svg:x="15.364cm" svg:y="9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99" draw:layer="layout" svg:width="6.786cm" svg:height="2.299cm" svg:x="12.445cm" svg:y="18.223cm">
          <text:p text:style-name="P20"><text:span text:style-name="T7">Gateway Device</text:span></text:p>
          <text:p text:style-name="P20"><text:span text:style-name="T7">with</text:span></text:p>
          <text:p text:style-name="P20"><text:span text:style-name="T39"><text:s/></text:span><text:span text:style-name="T39">WAMP.eth Gatew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100" draw:layer="layout" svg:width="6.786cm" svg:height="2.299cm" svg:x="22.637cm" svg:y="18.223cm">
          <text:p text:style-name="P20"><text:span text:style-name="T7">Gateway Server</text:span></text:p>
          <text:p text:style-name="P20"><text:span text:style-name="T7">with</text:span></text:p>
          <text:p text:style-name="P20"><text:span text:style-name="T7"><text:s/></text:span><text:span text:style-name="T39">WAMP.eth Gatew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01" draw:layer="layout" svg:width="6.786cm" svg:height="2.3cm" svg:x="12.445cm" svg:y="8.052cm">
          <text:p text:style-name="P20"><text:span text:style-name="T7">Relay Server</text:span></text:p>
          <text:p text:style-name="P20"><text:span text:style-name="T7">with</text:span></text:p>
          <text:p text:style-name="P20"><text:span text:style-name="T51"><text:s/></text:span><text:span text:style-name="T51">WAMP.eth </text:span><text:span text:style-name="T39">Rel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02" draw:layer="layout" svg:width="6.785cm" svg:height="2.299cm" svg:x="22.638cm" svg:y="8.104cm">
          <text:p text:style-name="P20"><text:span text:style-name="T7">Relay Server</text:span></text:p>
          <text:p text:style-name="P20"><text:span text:style-name="T7">with</text:span></text:p>
          <text:p text:style-name="P20"><text:span text:style-name="T6"><text:s/></text:span><text:span text:style-name="T51">WAMP.eth </text:span><text:span text:style-name="T39">Rel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89" draw:layer="layout" svg:width="22.78cm" svg:height="3.608cm" svg:x="9.574cm" svg:y="12.496cm">
          <text:p text:style-name="P88"><text:span text:style-name="T36">End-to-End Encrypted</text:span></text:p>
          <text:p text:style-name="P88"><text:span text:style-name="T37">Open-/Permissioned-Shared</text:span><text:span text:style-name="T38"> Real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103" draw:layer="layout" svg:width="1.035cm" svg:height="1.036cm" svg:x="15.321cm" svg:y="17.4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104" draw:layer="layout" svg:width="1.035cm" svg:height="1.036cm" svg:x="25.513cm" svg:y="17.4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1" draw:text-style-name="P80" draw:layer="layout" svg:width="6.736cm" svg:height="2.876cm" svg:x="31.194cm" svg:y="6.45cm">
          <text:p text:style-name="P79"><text:span text:style-name="T26">Public IP</text:span></text:p>
          <text:p text:style-name="P79"><text:span text:style-name="T26">Permanently Online</text:span></text:p>
          <text:p text:style-name="P79"><text:span text:style-name="T26">Router-to-Router Link Meshed</text:span></text:p>
          <draw:enhanced-geometry svg:viewBox="0 0 21600 21600" draw:mirror-horizontal="false" draw:mirror-vertical="false" draw:text-areas="800 800 20800 20800" draw:type="round-rectangular-callout" draw:modifiers="-4735.52026124388 19392.700729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1" draw:text-style-name="P80" draw:layer="layout" svg:width="6.736cm" svg:height="2.876cm" svg:x="30.969cm" svg:y="16.829cm">
          <text:p text:style-name="P79"><text:span text:style-name="T26">Uplink only</text:span></text:p>
          <text:p text:style-name="P79"><text:span text:style-name="T26">Runs On-demand only</text:span></text:p>
          <text:p text:style-name="P79"><text:span text:style-name="T26">End-to-End Encryption</text:span></text:p>
          <draw:enhanced-geometry svg:viewBox="0 0 21600 21600" draw:mirror-horizontal="false" draw:mirror-vertical="false" draw:text-areas="800 800 20800 20800" draw:type="round-rectangular-callout" draw:modifiers="-4100.69763989906 18296.5589155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1" draw:text-style-name="P80" draw:layer="layout" svg:width="6.736cm" svg:height="2.876cm" svg:x="33.105cm" svg:y="11.06cm">
          <text:p text:style-name="P79"><text:span text:style-name="T26">On-chain Root CA</text:span></text:p>
          <text:p text:style-name="P90"><text:span text:style-name="T26">Logical Entity only</text:span></text:p>
          <text:p text:style-name="P79"><text:span text:style-name="T31">Decentralized Trust</text:span></text:p>
          <draw:enhanced-geometry svg:viewBox="0 0 21600 21600" draw:mirror-horizontal="false" draw:mirror-vertical="false" draw:text-areas="800 800 20800 20800" draw:type="round-rectangular-callout" draw:modifiers="-3376.1021226065 19310.11470281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3" draw:text-style-name="P105" draw:layer="layout" svg:width="6.786cm" svg:height="2.299cm" svg:x="12.445cm" svg:y="21.423cm">
          <text:p text:style-name="P20"><text:span text:style-name="T39"><text:s/></text:span><text:span text:style-name="T39">WAMP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106" draw:layer="layout" svg:width="6.786cm" svg:height="2.299cm" svg:x="22.637cm" svg:y="23.523cm">
          <text:p text:style-name="P9"><text:span text:style-name="T39"><text:s/></text:span><text:span text:style-name="T39">WAMP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107" draw:layer="layout" svg:width="1.035cm" svg:height="1.036cm" svg:x="15.321cm" svg:y="20.6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6" draw:text-style-name="P108" draw:layer="layout" svg:width="1.035cm" svg:height="1.036cm" svg:x="25.513cm" svg:y="22.7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7" draw:text-style-name="P65" draw:layer="layout" svg:width="1.978cm" svg:height="1.978cm" svg:x="5.102cm" svg:y="14.21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1" draw:text-style-name="P78" draw:layer="layout" svg:width="26.218cm" svg:height="2.432cm" svg:x="1.95cm" svg:y="1.604cm">
          <draw:text-box>
            <text:p text:style-name="P77"><text:span text:style-name="T18">Fig</text:span><text:span text:style-name="T18">ure </text:span><text:span text:style-name="T18">6: </text:span><text:span text:style-name="T18">Op</text:span><text:span text:style-name="T18">en-</text:span><text:span text:style-name="T18">/Pe</text:span><text:span text:style-name="T18">rmi</text:span><text:span text:style-name="T18">ssi</text:span><text:span text:style-name="T18">on</text:span><text:span text:style-name="T18">ed-</text:span><text:span text:style-name="T18">Sh</text:span><text:span text:style-name="T18">are</text:span><text:span text:style-name="T18">d </text:span><text:span text:style-name="T18">Re</text:span><text:span text:style-name="T18">alm </text:span><text:span text:style-name="T18">Us</text:span><text:span text:style-name="T18">ag</text:span><text:span text:style-name="T18">e </text:span><text:span text:style-name="T18">Sc</text:span><text:span text:style-name="T18">en</text:span><text:span text:style-name="T18">ari</text:span><text:span text:style-name="T18">o</text:span></text:p>
          </draw:text-box>
        </draw:frame>
        <draw:custom-shape draw:style-name="gr107" draw:text-style-name="P103" draw:layer="layout" svg:width="1.978cm" svg:height="1.978cm" svg:x="14.966cm" svg:y="24.56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8" draw:text-style-name="P104" draw:layer="layout" svg:width="1.978cm" svg:height="1.978cm" svg:x="25.042cm" svg:y="26.66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1" draw:text-style-name="P80" draw:layer="layout" svg:width="6.736cm" svg:height="2.876cm" svg:x="2.662cm" svg:y="17.203cm">
          <text:p text:style-name="P79"><text:span text:style-name="T26">On-chain User or DAO</text:span></text:p>
          <text:p text:style-name="P79"><text:span text:style-name="T26">Realm Owner</text:span></text:p>
          <draw:enhanced-geometry svg:viewBox="0 0 21600 21600" draw:mirror-horizontal="false" draw:mirror-vertical="false" draw:text-areas="800 800 20800 20800" draw:type="round-rectangular-callout" draw:modifiers="11548.6418287071 -5060.27111574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8" draw:text-style-name="P66" draw:layer="layout" svg:width="2.148cm" svg:height="0.763cm" svg:x="5.056cm" svg:y="13.492cm">
          <draw:text-box>
            <text:p text:style-name="P60"><text:span text:style-name="T30">User 1</text:span></text:p>
          </draw:text-box>
        </draw:frame>
        <draw:frame draw:style-name="gr70" draw:text-style-name="P68" draw:layer="layout" svg:width="2.148cm" svg:height="0.763cm" svg:x="16.958cm" svg:y="25.234cm">
          <draw:text-box>
            <text:p text:style-name="P60"><text:span text:style-name="T31">User 4</text:span></text:p>
          </draw:text-box>
        </draw:frame>
        <draw:frame draw:style-name="gr70" draw:text-style-name="P68" draw:layer="layout" svg:width="2.148cm" svg:height="0.763cm" svg:x="27.258cm" svg:y="27.245cm">
          <draw:text-box>
            <text:p text:style-name="P60"><text:span text:style-name="T31">User 5</text:span></text:p>
          </draw:text-box>
        </draw:frame>
        <draw:connector draw:style-name="gr94" draw:text-style-name="P15" draw:layer="layout" draw:type="curve" svg:x1="15.839cm" svg:y1="17.487cm" svg:x2="15.839cm" svg:y2="10.891cm" svg:d="M15839 17487v-6596" svg:viewBox="0 0 1 6597">
          <text:p/>
        </draw:connector>
        <draw:connector draw:style-name="gr95" draw:text-style-name="P15" draw:layer="layout" draw:type="curve" draw:line-skew="0.063cm" svg:x1="15.839cm" svg:y1="10.891cm" svg:x2="26.031cm" svg:y2="10.892cm" svg:d="M15839 10891c0 847 10192 847 10192 1" svg:viewBox="0 0 10193 636">
          <text:p/>
        </draw:connector>
        <draw:connector draw:style-name="gr94" draw:text-style-name="P15" draw:layer="layout" draw:type="curve" svg:x1="26.031cm" svg:y1="17.487cm" svg:x2="26.031cm" svg:y2="10.892cm" svg:d="M26031 17487v-6595" svg:viewBox="0 0 1 6596">
          <text:p/>
        </draw:connector>
        <draw:connector draw:style-name="gr84" draw:text-style-name="P15" draw:layer="layout" draw:type="curve" svg:x1="26.031cm" svg:y1="22.787cm" svg:x2="26.031cm" svg:y2="20.993cm" svg:d="M26031 22787v-1794" svg:viewBox="0 0 1 1795">
          <text:p/>
        </draw:connector>
        <draw:custom-shape draw:style-name="gr109" draw:text-style-name="P104" draw:layer="layout" svg:width="0.949cm" svg:height="0.948cm" svg:x="25.556cm" svg:y="20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5" draw:text-style-name="P81" draw:layer="layout" draw:type="curve" svg:x1="34.249cm" svg:y1="26.845cm" svg:x2="37.101cm" svg:y2="26.896cm" svg:d="M34249 26845c2139 0 713 51 2852 51" svg:viewBox="0 0 2853 52">
          <text:p/>
        </draw:connector>
        <draw:frame draw:style-name="gr63" draw:text-style-name="P82" draw:layer="layout" svg:width="8.145cm" svg:height="1.505cm" svg:x="34.018cm" svg:y="27.112cm">
          <draw:text-box>
            <text:p><text:span text:style-name="T40">Rout</text:span><text:span text:style-name="T40">er-to-</text:span><text:span text:style-name="T40">Rout</text:span><text:span text:style-name="T40">er </text:span><text:span text:style-name="T40">Link </text:span><text:span text:style-name="T40">with </text:span><text:span text:style-name="T40">End-</text:span><text:span text:style-name="T40">to-</text:span><text:span text:style-name="T40">End </text:span><text:span text:style-name="T40">Encr</text:span><text:span text:style-name="T40">yptio</text:span><text:span text:style-name="T40">n</text:span></text:p>
          </draw:text-box>
        </draw:frame>
        <draw:connector draw:style-name="gr86" draw:text-style-name="P81" draw:layer="layout" draw:type="curve" svg:x1="34.25cm" svg:y1="24.975cm" svg:x2="37.102cm" svg:y2="25.026cm" svg:d="M34250 24975c2139 0 713 51 2852 51" svg:viewBox="0 0 2853 52">
          <text:p/>
        </draw:connector>
        <draw:frame draw:style-name="gr87" draw:text-style-name="P82" draw:layer="layout" svg:width="8.145cm" svg:height="1.207cm" svg:x="34.019cm" svg:y="25.242cm">
          <draw:text-box>
            <text:p><text:span text:style-name="T40">Regu</text:span><text:span text:style-name="T40">lar </text:span><text:span text:style-name="T40">WAM</text:span><text:span text:style-name="T40">P</text:span></text:p>
          </draw:text-box>
        </draw:frame>
        <draw:custom-shape draw:style-name="gr62" draw:text-style-name="P85" draw:layer="layout" svg:width="5.205cm" svg:height="2.21cm" svg:x="3.523cm" svg:y="10.826cm">
          <text:p text:style-name="P83"><text:span text:style-name="T41">EIP712AuthorityCertificate</text:span></text:p>
          <text:p text:style-name="P84"><text:span text:style-name="T42">Issuer</text:span><text:span text:style-name="T43">: User 1</text:span></text:p>
          <text:p text:style-name="P84"><text:span text:style-name="T42">Subject</text:span><text:span text:style-name="T43">: User 1</text:span></text:p>
          <text:p text:style-name="P84"><text:span text:style-name="T43">Realm: x5F0c...</text:span></text:p>
          <text:p text:style-name="P84"><text:span text:style-name="T43">Capabilities: Root CA</text:span></text:p>
          <draw:enhanced-geometry svg:viewBox="0 0 21600 21600" draw:type="rectangle" draw:enhanced-path="M 0 0 L 21600 0 21600 21600 0 21600 0 0 Z N"/>
        </draw:custom-shape>
        <draw:custom-shape draw:style-name="gr62" draw:text-style-name="P93" draw:layer="layout" svg:width="5.205cm" svg:height="2.21cm" svg:x="19.144cm" svg:y="26.49cm">
          <text:p text:style-name="P92"><text:span text:style-name="T46">EIP712AuthorityCertificate</text:span></text:p>
          <text:p text:style-name="P92"><text:span text:style-name="T47">Issuer</text:span><text:span text:style-name="T48">: User 1</text:span></text:p>
          <text:p text:style-name="P92"><text:span text:style-name="T47">Subject</text:span><text:span text:style-name="T48">: User 5</text:span></text:p>
          <text:p text:style-name="P92"><text:span text:style-name="T48">Realm: x5F0c...</text:span></text:p>
          <text:p text:style-name="P92"><text:span text:style-name="T48">Capabilities: Gateway CA</text:span></text:p>
          <draw:enhanced-geometry svg:viewBox="0 0 21600 21600" draw:type="rectangle" draw:enhanced-path="M 0 0 L 21600 0 21600 21600 0 21600 0 0 Z N"/>
        </draw:custom-shape>
        <draw:custom-shape draw:style-name="gr110" draw:text-style-name="P109" draw:layer="layout" svg:width="5.205cm" svg:height="1.637cm" svg:x="19.144cm" svg:y="27.063cm">
          <text:p text:style-name="P94"><text:span text:style-name="T49">Issuer</text:span><text:span text:style-name="T50">: User 1</text:span></text:p>
          <text:p text:style-name="P94"><text:span text:style-name="T49">Subject</text:span><text:span text:style-name="T50">: User 5</text:span></text:p>
          <text:p text:style-name="P94"><text:span text:style-name="T50">Realm: x5F0c...</text:span></text:p>
          <text:p text:style-name="P94"><text:span text:style-name="T50">Capabilities: Gateway CA</text:span></text:p>
          <draw:enhanced-geometry svg:viewBox="0 0 21600 21600" draw:type="rectangle" draw:enhanced-path="M 0 0 L 21600 0 21600 21600 0 21600 0 0 Z N"/>
        </draw:custom-shape>
        <draw:custom-shape draw:style-name="gr62" draw:text-style-name="P93" draw:layer="layout" svg:width="5.205cm" svg:height="2.21cm" svg:x="9.216cm" svg:y="24.424cm">
          <text:p text:style-name="P92"><text:span text:style-name="T46">EIP712AuthorityCertificate</text:span></text:p>
          <text:p text:style-name="P92"><text:span text:style-name="T47">Issuer</text:span><text:span text:style-name="T48">: User 1</text:span></text:p>
          <text:p text:style-name="P92"><text:span text:style-name="T47">Subject</text:span><text:span text:style-name="T48">: User 5</text:span></text:p>
          <text:p text:style-name="P92"><text:span text:style-name="T48">Realm: x5F0c...</text:span></text:p>
          <text:p text:style-name="P92"><text:span text:style-name="T48">Capabilities: Gateway CA</text:span></text:p>
          <draw:enhanced-geometry svg:viewBox="0 0 21600 21600" draw:type="rectangle" draw:enhanced-path="M 0 0 L 21600 0 21600 21600 0 21600 0 0 Z N"/>
        </draw:custom-shape>
        <draw:custom-shape draw:style-name="gr111" draw:text-style-name="P110" draw:layer="layout" svg:width="5.205cm" svg:height="1.637cm" svg:x="9.216cm" svg:y="24.997cm">
          <text:p text:style-name="P94"><text:span text:style-name="T49">Issuer</text:span><text:span text:style-name="T50">: User 1</text:span></text:p>
          <text:p text:style-name="P94"><text:span text:style-name="T49">Subject</text:span><text:span text:style-name="T50">: User 4</text:span></text:p>
          <text:p text:style-name="P94"><text:span text:style-name="T50">Realm: x5F0c...</text:span></text:p>
          <text:p text:style-name="P94"><text:span text:style-name="T50">Capabilities: Gateway CA</text:span></text:p>
          <draw:enhanced-geometry svg:viewBox="0 0 21600 21600" draw:type="rectangle" draw:enhanced-path="M 0 0 L 21600 0 21600 21600 0 21600 0 0 Z N"/>
        </draw:custom-shape>
        <draw:connector draw:style-name="gr88" draw:text-style-name="P65" draw:layer="layout" draw:type="curve" svg:x1="15.826cm" svg:y1="17.514cm" svg:x2="26.018cm" svg:y2="21.02cm" svg:d="M15826 17514c0-750 5117-500 5117 1753 0 2254 5075 2504 5075 1753" svg:viewBox="0 0 10193 4268">
          <text:p/>
        </draw:connector>
        <draw:custom-shape draw:style-name="gr69" draw:text-style-name="P67" draw:layer="layout" svg:width="1.978cm" svg:height="1.978cm" svg:x="10.678cm" svg:y="5.58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1" draw:text-style-name="P69" draw:layer="layout" svg:width="1.978cm" svg:height="1.978cm" svg:x="21.254cm" svg:y="5.58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70" draw:text-style-name="P68" draw:layer="layout" svg:width="2.148cm" svg:height="0.763cm" svg:x="10.54cm" svg:y="4.753cm">
          <draw:text-box>
            <text:p text:style-name="P60"><text:span text:style-name="T31">User 2</text:span></text:p>
          </draw:text-box>
        </draw:frame>
        <draw:frame draw:style-name="gr70" draw:text-style-name="P68" draw:layer="layout" svg:width="2.148cm" svg:height="0.763cm" svg:x="21.099cm" svg:y="4.859cm">
          <draw:text-box>
            <text:p text:style-name="P60"><text:span text:style-name="T31">User 3</text:span></text:p>
          </draw:text-box>
        </draw:frame>
        <draw:custom-shape draw:style-name="gr62" draw:text-style-name="P93" draw:layer="layout" svg:width="5.205cm" svg:height="2.21cm" svg:x="23.693cm" svg:y="5.417cm">
          <text:p text:style-name="P92"><text:span text:style-name="T46">EIP712AuthorityCertificate</text:span></text:p>
          <text:p text:style-name="P92"><text:span text:style-name="T47">Issuer</text:span><text:span text:style-name="T48">: User 1</text:span></text:p>
          <text:p text:style-name="P92"><text:span text:style-name="T47">Subject</text:span><text:span text:style-name="T48">: User 5</text:span></text:p>
          <text:p text:style-name="P92"><text:span text:style-name="T48">Realm: x5F0c...</text:span></text:p>
          <text:p text:style-name="P92"><text:span text:style-name="T48">Capabilities: Gateway CA</text:span></text:p>
          <draw:enhanced-geometry svg:viewBox="0 0 21600 21600" draw:type="rectangle" draw:enhanced-path="M 0 0 L 21600 0 21600 21600 0 21600 0 0 Z N"/>
        </draw:custom-shape>
        <draw:custom-shape draw:style-name="gr97" draw:text-style-name="P95" draw:layer="layout" svg:width="5.205cm" svg:height="1.637cm" svg:x="23.693cm" svg:y="5.99cm">
          <text:p text:style-name="P94"><text:span text:style-name="T49">Issuer</text:span><text:span text:style-name="T50">: User 1</text:span></text:p>
          <text:p text:style-name="P94"><text:span text:style-name="T49">Subject</text:span><text:span text:style-name="T50">: User 3</text:span></text:p>
          <text:p text:style-name="P94"><text:span text:style-name="T50">Realm: x5F0c...</text:span></text:p>
          <text:p text:style-name="P94"><text:span text:style-name="T50">Capabilities: Relay CA</text:span></text:p>
          <draw:enhanced-geometry svg:viewBox="0 0 21600 21600" draw:type="rectangle" draw:enhanced-path="M 0 0 L 21600 0 21600 21600 0 21600 0 0 Z N"/>
        </draw:custom-shape>
        <draw:custom-shape draw:style-name="gr62" draw:text-style-name="P93" draw:layer="layout" svg:width="5.205cm" svg:height="2.21cm" svg:x="13.487cm" svg:y="5.443cm">
          <text:p text:style-name="P92"><text:span text:style-name="T46">EIP712AuthorityCertificate</text:span></text:p>
          <text:p text:style-name="P92"><text:span text:style-name="T47">Issuer</text:span><text:span text:style-name="T48">: User 1</text:span></text:p>
          <text:p text:style-name="P92"><text:span text:style-name="T47">Subject</text:span><text:span text:style-name="T48">: User 5</text:span></text:p>
          <text:p text:style-name="P92"><text:span text:style-name="T48">Realm: x5F0c...</text:span></text:p>
          <text:p text:style-name="P92"><text:span text:style-name="T48">Capabilities: Gateway CA</text:span></text:p>
          <draw:enhanced-geometry svg:viewBox="0 0 21600 21600" draw:type="rectangle" draw:enhanced-path="M 0 0 L 21600 0 21600 21600 0 21600 0 0 Z N"/>
        </draw:custom-shape>
        <draw:custom-shape draw:style-name="gr98" draw:text-style-name="P96" draw:layer="layout" svg:width="5.205cm" svg:height="1.637cm" svg:x="13.487cm" svg:y="6.016cm">
          <text:p text:style-name="P94"><text:span text:style-name="T49">Issuer</text:span><text:span text:style-name="T50">: User 1</text:span></text:p>
          <text:p text:style-name="P94"><text:span text:style-name="T49">Subject</text:span><text:span text:style-name="T50">: User 2</text:span></text:p>
          <text:p text:style-name="P94"><text:span text:style-name="T50">Realm: x5F0c...</text:span></text:p>
          <text:p text:style-name="P94"><text:span text:style-name="T50">Capabilities: Relay CA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15:02:34.409054420</meta:creation-date>
    <dc:date>2022-08-12T19:31:26.093818897</dc:date>
    <meta:editing-duration>PT3H38M43S</meta:editing-duration>
    <meta:editing-cycles>60</meta:editing-cycles>
    <meta:generator>LibreOffice/6.4.7.2$Linux_X86_64 LibreOffice_project/40$Build-2</meta:generator>
    <meta:document-statistic meta:object-count="257"/>
  </office:meta>
</office:document-meta>
</file>